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T56" style:family="table">
      <style:table-properties style:vertical-align="top"/>
    </style:style>
    <style:style style:name="T59" style:family="table">
      <style:table-properties style:vertical-align="top"/>
    </style:style>
    <style:style style:name="T60" style:family="table">
      <style:table-properties/>
    </style:style>
    <style:style style:name="T63" style:family="table">
      <style:table-properties/>
    </style:style>
    <style:style style:name="T160" style:family="table">
      <style:table-properties/>
    </style:style>
    <style:style style:name="T62" style:family="table">
      <style:table-properties style:vertical-align="top"/>
    </style:style>
    <style:style style:name="T163" style:family="table">
      <style:table-properties/>
    </style:style>
    <style:style style:name="T33" style:family="table">
      <style:table-properties style:vertical-align="top"/>
    </style:style>
    <style:style style:name="T162" style:family="table">
      <style:table-properties style:vertical-align="top"/>
    </style:style>
    <style:style style:name="T165" style:family="table">
      <style:table-properties style:vertical-align="top"/>
    </style:style>
    <style:style style:name="T166" style:family="table">
      <style:table-properties/>
    </style:style>
    <style:style style:name="T36" style:family="table">
      <style:table-properties style:vertical-align="top"/>
    </style:style>
    <style:style style:name="T169" style:family="table">
      <style:table-properties/>
    </style:style>
    <style:style style:name="T39" style:family="table">
      <style:table-properties/>
    </style:style>
    <style:style style:name="T168" style:family="table">
      <style:table-properties style:vertical-align="top"/>
    </style:style>
    <style:style style:name="T38" style:family="table">
      <style:table-properties/>
    </style:style>
    <style:style style:name="T171" style:family="table">
      <style:table-properties style:vertical-align="top"/>
    </style:style>
    <style:style style:name="T41" style:family="table">
      <style:table-properties style:vertical-align="top"/>
    </style:style>
    <style:style style:name="T42" style:family="table">
      <style:table-properties/>
    </style:style>
    <style:style style:name="T45" style:family="table">
      <style:table-properties/>
    </style:style>
    <style:style style:name="T44" style:family="table">
      <style:table-properties style:vertical-align="top"/>
    </style:style>
    <style:style style:name="T47" style:family="table">
      <style:table-properties style:vertical-align="top"/>
    </style:style>
    <style:style style:name="T144" style:family="table">
      <style:table-properties/>
    </style:style>
    <style:style style:name="T147" style:family="table">
      <style:table-properties/>
    </style:style>
    <style:style style:name="T146" style:family="table">
      <style:table-properties style:vertical-align="top"/>
    </style:style>
    <style:style style:name="T16" style:family="table">
      <style:table-properties/>
    </style:style>
    <style:style style:name="T149" style:family="table">
      <style:table-properties style:vertical-align="top"/>
    </style:style>
    <style:style style:name="T19" style:family="table">
      <style:table-properties/>
    </style:style>
    <style:style style:name="T18" style:family="table">
      <style:table-properties style:vertical-align="top"/>
    </style:style>
    <style:style style:name="T21" style:family="table">
      <style:table-properties style:vertical-align="top"/>
    </style:style>
    <style:style style:name="T153" style:family="table">
      <style:table-properties/>
    </style:style>
    <style:style style:name="T152" style:family="table">
      <style:table-properties style:vertical-align="top"/>
    </style:style>
    <style:style style:name="T22" style:family="table">
      <style:table-properties/>
    </style:style>
    <style:style style:name="T25" style:family="table">
      <style:table-properties/>
    </style:style>
    <style:style style:name="T154" style:family="table">
      <style:table-properties/>
    </style:style>
    <style:style style:name="T24" style:family="table">
      <style:table-properties style:vertical-align="top"/>
    </style:style>
    <style:style style:name="T157" style:family="table">
      <style:table-properties/>
    </style:style>
    <style:style style:name="T27" style:family="table">
      <style:table-properties style:vertical-align="top"/>
    </style:style>
    <style:style style:name="T156" style:family="table">
      <style:table-properties style:vertical-align="top"/>
    </style:style>
    <style:style style:name="T159" style:family="table">
      <style:table-properties style:vertical-align="top"/>
    </style:style>
    <style:style style:name="T28" style:family="table">
      <style:table-properties/>
    </style:style>
    <style:style style:name="T129" style:family="table">
      <style:table-properties/>
    </style:style>
    <style:style style:name="T31" style:family="table">
      <style:table-properties/>
    </style:style>
    <style:style style:name="T128" style:family="table">
      <style:table-properties style:vertical-align="top"/>
    </style:style>
    <style:style style:name="T30" style:family="table">
      <style:table-properties style:vertical-align="top"/>
    </style:style>
    <style:style style:name="T131" style:family="table">
      <style:table-properties style:vertical-align="top"/>
    </style:style>
    <style:style style:name="p1" style:family="paragraph">
      <style:paragraph-properties/>
    </style:style>
    <style:style style:name="c0" style:family="text">
      <style:text-properties fo:font-family="Sans"/>
    </style:style>
    <style:style style:name="T132" style:family="table">
      <style:table-properties/>
    </style:style>
    <style:style style:name="p3" style:family="paragraph">
      <style:paragraph-properties fo:margin-top="12pt" fo:margin-bottom="9pt"/>
    </style:style>
    <style:style style:name="T135" style:family="table">
      <style:table-properties/>
    </style:style>
    <style:style style:name="T134" style:family="table">
      <style:table-properties style:vertical-align="top"/>
    </style:style>
    <style:style style:name="p5" style:family="paragraph">
      <style:paragraph-properties fo:margin-top="10.5pt" fo:margin-bottom="9pt"/>
    </style:style>
    <style:style style:name="c4" style:family="text">
      <style:text-properties fo:font-weight="bold" fo:font-family="Sans"/>
    </style:style>
    <style:style style:name="T137" style:family="table">
      <style:table-properties style:vertical-align="top"/>
    </style:style>
    <style:style style:name="s7" style:family="section">
      <style:section-properties fo:margin-top="0pt" fo:margin-bottom="0pt" fo:margin-left="0pt" fo:margin-right="0pt"/>
    </style:style>
    <style:style style:name="c6" style:family="text">
      <style:text-properties fo:font-weight="bold" fo:font-family="Sans"/>
    </style:style>
    <style:style style:name="T138" style:family="table">
      <style:table-properties/>
    </style:style>
    <style:style style:name="T8" style:family="table">
      <style:table-properties/>
    </style:style>
    <style:style style:name="T141" style:family="table">
      <style:table-properties/>
    </style:style>
    <style:style style:name="T140" style:family="table">
      <style:table-properties style:vertical-align="top"/>
    </style:style>
    <style:style style:name="p11" style:family="paragraph">
      <style:paragraph-properties fo:text-align="start"/>
    </style:style>
    <style:style style:name="T143" style:family="table">
      <style:table-properties style:vertical-align="top"/>
    </style:style>
    <style:style style:name="T13" style:family="table">
      <style:table-properties style:vertical-align="top"/>
    </style:style>
    <style:style style:name="c14" style:family="text">
      <style:text-properties fo:font-family="Sans" style:text-position="100%"/>
    </style:style>
    <style:style style:name="T115" style:family="table">
      <style:table-properties/>
    </style:style>
    <style:style style:name="T114" style:family="table">
      <style:table-properties style:vertical-align="top"/>
    </style:style>
    <style:style style:name="T116" style:family="table">
      <style:table-properties/>
    </style:style>
    <style:style style:name="T118" style:family="table">
      <style:table-properties style:vertical-align="top"/>
    </style:style>
    <style:style style:name="T121" style:family="table">
      <style:table-properties style:vertical-align="top"/>
    </style:style>
    <style:style style:name="T123" style:family="table">
      <style:table-properties/>
    </style:style>
    <style:style style:name="T122" style:family="table">
      <style:table-properties/>
    </style:style>
    <style:style style:name="T125" style:family="table">
      <style:table-properties style:vertical-align="top"/>
    </style:style>
    <style:style style:name="T126" style:family="table">
      <style:table-properties/>
    </style:style>
    <style:style style:name="T96" style:family="table">
      <style:table-properties/>
    </style:style>
    <style:style style:name="T99" style:family="table">
      <style:table-properties/>
    </style:style>
    <style:style style:name="T98" style:family="table">
      <style:table-properties style:vertical-align="top"/>
    </style:style>
    <style:style style:name="T101" style:family="table">
      <style:table-properties style:vertical-align="top"/>
    </style:style>
    <style:style style:name="T102" style:family="table">
      <style:table-properties/>
    </style:style>
    <style:style style:name="T104" style:family="table">
      <style:table-properties style:vertical-align="top"/>
    </style:style>
    <style:style style:name="T107" style:family="table">
      <style:table-properties style:vertical-align="top"/>
    </style:style>
    <style:style style:name="T109" style:family="table">
      <style:table-properties/>
    </style:style>
    <style:style style:name="T108" style:family="table">
      <style:table-properties/>
    </style:style>
    <style:style style:name="T111" style:family="table">
      <style:table-properties style:vertical-align="top"/>
    </style:style>
    <style:style style:name="T81" style:family="table">
      <style:table-properties/>
    </style:style>
    <style:style style:name="T80" style:family="table">
      <style:table-properties style:vertical-align="top"/>
    </style:style>
    <style:style style:name="T83" style:family="table">
      <style:table-properties style:vertical-align="top"/>
    </style:style>
    <style:style style:name="T84" style:family="table">
      <style:table-properties/>
    </style:style>
    <style:style style:name="T87" style:family="table">
      <style:table-properties/>
    </style:style>
    <style:style style:name="T86" style:family="table">
      <style:table-properties style:vertical-align="top"/>
    </style:style>
    <style:style style:name="T89" style:family="table">
      <style:table-properties style:vertical-align="top"/>
    </style:style>
    <style:style style:name="T90" style:family="table">
      <style:table-properties/>
    </style:style>
    <style:style style:name="T93" style:family="table">
      <style:table-properties/>
    </style:style>
    <style:style style:name="T92" style:family="table">
      <style:table-properties style:vertical-align="top"/>
    </style:style>
    <style:style style:name="T95" style:family="table">
      <style:table-properties style:vertical-align="top"/>
    </style:style>
    <style:style style:name="T65" style:family="table">
      <style:table-properties style:vertical-align="top"/>
    </style:style>
    <style:style style:name="T66" style:family="table">
      <style:table-properties/>
    </style:style>
    <style:style style:name="T69" style:family="table">
      <style:table-properties/>
    </style:style>
    <style:style style:name="T68" style:family="table">
      <style:table-properties style:vertical-align="top"/>
    </style:style>
    <style:style style:name="T71" style:family="table">
      <style:table-properties style:vertical-align="top"/>
    </style:style>
    <style:style style:name="T72" style:family="table">
      <style:table-properties/>
    </style:style>
    <style:style style:name="T75" style:family="table">
      <style:table-properties/>
    </style:style>
    <style:style style:name="T74" style:family="table">
      <style:table-properties style:vertical-align="top"/>
    </style:style>
    <style:style style:name="T77" style:family="table">
      <style:table-properties style:vertical-align="top"/>
    </style:style>
    <style:style style:name="T78" style:family="table">
      <style:table-properties/>
    </style:style>
    <style:style style:name="T48" style:family="table">
      <style:table-properties/>
    </style:style>
    <style:style style:name="T51" style:family="table">
      <style:table-properties/>
    </style:style>
    <style:style style:name="T50" style:family="table">
      <style:table-properties style:vertical-align="top"/>
    </style:style>
    <style:style style:name="T53" style:family="table">
      <style:table-properties style:vertical-align="top"/>
    </style:style>
    <style:style style:name="T54" style:family="table">
      <style:table-properties/>
    </style:style>
    <style:style style:name="T57" style:family="table">
      <style:table-properties/>
    </style:style>
  </office:automatic-styles>
  <office:body>
    <office:text>
      <text:p text:style-name="p3"><text:span text:style-name="c4">Proyecto:rrh</text:span></text:p>
      <text:p text:style-name="p5"><text:span text:style-name="c6">rrh_gusua</text:span></text:p>
      <table:table>
        <table:table-column table:number-columns-repeated="5"/>
        <table:table-row>
          <table:table-cell table:style-name="T13">
            <text:p text:style-name="p11"><text:span text:style-name="c14">Nº</text:span></text:p>
          </table:table-cell>
          <table:table-cell table:style-name="T13">
            <text:p text:style-name="p11"><text:span text:style-name="c14">Atributo</text:span></text:p>
          </table:table-cell>
          <table:table-cell table:style-name="T13">
            <text:p text:style-name="p11"><text:span text:style-name="c14">Llave Primaria</text:span></text:p>
          </table:table-cell>
          <table:table-cell table:style-name="T13">
            <text:p text:style-name="p11"><text:span text:style-name="c14">Nulo</text:span></text:p>
          </table:table-cell>
          <table:table-cell table:style-name="T13">
            <text:p text:style-name="p11"><text:span text:style-name="c14">Descripción</text:span></text:p>
          </table:table-cell>
        </table:table-row>
        <table:table-row>
          <table:table-cell table:style-name="T13">
            <text:p text:style-name="p11"><text:span text:style-name="c14">1</text:span></text:p>
          </table:table-cell>
          <table:table-cell table:style-name="T13">
            <text:p text:style-name="p11"><text:span text:style-name="c14">id_rrh_gusua</text:span></text:p>
          </table:table-cell>
          <table:table-cell table:style-name="T13">
            <text:p text:style-name="p11"><text:span text:style-name="c14">SÍ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/>
          </table:table-cell>
        </table:table-row>
        <table:table-row>
          <table:table-cell table:style-name="T13">
            <text:p text:style-name="p11"><text:span text:style-name="c14">2</text:span></text:p>
          </table:table-cell>
          <table:table-cell table:style-name="T13">
            <text:p text:style-name="p11"><text:span text:style-name="c14">gus_descr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/>
          </table:table-cell>
        </table:table-row>
        <table:table-row>
          <table:table-cell table:style-name="T13">
            <text:p text:style-name="p11"><text:span text:style-name="c14">3</text:span></text:p>
          </table:table-cell>
          <table:table-cell table:style-name="T13">
            <text:p text:style-name="p11"><text:span text:style-name="c14">gus_obser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/>
          </table:table-cell>
        </table:table-row>
        <table:table-row>
          <table:table-cell table:style-name="T13">
            <text:p text:style-name="p11"><text:span text:style-name="c14">4</text:span></text:p>
          </table:table-cell>
          <table:table-cell table:style-name="T13">
            <text:p text:style-name="p11"><text:span text:style-name="c14">gus_color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/>
          </table:table-cell>
        </table:table-row>
        <table:table-row>
          <table:table-cell table:style-name="T13">
            <text:p text:style-name="p11"><text:span text:style-name="c14">5</text:span></text:p>
          </table:table-cell>
          <table:table-cell table:style-name="T13">
            <text:p text:style-name="p11"><text:span text:style-name="c14">fk_id_rrh_estat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NO</text:span></text:p>
          </table:table-cell>
          <table:table-cell table:style-name="T13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zopos</text:span></text:p>
      <table:table>
        <table:table-column table:number-columns-repeated="5"/>
        <table:table-row>
          <table:table-cell table:style-name="T18">
            <text:p text:style-name="p11"><text:span text:style-name="c14">Nº</text:span></text:p>
          </table:table-cell>
          <table:table-cell table:style-name="T18">
            <text:p text:style-name="p11"><text:span text:style-name="c14">Atributo</text:span></text:p>
          </table:table-cell>
          <table:table-cell table:style-name="T18">
            <text:p text:style-name="p11"><text:span text:style-name="c14">Llave Primaria</text:span></text:p>
          </table:table-cell>
          <table:table-cell table:style-name="T18">
            <text:p text:style-name="p11"><text:span text:style-name="c14">Nulo</text:span></text:p>
          </table:table-cell>
          <table:table-cell table:style-name="T18">
            <text:p text:style-name="p11"><text:span text:style-name="c14">Descripción</text:span></text:p>
          </table:table-cell>
        </table:table-row>
        <table:table-row>
          <table:table-cell table:style-name="T18">
            <text:p text:style-name="p11"><text:span text:style-name="c14">1</text:span></text:p>
          </table:table-cell>
          <table:table-cell table:style-name="T18">
            <text:p text:style-name="p11"><text:span text:style-name="c14">id_rrh_zopos</text:span></text:p>
          </table:table-cell>
          <table:table-cell table:style-name="T18">
            <text:p text:style-name="p11"><text:span text:style-name="c14">SÍ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/>
          </table:table-cell>
        </table:table-row>
        <table:table-row>
          <table:table-cell table:style-name="T18">
            <text:p text:style-name="p11"><text:span text:style-name="c14">2</text:span></text:p>
          </table:table-cell>
          <table:table-cell table:style-name="T18">
            <text:p text:style-name="p11"><text:span text:style-name="c14">zop_descr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/>
          </table:table-cell>
        </table:table-row>
        <table:table-row>
          <table:table-cell table:style-name="T18">
            <text:p text:style-name="p11"><text:span text:style-name="c14">3</text:span></text:p>
          </table:table-cell>
          <table:table-cell table:style-name="T18">
            <text:p text:style-name="p11"><text:span text:style-name="c14">zop_ciuda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/>
          </table:table-cell>
        </table:table-row>
        <table:table-row>
          <table:table-cell table:style-name="T18">
            <text:p text:style-name="p11"><text:span text:style-name="c14">4</text:span></text:p>
          </table:table-cell>
          <table:table-cell table:style-name="T18">
            <text:p text:style-name="p11"><text:span text:style-name="c14">zop_estad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/>
          </table:table-cell>
        </table:table-row>
        <table:table-row>
          <table:table-cell table:style-name="T18">
            <text:p text:style-name="p11"><text:span text:style-name="c14">5</text:span></text:p>
          </table:table-cell>
          <table:table-cell table:style-name="T18">
            <text:p text:style-name="p11"><text:span text:style-name="c14">fk_id_rrh_estat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NO</text:span></text:p>
          </table:table-cell>
          <table:table-cell table:style-name="T18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codci</text:span></text:p>
      <table:table>
        <table:table-column table:number-columns-repeated="5"/>
        <table:table-row>
          <table:table-cell table:style-name="T21">
            <text:p text:style-name="p11"><text:span text:style-name="c14">Nº</text:span></text:p>
          </table:table-cell>
          <table:table-cell table:style-name="T21">
            <text:p text:style-name="p11"><text:span text:style-name="c14">Atributo</text:span></text:p>
          </table:table-cell>
          <table:table-cell table:style-name="T21">
            <text:p text:style-name="p11"><text:span text:style-name="c14">Llave Primaria</text:span></text:p>
          </table:table-cell>
          <table:table-cell table:style-name="T21">
            <text:p text:style-name="p11"><text:span text:style-name="c14">Nulo</text:span></text:p>
          </table:table-cell>
          <table:table-cell table:style-name="T21">
            <text:p text:style-name="p11"><text:span text:style-name="c14">Descripción</text:span></text:p>
          </table:table-cell>
        </table:table-row>
        <table:table-row>
          <table:table-cell table:style-name="T21">
            <text:p text:style-name="p11"><text:span text:style-name="c14">1</text:span></text:p>
          </table:table-cell>
          <table:table-cell table:style-name="T21">
            <text:p text:style-name="p11"><text:span text:style-name="c14">id_rrh_codci</text:span></text:p>
          </table:table-cell>
          <table:table-cell table:style-name="T21">
            <text:p text:style-name="p11"><text:span text:style-name="c14">SÍ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/>
          </table:table-cell>
        </table:table-row>
        <table:table-row>
          <table:table-cell table:style-name="T21">
            <text:p text:style-name="p11"><text:span text:style-name="c14">2</text:span></text:p>
          </table:table-cell>
          <table:table-cell table:style-name="T21">
            <text:p text:style-name="p11"><text:span text:style-name="c14">cod_ciuda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/>
          </table:table-cell>
        </table:table-row>
        <table:table-row>
          <table:table-cell table:style-name="T21">
            <text:p text:style-name="p11"><text:span text:style-name="c14">3</text:span></text:p>
          </table:table-cell>
          <table:table-cell table:style-name="T21">
            <text:p text:style-name="p11"><text:span text:style-name="c14">cod_estad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/>
          </table:table-cell>
        </table:table-row>
        <table:table-row>
          <table:table-cell table:style-name="T21">
            <text:p text:style-name="p11"><text:span text:style-name="c14">4</text:span></text:p>
          </table:table-cell>
          <table:table-cell table:style-name="T21">
            <text:p text:style-name="p11"><text:span text:style-name="c14">cod_numer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/>
          </table:table-cell>
        </table:table-row>
        <table:table-row>
          <table:table-cell table:style-name="T21">
            <text:p text:style-name="p11"><text:span text:style-name="c14">5</text:span></text:p>
          </table:table-cell>
          <table:table-cell table:style-name="T21">
            <text:p text:style-name="p11"><text:span text:style-name="c14">cod_abrev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/>
          </table:table-cell>
        </table:table-row>
        <table:table-row>
          <table:table-cell table:style-name="T21">
            <text:p text:style-name="p11"><text:span text:style-name="c14">6</text:span></text:p>
          </table:table-cell>
          <table:table-cell table:style-name="T21">
            <text:p text:style-name="p11"><text:span text:style-name="c14">fk_id_rrh_estat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NO</text:span></text:p>
          </table:table-cell>
          <table:table-cell table:style-name="T21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codce</text:span></text:p>
      <table:table>
        <table:table-column table:number-columns-repeated="5"/>
        <table:table-row>
          <table:table-cell table:style-name="T24">
            <text:p text:style-name="p11"><text:span text:style-name="c14">Nº</text:span></text:p>
          </table:table-cell>
          <table:table-cell table:style-name="T24">
            <text:p text:style-name="p11"><text:span text:style-name="c14">Atributo</text:span></text:p>
          </table:table-cell>
          <table:table-cell table:style-name="T24">
            <text:p text:style-name="p11"><text:span text:style-name="c14">Llave Primaria</text:span></text:p>
          </table:table-cell>
          <table:table-cell table:style-name="T24">
            <text:p text:style-name="p11"><text:span text:style-name="c14">Nulo</text:span></text:p>
          </table:table-cell>
          <table:table-cell table:style-name="T24">
            <text:p text:style-name="p11"><text:span text:style-name="c14">Descripción</text:span></text:p>
          </table:table-cell>
        </table:table-row>
        <table:table-row>
          <table:table-cell table:style-name="T24">
            <text:p text:style-name="p11"><text:span text:style-name="c14">1</text:span></text:p>
          </table:table-cell>
          <table:table-cell table:style-name="T24">
            <text:p text:style-name="p11"><text:span text:style-name="c14">id_rrh_codce</text:span></text:p>
          </table:table-cell>
          <table:table-cell table:style-name="T24">
            <text:p text:style-name="p11"><text:span text:style-name="c14">SÍ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/>
          </table:table-cell>
        </table:table-row>
        <table:table-row>
          <table:table-cell table:style-name="T24">
            <text:p text:style-name="p11"><text:span text:style-name="c14">2</text:span></text:p>
          </table:table-cell>
          <table:table-cell table:style-name="T24">
            <text:p text:style-name="p11"><text:span text:style-name="c14">cod_nombr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/>
          </table:table-cell>
        </table:table-row>
        <table:table-row>
          <table:table-cell table:style-name="T24">
            <text:p text:style-name="p11"><text:span text:style-name="c14">3</text:span></text:p>
          </table:table-cell>
          <table:table-cell table:style-name="T24">
            <text:p text:style-name="p11"><text:span text:style-name="c14">cod_celul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/>
          </table:table-cell>
        </table:table-row>
        <table:table-row>
          <table:table-cell table:style-name="T24">
            <text:p text:style-name="p11"><text:span text:style-name="c14">4</text:span></text:p>
          </table:table-cell>
          <table:table-cell table:style-name="T24">
            <text:p text:style-name="p11"><text:span text:style-name="c14">fk_id_rrh_estat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NO</text:span></text:p>
          </table:table-cell>
          <table:table-cell table:style-name="T24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bitac</text:span></text:p>
      <table:table>
        <table:table-column table:number-columns-repeated="5"/>
        <table:table-row>
          <table:table-cell table:style-name="T27">
            <text:p text:style-name="p11"><text:span text:style-name="c14">Nº</text:span></text:p>
          </table:table-cell>
          <table:table-cell table:style-name="T27">
            <text:p text:style-name="p11"><text:span text:style-name="c14">Atributo</text:span></text:p>
          </table:table-cell>
          <table:table-cell table:style-name="T27">
            <text:p text:style-name="p11"><text:span text:style-name="c14">Llave Primaria</text:span></text:p>
          </table:table-cell>
          <table:table-cell table:style-name="T27">
            <text:p text:style-name="p11"><text:span text:style-name="c14">Nulo</text:span></text:p>
          </table:table-cell>
          <table:table-cell table:style-name="T27">
            <text:p text:style-name="p11"><text:span text:style-name="c14">Descripción</text:span></text:p>
          </table:table-cell>
        </table:table-row>
        <table:table-row>
          <table:table-cell table:style-name="T27">
            <text:p text:style-name="p11"><text:span text:style-name="c14">1</text:span></text:p>
          </table:table-cell>
          <table:table-cell table:style-name="T27">
            <text:p text:style-name="p11"><text:span text:style-name="c14">id_rrh_bitac</text:span></text:p>
          </table:table-cell>
          <table:table-cell table:style-name="T27">
            <text:p text:style-name="p11"><text:span text:style-name="c14">SÍ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/>
          </table:table-cell>
        </table:table-row>
        <table:table-row>
          <table:table-cell table:style-name="T27">
            <text:p text:style-name="p11"><text:span text:style-name="c14">2</text:span></text:p>
          </table:table-cell>
          <table:table-cell table:style-name="T27">
            <text:p text:style-name="p11"><text:span text:style-name="c14">bit_fecha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/>
          </table:table-cell>
        </table:table-row>
        <table:table-row>
          <table:table-cell table:style-name="T27">
            <text:p text:style-name="p11"><text:span text:style-name="c14">3</text:span></text:p>
          </table:table-cell>
          <table:table-cell table:style-name="T27">
            <text:p text:style-name="p11"><text:span text:style-name="c14">bit_hora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/>
          </table:table-cell>
        </table:table-row>
        <table:table-row>
          <table:table-cell table:style-name="T27">
            <text:p text:style-name="p11"><text:span text:style-name="c14">4</text:span></text:p>
          </table:table-cell>
          <table:table-cell table:style-name="T27">
            <text:p text:style-name="p11"><text:span text:style-name="c14">bit_movim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/>
          </table:table-cell>
        </table:table-row>
        <table:table-row>
          <table:table-cell table:style-name="T27">
            <text:p text:style-name="p11"><text:span text:style-name="c14">5</text:span></text:p>
          </table:table-cell>
          <table:table-cell table:style-name="T27">
            <text:p text:style-name="p11"><text:span text:style-name="c14">bit_objet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/>
          </table:table-cell>
        </table:table-row>
        <table:table-row>
          <table:table-cell table:style-name="T27">
            <text:p text:style-name="p11"><text:span text:style-name="c14">6</text:span></text:p>
          </table:table-cell>
          <table:table-cell table:style-name="T27">
            <text:p text:style-name="p11"><text:span text:style-name="c14">bit_antes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/>
          </table:table-cell>
        </table:table-row>
        <table:table-row>
          <table:table-cell table:style-name="T27">
            <text:p text:style-name="p11"><text:span text:style-name="c14">7</text:span></text:p>
          </table:table-cell>
          <table:table-cell table:style-name="T27">
            <text:p text:style-name="p11"><text:span text:style-name="c14">bit_ahora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/>
          </table:table-cell>
        </table:table-row>
        <table:table-row>
          <table:table-cell table:style-name="T27">
            <text:p text:style-name="p11"><text:span text:style-name="c14">8</text:span></text:p>
          </table:table-cell>
          <table:table-cell table:style-name="T27">
            <text:p text:style-name="p11"><text:span text:style-name="c14">bit_descr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SÍ</text:span></text:p>
          </table:table-cell>
          <table:table-cell table:style-name="T27">
            <text:p text:style-name="p11"/>
          </table:table-cell>
        </table:table-row>
        <table:table-row>
          <table:table-cell table:style-name="T27">
            <text:p text:style-name="p11"><text:span text:style-name="c14">9</text:span></text:p>
          </table:table-cell>
          <table:table-cell table:style-name="T27">
            <text:p text:style-name="p11"><text:span text:style-name="c14">fk_id_rrh_usuar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NO</text:span></text:p>
          </table:table-cell>
          <table:table-cell table:style-name="T27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usuar</text:span></text:p>
      <table:table>
        <table:table-column table:number-columns-repeated="5"/>
        <table:table-row>
          <table:table-cell table:style-name="T30">
            <text:p text:style-name="p11"><text:span text:style-name="c14">Nº</text:span></text:p>
          </table:table-cell>
          <table:table-cell table:style-name="T30">
            <text:p text:style-name="p11"><text:span text:style-name="c14">Atributo</text:span></text:p>
          </table:table-cell>
          <table:table-cell table:style-name="T30">
            <text:p text:style-name="p11"><text:span text:style-name="c14">Llave Primaria</text:span></text:p>
          </table:table-cell>
          <table:table-cell table:style-name="T30">
            <text:p text:style-name="p11"><text:span text:style-name="c14">Nulo</text:span></text:p>
          </table:table-cell>
          <table:table-cell table:style-name="T30">
            <text:p text:style-name="p11"><text:span text:style-name="c14">Descripción</text:span></text:p>
          </table:table-cell>
        </table:table-row>
        <table:table-row>
          <table:table-cell table:style-name="T30">
            <text:p text:style-name="p11"><text:span text:style-name="c14">1</text:span></text:p>
          </table:table-cell>
          <table:table-cell table:style-name="T30">
            <text:p text:style-name="p11"><text:span text:style-name="c14">id_rrh_usuar</text:span></text:p>
          </table:table-cell>
          <table:table-cell table:style-name="T30">
            <text:p text:style-name="p11"><text:span text:style-name="c14">SÍ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/>
          </table:table-cell>
        </table:table-row>
        <table:table-row>
          <table:table-cell table:style-name="T30">
            <text:p text:style-name="p11"><text:span text:style-name="c14">2</text:span></text:p>
          </table:table-cell>
          <table:table-cell table:style-name="T30">
            <text:p text:style-name="p11"><text:span text:style-name="c14">usu_liter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/>
          </table:table-cell>
        </table:table-row>
        <table:table-row>
          <table:table-cell table:style-name="T30">
            <text:p text:style-name="p11"><text:span text:style-name="c14">3</text:span></text:p>
          </table:table-cell>
          <table:table-cell table:style-name="T30">
            <text:p text:style-name="p11"><text:span text:style-name="c14">usu_cedul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/>
          </table:table-cell>
        </table:table-row>
        <table:table-row>
          <table:table-cell table:style-name="T30">
            <text:p text:style-name="p11"><text:span text:style-name="c14">4</text:span></text:p>
          </table:table-cell>
          <table:table-cell table:style-name="T30">
            <text:p text:style-name="p11"><text:span text:style-name="c14">usu_nomb1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/>
          </table:table-cell>
        </table:table-row>
        <table:table-row>
          <table:table-cell table:style-name="T30">
            <text:p text:style-name="p11"><text:span text:style-name="c14">5</text:span></text:p>
          </table:table-cell>
          <table:table-cell table:style-name="T30">
            <text:p text:style-name="p11"><text:span text:style-name="c14">usu_nomb2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/>
          </table:table-cell>
        </table:table-row>
        <table:table-row>
          <table:table-cell table:style-name="T30">
            <text:p text:style-name="p11"><text:span text:style-name="c14">6</text:span></text:p>
          </table:table-cell>
          <table:table-cell table:style-name="T30">
            <text:p text:style-name="p11"><text:span text:style-name="c14">usu_apel1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/>
          </table:table-cell>
        </table:table-row>
        <table:table-row>
          <table:table-cell table:style-name="T30">
            <text:p text:style-name="p11"><text:span text:style-name="c14">7</text:span></text:p>
          </table:table-cell>
          <table:table-cell table:style-name="T30">
            <text:p text:style-name="p11"><text:span text:style-name="c14">usu_apel2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/>
          </table:table-cell>
        </table:table-row>
        <table:table-row>
          <table:table-cell table:style-name="T30">
            <text:p text:style-name="p11"><text:span text:style-name="c14">8</text:span></text:p>
          </table:table-cell>
          <table:table-cell table:style-name="T30">
            <text:p text:style-name="p11"><text:span text:style-name="c14">usu_fenac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/>
          </table:table-cell>
        </table:table-row>
        <table:table-row>
          <table:table-cell table:style-name="T30">
            <text:p text:style-name="p11"><text:span text:style-name="c14">9</text:span></text:p>
          </table:table-cell>
          <table:table-cell table:style-name="T30">
            <text:p text:style-name="p11"><text:span text:style-name="c14">usu_tehab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/>
          </table:table-cell>
        </table:table-row>
        <table:table-row>
          <table:table-cell table:style-name="T30">
            <text:p text:style-name="p11"><text:span text:style-name="c14">10</text:span></text:p>
          </table:table-cell>
          <table:table-cell table:style-name="T30">
            <text:p text:style-name="p11"><text:span text:style-name="c14">usu_tecel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/>
          </table:table-cell>
        </table:table-row>
        <table:table-row>
          <table:table-cell table:style-name="T30">
            <text:p text:style-name="p11"><text:span text:style-name="c14">11</text:span></text:p>
          </table:table-cell>
          <table:table-cell table:style-name="T30">
            <text:p text:style-name="p11"><text:span text:style-name="c14">usu_direc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/>
          </table:table-cell>
        </table:table-row>
        <table:table-row>
          <table:table-cell table:style-name="T30">
            <text:p text:style-name="p11"><text:span text:style-name="c14">12</text:span></text:p>
          </table:table-cell>
          <table:table-cell table:style-name="T30">
            <text:p text:style-name="p11"><text:span text:style-name="c14">usu_email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/>
          </table:table-cell>
        </table:table-row>
        <table:table-row>
          <table:table-cell table:style-name="T30">
            <text:p text:style-name="p11"><text:span text:style-name="c14">13</text:span></text:p>
          </table:table-cell>
          <table:table-cell table:style-name="T30">
            <text:p text:style-name="p11"><text:span text:style-name="c14">usu_login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/>
          </table:table-cell>
        </table:table-row>
        <table:table-row>
          <table:table-cell table:style-name="T30">
            <text:p text:style-name="p11"><text:span text:style-name="c14">14</text:span></text:p>
          </table:table-cell>
          <table:table-cell table:style-name="T30">
            <text:p text:style-name="p11"><text:span text:style-name="c14">usu_clave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/>
          </table:table-cell>
        </table:table-row>
        <table:table-row>
          <table:table-cell table:style-name="T30">
            <text:p text:style-name="p11"><text:span text:style-name="c14">15</text:span></text:p>
          </table:table-cell>
          <table:table-cell table:style-name="T30">
            <text:p text:style-name="p11"><text:span text:style-name="c14">usu_fehoy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/>
          </table:table-cell>
        </table:table-row>
        <table:table-row>
          <table:table-cell table:style-name="T30">
            <text:p text:style-name="p11"><text:span text:style-name="c14">16</text:span></text:p>
          </table:table-cell>
          <table:table-cell table:style-name="T30">
            <text:p text:style-name="p11"><text:span text:style-name="c14">usu_sex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/>
          </table:table-cell>
        </table:table-row>
        <table:table-row>
          <table:table-cell table:style-name="T30">
            <text:p text:style-name="p11"><text:span text:style-name="c14">17</text:span></text:p>
          </table:table-cell>
          <table:table-cell table:style-name="T30">
            <text:p text:style-name="p11"><text:span text:style-name="c14">fk_id_rrh_zopos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Llave Foránea.</text:span></text:p>
          </table:table-cell>
        </table:table-row>
        <table:table-row>
          <table:table-cell table:style-name="T30">
            <text:p text:style-name="p11"><text:span text:style-name="c14">18</text:span></text:p>
          </table:table-cell>
          <table:table-cell table:style-name="T30">
            <text:p text:style-name="p11"><text:span text:style-name="c14">fk_id_rrh_codci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Llave Foránea.</text:span></text:p>
          </table:table-cell>
        </table:table-row>
        <table:table-row>
          <table:table-cell table:style-name="T30">
            <text:p text:style-name="p11"><text:span text:style-name="c14">19</text:span></text:p>
          </table:table-cell>
          <table:table-cell table:style-name="T30">
            <text:p text:style-name="p11"><text:span text:style-name="c14">fk_id_rrh_codce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Llave Foránea.</text:span></text:p>
          </table:table-cell>
        </table:table-row>
        <table:table-row>
          <table:table-cell table:style-name="T30">
            <text:p text:style-name="p11"><text:span text:style-name="c14">20</text:span></text:p>
          </table:table-cell>
          <table:table-cell table:style-name="T30">
            <text:p text:style-name="p11"><text:span text:style-name="c14">fk_id_rrh_estat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Llave Foránea.</text:span></text:p>
          </table:table-cell>
        </table:table-row>
        <table:table-row>
          <table:table-cell table:style-name="T30">
            <text:p text:style-name="p11"><text:span text:style-name="c14">21</text:span></text:p>
          </table:table-cell>
          <table:table-cell table:style-name="T30">
            <text:p text:style-name="p11"><text:span text:style-name="c14">fk_id_rrh_gusua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Llave Foránea.</text:span></text:p>
          </table:table-cell>
        </table:table-row>
        <table:table-row>
          <table:table-cell table:style-name="T30">
            <text:p text:style-name="p11"><text:span text:style-name="c14">22</text:span></text:p>
          </table:table-cell>
          <table:table-cell table:style-name="T30">
            <text:p text:style-name="p11"><text:span text:style-name="c14">fk_id_rrh_profe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NO</text:span></text:p>
          </table:table-cell>
          <table:table-cell table:style-name="T30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dtipent</text:span></text:p>
      <table:table>
        <table:table-column table:number-columns-repeated="5"/>
        <table:table-row>
          <table:table-cell table:style-name="T33">
            <text:p text:style-name="p11"><text:span text:style-name="c14">Nº</text:span></text:p>
          </table:table-cell>
          <table:table-cell table:style-name="T33">
            <text:p text:style-name="p11"><text:span text:style-name="c14">Atributo</text:span></text:p>
          </table:table-cell>
          <table:table-cell table:style-name="T33">
            <text:p text:style-name="p11"><text:span text:style-name="c14">Llave Primaria</text:span></text:p>
          </table:table-cell>
          <table:table-cell table:style-name="T33">
            <text:p text:style-name="p11"><text:span text:style-name="c14">Nulo</text:span></text:p>
          </table:table-cell>
          <table:table-cell table:style-name="T33">
            <text:p text:style-name="p11"><text:span text:style-name="c14">Descripción</text:span></text:p>
          </table:table-cell>
        </table:table-row>
        <table:table-row>
          <table:table-cell table:style-name="T33">
            <text:p text:style-name="p11"><text:span text:style-name="c14">1</text:span></text:p>
          </table:table-cell>
          <table:table-cell table:style-name="T33">
            <text:p text:style-name="p11"><text:span text:style-name="c14">id_rrh_dtipent</text:span></text:p>
          </table:table-cell>
          <table:table-cell table:style-name="T33">
            <text:p text:style-name="p11"><text:span text:style-name="c14">SÍ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/>
          </table:table-cell>
        </table:table-row>
        <table:table-row>
          <table:table-cell table:style-name="T33">
            <text:p text:style-name="p11"><text:span text:style-name="c14">2</text:span></text:p>
          </table:table-cell>
          <table:table-cell table:style-name="T33">
            <text:p text:style-name="p11"><text:span text:style-name="c14">dti_ipent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/>
          </table:table-cell>
        </table:table-row>
        <table:table-row>
          <table:table-cell table:style-name="T33">
            <text:p text:style-name="p11"><text:span text:style-name="c14">3</text:span></text:p>
          </table:table-cell>
          <table:table-cell table:style-name="T33">
            <text:p text:style-name="p11"><text:span text:style-name="c14">dti_deipcol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/>
          </table:table-cell>
        </table:table-row>
        <table:table-row>
          <table:table-cell table:style-name="T33">
            <text:p text:style-name="p11"><text:span text:style-name="c14">4</text:span></text:p>
          </table:table-cell>
          <table:table-cell table:style-name="T33">
            <text:p text:style-name="p11"><text:span text:style-name="c14">dti_fehoy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/>
          </table:table-cell>
        </table:table-row>
        <table:table-row>
          <table:table-cell table:style-name="T33">
            <text:p text:style-name="p11"><text:span text:style-name="c14">5</text:span></text:p>
          </table:table-cell>
          <table:table-cell table:style-name="T33">
            <text:p text:style-name="p11"><text:span text:style-name="c14">fk_id_rrh_usuar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NO</text:span></text:p>
          </table:table-cell>
          <table:table-cell table:style-name="T33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estat</text:span></text:p>
      <table:table>
        <table:table-column table:number-columns-repeated="5"/>
        <table:table-row>
          <table:table-cell table:style-name="T36">
            <text:p text:style-name="p11"><text:span text:style-name="c14">Nº</text:span></text:p>
          </table:table-cell>
          <table:table-cell table:style-name="T36">
            <text:p text:style-name="p11"><text:span text:style-name="c14">Atributo</text:span></text:p>
          </table:table-cell>
          <table:table-cell table:style-name="T36">
            <text:p text:style-name="p11"><text:span text:style-name="c14">Llave Primaria</text:span></text:p>
          </table:table-cell>
          <table:table-cell table:style-name="T36">
            <text:p text:style-name="p11"><text:span text:style-name="c14">Nulo</text:span></text:p>
          </table:table-cell>
          <table:table-cell table:style-name="T36">
            <text:p text:style-name="p11"><text:span text:style-name="c14">Descripción</text:span></text:p>
          </table:table-cell>
        </table:table-row>
        <table:table-row>
          <table:table-cell table:style-name="T36">
            <text:p text:style-name="p11"><text:span text:style-name="c14">1</text:span></text:p>
          </table:table-cell>
          <table:table-cell table:style-name="T36">
            <text:p text:style-name="p11"><text:span text:style-name="c14">id_rrh_estat</text:span></text:p>
          </table:table-cell>
          <table:table-cell table:style-name="T36">
            <text:p text:style-name="p11"><text:span text:style-name="c14">SÍ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/>
          </table:table-cell>
        </table:table-row>
        <table:table-row>
          <table:table-cell table:style-name="T36">
            <text:p text:style-name="p11"><text:span text:style-name="c14">2</text:span></text:p>
          </table:table-cell>
          <table:table-cell table:style-name="T36">
            <text:p text:style-name="p11"><text:span text:style-name="c14">est_nombr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/>
          </table:table-cell>
        </table:table-row>
        <table:table-row>
          <table:table-cell table:style-name="T36">
            <text:p text:style-name="p11"><text:span text:style-name="c14">3</text:span></text:p>
          </table:table-cell>
          <table:table-cell table:style-name="T36">
            <text:p text:style-name="p11"><text:span text:style-name="c14">est_descr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><text:span text:style-name="c14">NO</text:span></text:p>
          </table:table-cell>
          <table:table-cell table:style-name="T36">
            <text:p text:style-name="p11"/>
          </table:table-cell>
        </table:table-row>
      </table:table>
      <text:p text:style-name="p5"><text:span text:style-name="c6">rrh_nacio</text:span></text:p>
      <table:table>
        <table:table-column table:number-columns-repeated="5"/>
        <table:table-row>
          <table:table-cell table:style-name="T41">
            <text:p text:style-name="p11"><text:span text:style-name="c14">Nº</text:span></text:p>
          </table:table-cell>
          <table:table-cell table:style-name="T41">
            <text:p text:style-name="p11"><text:span text:style-name="c14">Atributo</text:span></text:p>
          </table:table-cell>
          <table:table-cell table:style-name="T41">
            <text:p text:style-name="p11"><text:span text:style-name="c14">Llave Primaria</text:span></text:p>
          </table:table-cell>
          <table:table-cell table:style-name="T41">
            <text:p text:style-name="p11"><text:span text:style-name="c14">Nulo</text:span></text:p>
          </table:table-cell>
          <table:table-cell table:style-name="T41">
            <text:p text:style-name="p11"><text:span text:style-name="c14">Descripción</text:span></text:p>
          </table:table-cell>
        </table:table-row>
        <table:table-row>
          <table:table-cell table:style-name="T41">
            <text:p text:style-name="p11"><text:span text:style-name="c14">1</text:span></text:p>
          </table:table-cell>
          <table:table-cell table:style-name="T41">
            <text:p text:style-name="p11"><text:span text:style-name="c14">id_rrh_nacio</text:span></text:p>
          </table:table-cell>
          <table:table-cell table:style-name="T41">
            <text:p text:style-name="p11"><text:span text:style-name="c14">SÍ</text:span></text:p>
          </table:table-cell>
          <table:table-cell table:style-name="T41">
            <text:p text:style-name="p11"><text:span text:style-name="c14">NO</text:span></text:p>
          </table:table-cell>
          <table:table-cell table:style-name="T41">
            <text:p text:style-name="p11"/>
          </table:table-cell>
        </table:table-row>
        <table:table-row>
          <table:table-cell table:style-name="T41">
            <text:p text:style-name="p11"><text:span text:style-name="c14">2</text:span></text:p>
          </table:table-cell>
          <table:table-cell table:style-name="T41">
            <text:p text:style-name="p11"><text:span text:style-name="c14">nac_descr</text:span></text:p>
          </table:table-cell>
          <table:table-cell table:style-name="T41">
            <text:p text:style-name="p11"><text:span text:style-name="c14">NO</text:span></text:p>
          </table:table-cell>
          <table:table-cell table:style-name="T41">
            <text:p text:style-name="p11"><text:span text:style-name="c14">NO</text:span></text:p>
          </table:table-cell>
          <table:table-cell table:style-name="T41">
            <text:p text:style-name="p11"/>
          </table:table-cell>
        </table:table-row>
        <table:table-row>
          <table:table-cell table:style-name="T41">
            <text:p text:style-name="p11"><text:span text:style-name="c14">3</text:span></text:p>
          </table:table-cell>
          <table:table-cell table:style-name="T41">
            <text:p text:style-name="p11"><text:span text:style-name="c14">fk_id_rrh_estat</text:span></text:p>
          </table:table-cell>
          <table:table-cell table:style-name="T41">
            <text:p text:style-name="p11"><text:span text:style-name="c14">NO</text:span></text:p>
          </table:table-cell>
          <table:table-cell table:style-name="T41">
            <text:p text:style-name="p11"><text:span text:style-name="c14">NO</text:span></text:p>
          </table:table-cell>
          <table:table-cell table:style-name="T41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country</text:span></text:p>
      <table:table>
        <table:table-column table:number-columns-repeated="5"/>
        <table:table-row>
          <table:table-cell table:style-name="T44">
            <text:p text:style-name="p11"><text:span text:style-name="c14">Nº</text:span></text:p>
          </table:table-cell>
          <table:table-cell table:style-name="T44">
            <text:p text:style-name="p11"><text:span text:style-name="c14">Atributo</text:span></text:p>
          </table:table-cell>
          <table:table-cell table:style-name="T44">
            <text:p text:style-name="p11"><text:span text:style-name="c14">Llave Primaria</text:span></text:p>
          </table:table-cell>
          <table:table-cell table:style-name="T44">
            <text:p text:style-name="p11"><text:span text:style-name="c14">Nulo</text:span></text:p>
          </table:table-cell>
          <table:table-cell table:style-name="T44">
            <text:p text:style-name="p11"><text:span text:style-name="c14">Descripción</text:span></text:p>
          </table:table-cell>
        </table:table-row>
        <table:table-row>
          <table:table-cell table:style-name="T44">
            <text:p text:style-name="p11"><text:span text:style-name="c14">1</text:span></text:p>
          </table:table-cell>
          <table:table-cell table:style-name="T44">
            <text:p text:style-name="p11"><text:span text:style-name="c14">idcountry</text:span></text:p>
          </table:table-cell>
          <table:table-cell table:style-name="T44">
            <text:p text:style-name="p11"><text:span text:style-name="c14">SÍ</text:span></text:p>
          </table:table-cell>
          <table:table-cell table:style-name="T44">
            <text:p text:style-name="p11"><text:span text:style-name="c14">NO</text:span></text:p>
          </table:table-cell>
          <table:table-cell table:style-name="T44">
            <text:p text:style-name="p11"/>
          </table:table-cell>
        </table:table-row>
        <table:table-row>
          <table:table-cell table:style-name="T44">
            <text:p text:style-name="p11"><text:span text:style-name="c14">2</text:span></text:p>
          </table:table-cell>
          <table:table-cell table:style-name="T44">
            <text:p text:style-name="p11"><text:span text:style-name="c14">Name</text:span></text:p>
          </table:table-cell>
          <table:table-cell table:style-name="T44">
            <text:p text:style-name="p11"><text:span text:style-name="c14">NO</text:span></text:p>
          </table:table-cell>
          <table:table-cell table:style-name="T44">
            <text:p text:style-name="p11"><text:span text:style-name="c14">NO</text:span></text:p>
          </table:table-cell>
          <table:table-cell table:style-name="T44">
            <text:p text:style-name="p11"/>
          </table:table-cell>
        </table:table-row>
        <table:table-row>
          <table:table-cell table:style-name="T44">
            <text:p text:style-name="p11"><text:span text:style-name="c14">3</text:span></text:p>
          </table:table-cell>
          <table:table-cell table:style-name="T44">
            <text:p text:style-name="p11"><text:span text:style-name="c14">Code</text:span></text:p>
          </table:table-cell>
          <table:table-cell table:style-name="T44">
            <text:p text:style-name="p11"><text:span text:style-name="c14">NO</text:span></text:p>
          </table:table-cell>
          <table:table-cell table:style-name="T44">
            <text:p text:style-name="p11"><text:span text:style-name="c14">NO</text:span></text:p>
          </table:table-cell>
          <table:table-cell table:style-name="T44">
            <text:p text:style-name="p11"/>
          </table:table-cell>
        </table:table-row>
        <table:table-row>
          <table:table-cell table:style-name="T44">
            <text:p text:style-name="p11"><text:span text:style-name="c14">4</text:span></text:p>
          </table:table-cell>
          <table:table-cell table:style-name="T44">
            <text:p text:style-name="p11"><text:span text:style-name="c14">Capital</text:span></text:p>
          </table:table-cell>
          <table:table-cell table:style-name="T44">
            <text:p text:style-name="p11"><text:span text:style-name="c14">NO</text:span></text:p>
          </table:table-cell>
          <table:table-cell table:style-name="T44">
            <text:p text:style-name="p11"><text:span text:style-name="c14">NO</text:span></text:p>
          </table:table-cell>
          <table:table-cell table:style-name="T44">
            <text:p text:style-name="p11"/>
          </table:table-cell>
        </table:table-row>
        <table:table-row>
          <table:table-cell table:style-name="T44">
            <text:p text:style-name="p11"><text:span text:style-name="c14">5</text:span></text:p>
          </table:table-cell>
          <table:table-cell table:style-name="T44">
            <text:p text:style-name="p11"><text:span text:style-name="c14">Province</text:span></text:p>
          </table:table-cell>
          <table:table-cell table:style-name="T44">
            <text:p text:style-name="p11"><text:span text:style-name="c14">NO</text:span></text:p>
          </table:table-cell>
          <table:table-cell table:style-name="T44">
            <text:p text:style-name="p11"><text:span text:style-name="c14">NO</text:span></text:p>
          </table:table-cell>
          <table:table-cell table:style-name="T44">
            <text:p text:style-name="p11"/>
          </table:table-cell>
        </table:table-row>
        <table:table-row>
          <table:table-cell table:style-name="T44">
            <text:p text:style-name="p11"><text:span text:style-name="c14">6</text:span></text:p>
          </table:table-cell>
          <table:table-cell table:style-name="T44">
            <text:p text:style-name="p11"><text:span text:style-name="c14">Area</text:span></text:p>
          </table:table-cell>
          <table:table-cell table:style-name="T44">
            <text:p text:style-name="p11"><text:span text:style-name="c14">NO</text:span></text:p>
          </table:table-cell>
          <table:table-cell table:style-name="T44">
            <text:p text:style-name="p11"><text:span text:style-name="c14">NO</text:span></text:p>
          </table:table-cell>
          <table:table-cell table:style-name="T44">
            <text:p text:style-name="p11"/>
          </table:table-cell>
        </table:table-row>
        <table:table-row>
          <table:table-cell table:style-name="T44">
            <text:p text:style-name="p11"><text:span text:style-name="c14">7</text:span></text:p>
          </table:table-cell>
          <table:table-cell table:style-name="T44">
            <text:p text:style-name="p11"><text:span text:style-name="c14">Population</text:span></text:p>
          </table:table-cell>
          <table:table-cell table:style-name="T44">
            <text:p text:style-name="p11"><text:span text:style-name="c14">NO</text:span></text:p>
          </table:table-cell>
          <table:table-cell table:style-name="T44">
            <text:p text:style-name="p11"><text:span text:style-name="c14">NO</text:span></text:p>
          </table:table-cell>
          <table:table-cell table:style-name="T44">
            <text:p text:style-name="p11"/>
          </table:table-cell>
        </table:table-row>
        <table:table-row>
          <table:table-cell table:style-name="T44">
            <text:p text:style-name="p11"><text:span text:style-name="c14">8</text:span></text:p>
          </table:table-cell>
          <table:table-cell table:style-name="T44">
            <text:p text:style-name="p11"><text:span text:style-name="c14">fk_id_rrh_estat</text:span></text:p>
          </table:table-cell>
          <table:table-cell table:style-name="T44">
            <text:p text:style-name="p11"><text:span text:style-name="c14">NO</text:span></text:p>
          </table:table-cell>
          <table:table-cell table:style-name="T44">
            <text:p text:style-name="p11"><text:span text:style-name="c14">NO</text:span></text:p>
          </table:table-cell>
          <table:table-cell table:style-name="T44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province</text:span></text:p>
      <table:table>
        <table:table-column table:number-columns-repeated="5"/>
        <table:table-row>
          <table:table-cell table:style-name="T47">
            <text:p text:style-name="p11"><text:span text:style-name="c14">Nº</text:span></text:p>
          </table:table-cell>
          <table:table-cell table:style-name="T47">
            <text:p text:style-name="p11"><text:span text:style-name="c14">Atributo</text:span></text:p>
          </table:table-cell>
          <table:table-cell table:style-name="T47">
            <text:p text:style-name="p11"><text:span text:style-name="c14">Llave Primaria</text:span></text:p>
          </table:table-cell>
          <table:table-cell table:style-name="T47">
            <text:p text:style-name="p11"><text:span text:style-name="c14">Nulo</text:span></text:p>
          </table:table-cell>
          <table:table-cell table:style-name="T47">
            <text:p text:style-name="p11"><text:span text:style-name="c14">Descripción</text:span></text:p>
          </table:table-cell>
        </table:table-row>
        <table:table-row>
          <table:table-cell table:style-name="T47">
            <text:p text:style-name="p11"><text:span text:style-name="c14">1</text:span></text:p>
          </table:table-cell>
          <table:table-cell table:style-name="T47">
            <text:p text:style-name="p11"><text:span text:style-name="c14">idprovince</text:span></text:p>
          </table:table-cell>
          <table:table-cell table:style-name="T47">
            <text:p text:style-name="p11"><text:span text:style-name="c14">SÍ</text:span></text:p>
          </table:table-cell>
          <table:table-cell table:style-name="T47">
            <text:p text:style-name="p11"><text:span text:style-name="c14">NO</text:span></text:p>
          </table:table-cell>
          <table:table-cell table:style-name="T47">
            <text:p text:style-name="p11"/>
          </table:table-cell>
        </table:table-row>
        <table:table-row>
          <table:table-cell table:style-name="T47">
            <text:p text:style-name="p11"><text:span text:style-name="c14">2</text:span></text:p>
          </table:table-cell>
          <table:table-cell table:style-name="T47">
            <text:p text:style-name="p11"><text:span text:style-name="c14">Name</text:span></text:p>
          </table:table-cell>
          <table:table-cell table:style-name="T47">
            <text:p text:style-name="p11"><text:span text:style-name="c14">NO</text:span></text:p>
          </table:table-cell>
          <table:table-cell table:style-name="T47">
            <text:p text:style-name="p11"><text:span text:style-name="c14">NO</text:span></text:p>
          </table:table-cell>
          <table:table-cell table:style-name="T47">
            <text:p text:style-name="p11"/>
          </table:table-cell>
        </table:table-row>
        <table:table-row>
          <table:table-cell table:style-name="T47">
            <text:p text:style-name="p11"><text:span text:style-name="c14">3</text:span></text:p>
          </table:table-cell>
          <table:table-cell table:style-name="T47">
            <text:p text:style-name="p11"><text:span text:style-name="c14">Country</text:span></text:p>
          </table:table-cell>
          <table:table-cell table:style-name="T47">
            <text:p text:style-name="p11"><text:span text:style-name="c14">NO</text:span></text:p>
          </table:table-cell>
          <table:table-cell table:style-name="T47">
            <text:p text:style-name="p11"><text:span text:style-name="c14">NO</text:span></text:p>
          </table:table-cell>
          <table:table-cell table:style-name="T47">
            <text:p text:style-name="p11"/>
          </table:table-cell>
        </table:table-row>
        <table:table-row>
          <table:table-cell table:style-name="T47">
            <text:p text:style-name="p11"><text:span text:style-name="c14">4</text:span></text:p>
          </table:table-cell>
          <table:table-cell table:style-name="T47">
            <text:p text:style-name="p11"><text:span text:style-name="c14">Population</text:span></text:p>
          </table:table-cell>
          <table:table-cell table:style-name="T47">
            <text:p text:style-name="p11"><text:span text:style-name="c14">NO</text:span></text:p>
          </table:table-cell>
          <table:table-cell table:style-name="T47">
            <text:p text:style-name="p11"><text:span text:style-name="c14">NO</text:span></text:p>
          </table:table-cell>
          <table:table-cell table:style-name="T47">
            <text:p text:style-name="p11"/>
          </table:table-cell>
        </table:table-row>
        <table:table-row>
          <table:table-cell table:style-name="T47">
            <text:p text:style-name="p11"><text:span text:style-name="c14">5</text:span></text:p>
          </table:table-cell>
          <table:table-cell table:style-name="T47">
            <text:p text:style-name="p11"><text:span text:style-name="c14">Area</text:span></text:p>
          </table:table-cell>
          <table:table-cell table:style-name="T47">
            <text:p text:style-name="p11"><text:span text:style-name="c14">NO</text:span></text:p>
          </table:table-cell>
          <table:table-cell table:style-name="T47">
            <text:p text:style-name="p11"><text:span text:style-name="c14">NO</text:span></text:p>
          </table:table-cell>
          <table:table-cell table:style-name="T47">
            <text:p text:style-name="p11"/>
          </table:table-cell>
        </table:table-row>
        <table:table-row>
          <table:table-cell table:style-name="T47">
            <text:p text:style-name="p11"><text:span text:style-name="c14">6</text:span></text:p>
          </table:table-cell>
          <table:table-cell table:style-name="T47">
            <text:p text:style-name="p11"><text:span text:style-name="c14">Capital</text:span></text:p>
          </table:table-cell>
          <table:table-cell table:style-name="T47">
            <text:p text:style-name="p11"><text:span text:style-name="c14">NO</text:span></text:p>
          </table:table-cell>
          <table:table-cell table:style-name="T47">
            <text:p text:style-name="p11"><text:span text:style-name="c14">NO</text:span></text:p>
          </table:table-cell>
          <table:table-cell table:style-name="T47">
            <text:p text:style-name="p11"/>
          </table:table-cell>
        </table:table-row>
        <table:table-row>
          <table:table-cell table:style-name="T47">
            <text:p text:style-name="p11"><text:span text:style-name="c14">7</text:span></text:p>
          </table:table-cell>
          <table:table-cell table:style-name="T47">
            <text:p text:style-name="p11"><text:span text:style-name="c14">CapProv</text:span></text:p>
          </table:table-cell>
          <table:table-cell table:style-name="T47">
            <text:p text:style-name="p11"><text:span text:style-name="c14">NO</text:span></text:p>
          </table:table-cell>
          <table:table-cell table:style-name="T47">
            <text:p text:style-name="p11"><text:span text:style-name="c14">NO</text:span></text:p>
          </table:table-cell>
          <table:table-cell table:style-name="T47">
            <text:p text:style-name="p11"/>
          </table:table-cell>
        </table:table-row>
        <table:table-row>
          <table:table-cell table:style-name="T47">
            <text:p text:style-name="p11"><text:span text:style-name="c14">8</text:span></text:p>
          </table:table-cell>
          <table:table-cell table:style-name="T47">
            <text:p text:style-name="p11"><text:span text:style-name="c14">fk_id_rrh_estat</text:span></text:p>
          </table:table-cell>
          <table:table-cell table:style-name="T47">
            <text:p text:style-name="p11"><text:span text:style-name="c14">NO</text:span></text:p>
          </table:table-cell>
          <table:table-cell table:style-name="T47">
            <text:p text:style-name="p11"><text:span text:style-name="c14">NO</text:span></text:p>
          </table:table-cell>
          <table:table-cell table:style-name="T47">
            <text:p text:style-name="p11"><text:span text:style-name="c14">Llave Foránea.</text:span></text:p>
          </table:table-cell>
        </table:table-row>
        <table:table-row>
          <table:table-cell table:style-name="T47">
            <text:p text:style-name="p11"><text:span text:style-name="c14">9</text:span></text:p>
          </table:table-cell>
          <table:table-cell table:style-name="T47">
            <text:p text:style-name="p11"><text:span text:style-name="c14">fk_idcountry</text:span></text:p>
          </table:table-cell>
          <table:table-cell table:style-name="T47">
            <text:p text:style-name="p11"><text:span text:style-name="c14">NO</text:span></text:p>
          </table:table-cell>
          <table:table-cell table:style-name="T47">
            <text:p text:style-name="p11"><text:span text:style-name="c14">NO</text:span></text:p>
          </table:table-cell>
          <table:table-cell table:style-name="T47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region</text:span></text:p>
      <table:table>
        <table:table-column table:number-columns-repeated="5"/>
        <table:table-row>
          <table:table-cell table:style-name="T50">
            <text:p text:style-name="p11"><text:span text:style-name="c14">Nº</text:span></text:p>
          </table:table-cell>
          <table:table-cell table:style-name="T50">
            <text:p text:style-name="p11"><text:span text:style-name="c14">Atributo</text:span></text:p>
          </table:table-cell>
          <table:table-cell table:style-name="T50">
            <text:p text:style-name="p11"><text:span text:style-name="c14">Llave Primaria</text:span></text:p>
          </table:table-cell>
          <table:table-cell table:style-name="T50">
            <text:p text:style-name="p11"><text:span text:style-name="c14">Nulo</text:span></text:p>
          </table:table-cell>
          <table:table-cell table:style-name="T50">
            <text:p text:style-name="p11"><text:span text:style-name="c14">Descripción</text:span></text:p>
          </table:table-cell>
        </table:table-row>
        <table:table-row>
          <table:table-cell table:style-name="T50">
            <text:p text:style-name="p11"><text:span text:style-name="c14">1</text:span></text:p>
          </table:table-cell>
          <table:table-cell table:style-name="T50">
            <text:p text:style-name="p11"><text:span text:style-name="c14">id_rrh_region</text:span></text:p>
          </table:table-cell>
          <table:table-cell table:style-name="T50">
            <text:p text:style-name="p11"><text:span text:style-name="c14">SÍ</text:span></text:p>
          </table:table-cell>
          <table:table-cell table:style-name="T50">
            <text:p text:style-name="p11"><text:span text:style-name="c14">NO</text:span></text:p>
          </table:table-cell>
          <table:table-cell table:style-name="T50">
            <text:p text:style-name="p11"/>
          </table:table-cell>
        </table:table-row>
        <table:table-row>
          <table:table-cell table:style-name="T50">
            <text:p text:style-name="p11"><text:span text:style-name="c14">2</text:span></text:p>
          </table:table-cell>
          <table:table-cell table:style-name="T50">
            <text:p text:style-name="p11"><text:span text:style-name="c14">reg_descr</text:span></text:p>
          </table:table-cell>
          <table:table-cell table:style-name="T50">
            <text:p text:style-name="p11"><text:span text:style-name="c14">NO</text:span></text:p>
          </table:table-cell>
          <table:table-cell table:style-name="T50">
            <text:p text:style-name="p11"><text:span text:style-name="c14">NO</text:span></text:p>
          </table:table-cell>
          <table:table-cell table:style-name="T50">
            <text:p text:style-name="p11"/>
          </table:table-cell>
        </table:table-row>
        <table:table-row>
          <table:table-cell table:style-name="T50">
            <text:p text:style-name="p11"><text:span text:style-name="c14">3</text:span></text:p>
          </table:table-cell>
          <table:table-cell table:style-name="T50">
            <text:p text:style-name="p11"><text:span text:style-name="c14">fk_id_rrh_estat</text:span></text:p>
          </table:table-cell>
          <table:table-cell table:style-name="T50">
            <text:p text:style-name="p11"><text:span text:style-name="c14">NO</text:span></text:p>
          </table:table-cell>
          <table:table-cell table:style-name="T50">
            <text:p text:style-name="p11"><text:span text:style-name="c14">NO</text:span></text:p>
          </table:table-cell>
          <table:table-cell table:style-name="T50">
            <text:p text:style-name="p11"><text:span text:style-name="c14">Llave Foránea.</text:span></text:p>
          </table:table-cell>
        </table:table-row>
        <table:table-row>
          <table:table-cell table:style-name="T50">
            <text:p text:style-name="p11"><text:span text:style-name="c14">4</text:span></text:p>
          </table:table-cell>
          <table:table-cell table:style-name="T50">
            <text:p text:style-name="p11"><text:span text:style-name="c14">fk_idcountry</text:span></text:p>
          </table:table-cell>
          <table:table-cell table:style-name="T50">
            <text:p text:style-name="p11"><text:span text:style-name="c14">NO</text:span></text:p>
          </table:table-cell>
          <table:table-cell table:style-name="T50">
            <text:p text:style-name="p11"><text:span text:style-name="c14">NO</text:span></text:p>
          </table:table-cell>
          <table:table-cell table:style-name="T50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estad</text:span></text:p>
      <table:table>
        <table:table-column table:number-columns-repeated="5"/>
        <table:table-row>
          <table:table-cell table:style-name="T53">
            <text:p text:style-name="p11"><text:span text:style-name="c14">Nº</text:span></text:p>
          </table:table-cell>
          <table:table-cell table:style-name="T53">
            <text:p text:style-name="p11"><text:span text:style-name="c14">Atributo</text:span></text:p>
          </table:table-cell>
          <table:table-cell table:style-name="T53">
            <text:p text:style-name="p11"><text:span text:style-name="c14">Llave Primaria</text:span></text:p>
          </table:table-cell>
          <table:table-cell table:style-name="T53">
            <text:p text:style-name="p11"><text:span text:style-name="c14">Nulo</text:span></text:p>
          </table:table-cell>
          <table:table-cell table:style-name="T53">
            <text:p text:style-name="p11"><text:span text:style-name="c14">Descripción</text:span></text:p>
          </table:table-cell>
        </table:table-row>
        <table:table-row>
          <table:table-cell table:style-name="T53">
            <text:p text:style-name="p11"><text:span text:style-name="c14">1</text:span></text:p>
          </table:table-cell>
          <table:table-cell table:style-name="T53">
            <text:p text:style-name="p11"><text:span text:style-name="c14">id_rrh_estad</text:span></text:p>
          </table:table-cell>
          <table:table-cell table:style-name="T53">
            <text:p text:style-name="p11"><text:span text:style-name="c14">SÍ</text:span></text:p>
          </table:table-cell>
          <table:table-cell table:style-name="T53">
            <text:p text:style-name="p11"><text:span text:style-name="c14">NO</text:span></text:p>
          </table:table-cell>
          <table:table-cell table:style-name="T53">
            <text:p text:style-name="p11"/>
          </table:table-cell>
        </table:table-row>
        <table:table-row>
          <table:table-cell table:style-name="T53">
            <text:p text:style-name="p11"><text:span text:style-name="c14">2</text:span></text:p>
          </table:table-cell>
          <table:table-cell table:style-name="T53">
            <text:p text:style-name="p11"><text:span text:style-name="c14">est_descr</text:span></text:p>
          </table:table-cell>
          <table:table-cell table:style-name="T53">
            <text:p text:style-name="p11"><text:span text:style-name="c14">NO</text:span></text:p>
          </table:table-cell>
          <table:table-cell table:style-name="T53">
            <text:p text:style-name="p11"><text:span text:style-name="c14">NO</text:span></text:p>
          </table:table-cell>
          <table:table-cell table:style-name="T53">
            <text:p text:style-name="p11"/>
          </table:table-cell>
        </table:table-row>
        <table:table-row>
          <table:table-cell table:style-name="T53">
            <text:p text:style-name="p11"><text:span text:style-name="c14">3</text:span></text:p>
          </table:table-cell>
          <table:table-cell table:style-name="T53">
            <text:p text:style-name="p11"><text:span text:style-name="c14">fk_id_rrh_region</text:span></text:p>
          </table:table-cell>
          <table:table-cell table:style-name="T53">
            <text:p text:style-name="p11"><text:span text:style-name="c14">NO</text:span></text:p>
          </table:table-cell>
          <table:table-cell table:style-name="T53">
            <text:p text:style-name="p11"><text:span text:style-name="c14">NO</text:span></text:p>
          </table:table-cell>
          <table:table-cell table:style-name="T53">
            <text:p text:style-name="p11"><text:span text:style-name="c14">Llave Foránea.</text:span></text:p>
          </table:table-cell>
        </table:table-row>
        <table:table-row>
          <table:table-cell table:style-name="T53">
            <text:p text:style-name="p11"><text:span text:style-name="c14">4</text:span></text:p>
          </table:table-cell>
          <table:table-cell table:style-name="T53">
            <text:p text:style-name="p11"><text:span text:style-name="c14">fk_id_rrh_estat</text:span></text:p>
          </table:table-cell>
          <table:table-cell table:style-name="T53">
            <text:p text:style-name="p11"><text:span text:style-name="c14">NO</text:span></text:p>
          </table:table-cell>
          <table:table-cell table:style-name="T53">
            <text:p text:style-name="p11"><text:span text:style-name="c14">NO</text:span></text:p>
          </table:table-cell>
          <table:table-cell table:style-name="T53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munic</text:span></text:p>
      <table:table>
        <table:table-column table:number-columns-repeated="5"/>
        <table:table-row>
          <table:table-cell table:style-name="T56">
            <text:p text:style-name="p11"><text:span text:style-name="c14">Nº</text:span></text:p>
          </table:table-cell>
          <table:table-cell table:style-name="T56">
            <text:p text:style-name="p11"><text:span text:style-name="c14">Atributo</text:span></text:p>
          </table:table-cell>
          <table:table-cell table:style-name="T56">
            <text:p text:style-name="p11"><text:span text:style-name="c14">Llave Primaria</text:span></text:p>
          </table:table-cell>
          <table:table-cell table:style-name="T56">
            <text:p text:style-name="p11"><text:span text:style-name="c14">Nulo</text:span></text:p>
          </table:table-cell>
          <table:table-cell table:style-name="T56">
            <text:p text:style-name="p11"><text:span text:style-name="c14">Descripción</text:span></text:p>
          </table:table-cell>
        </table:table-row>
        <table:table-row>
          <table:table-cell table:style-name="T56">
            <text:p text:style-name="p11"><text:span text:style-name="c14">1</text:span></text:p>
          </table:table-cell>
          <table:table-cell table:style-name="T56">
            <text:p text:style-name="p11"><text:span text:style-name="c14">id_rrh_munic</text:span></text:p>
          </table:table-cell>
          <table:table-cell table:style-name="T56">
            <text:p text:style-name="p11"><text:span text:style-name="c14">SÍ</text:span></text:p>
          </table:table-cell>
          <table:table-cell table:style-name="T56">
            <text:p text:style-name="p11"><text:span text:style-name="c14">NO</text:span></text:p>
          </table:table-cell>
          <table:table-cell table:style-name="T56">
            <text:p text:style-name="p11"/>
          </table:table-cell>
        </table:table-row>
        <table:table-row>
          <table:table-cell table:style-name="T56">
            <text:p text:style-name="p11"><text:span text:style-name="c14">2</text:span></text:p>
          </table:table-cell>
          <table:table-cell table:style-name="T56">
            <text:p text:style-name="p11"><text:span text:style-name="c14">mun_descr</text:span></text:p>
          </table:table-cell>
          <table:table-cell table:style-name="T56">
            <text:p text:style-name="p11"><text:span text:style-name="c14">NO</text:span></text:p>
          </table:table-cell>
          <table:table-cell table:style-name="T56">
            <text:p text:style-name="p11"><text:span text:style-name="c14">NO</text:span></text:p>
          </table:table-cell>
          <table:table-cell table:style-name="T56">
            <text:p text:style-name="p11"/>
          </table:table-cell>
        </table:table-row>
        <table:table-row>
          <table:table-cell table:style-name="T56">
            <text:p text:style-name="p11"><text:span text:style-name="c14">3</text:span></text:p>
          </table:table-cell>
          <table:table-cell table:style-name="T56">
            <text:p text:style-name="p11"><text:span text:style-name="c14">fk_id_rrh_estad</text:span></text:p>
          </table:table-cell>
          <table:table-cell table:style-name="T56">
            <text:p text:style-name="p11"><text:span text:style-name="c14">NO</text:span></text:p>
          </table:table-cell>
          <table:table-cell table:style-name="T56">
            <text:p text:style-name="p11"><text:span text:style-name="c14">NO</text:span></text:p>
          </table:table-cell>
          <table:table-cell table:style-name="T56">
            <text:p text:style-name="p11"><text:span text:style-name="c14">Llave Foránea.</text:span></text:p>
          </table:table-cell>
        </table:table-row>
        <table:table-row>
          <table:table-cell table:style-name="T56">
            <text:p text:style-name="p11"><text:span text:style-name="c14">4</text:span></text:p>
          </table:table-cell>
          <table:table-cell table:style-name="T56">
            <text:p text:style-name="p11"><text:span text:style-name="c14">fk_id_rrh_estat</text:span></text:p>
          </table:table-cell>
          <table:table-cell table:style-name="T56">
            <text:p text:style-name="p11"><text:span text:style-name="c14">NO</text:span></text:p>
          </table:table-cell>
          <table:table-cell table:style-name="T56">
            <text:p text:style-name="p11"><text:span text:style-name="c14">NO</text:span></text:p>
          </table:table-cell>
          <table:table-cell table:style-name="T56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parro</text:span></text:p>
      <table:table>
        <table:table-column table:number-columns-repeated="5"/>
        <table:table-row>
          <table:table-cell table:style-name="T59">
            <text:p text:style-name="p11"><text:span text:style-name="c14">Nº</text:span></text:p>
          </table:table-cell>
          <table:table-cell table:style-name="T59">
            <text:p text:style-name="p11"><text:span text:style-name="c14">Atributo</text:span></text:p>
          </table:table-cell>
          <table:table-cell table:style-name="T59">
            <text:p text:style-name="p11"><text:span text:style-name="c14">Llave Primaria</text:span></text:p>
          </table:table-cell>
          <table:table-cell table:style-name="T59">
            <text:p text:style-name="p11"><text:span text:style-name="c14">Nulo</text:span></text:p>
          </table:table-cell>
          <table:table-cell table:style-name="T59">
            <text:p text:style-name="p11"><text:span text:style-name="c14">Descripción</text:span></text:p>
          </table:table-cell>
        </table:table-row>
        <table:table-row>
          <table:table-cell table:style-name="T59">
            <text:p text:style-name="p11"><text:span text:style-name="c14">1</text:span></text:p>
          </table:table-cell>
          <table:table-cell table:style-name="T59">
            <text:p text:style-name="p11"><text:span text:style-name="c14">id_rrh_parro</text:span></text:p>
          </table:table-cell>
          <table:table-cell table:style-name="T59">
            <text:p text:style-name="p11"><text:span text:style-name="c14">SÍ</text:span></text:p>
          </table:table-cell>
          <table:table-cell table:style-name="T59">
            <text:p text:style-name="p11"><text:span text:style-name="c14">NO</text:span></text:p>
          </table:table-cell>
          <table:table-cell table:style-name="T59">
            <text:p text:style-name="p11"/>
          </table:table-cell>
        </table:table-row>
        <table:table-row>
          <table:table-cell table:style-name="T59">
            <text:p text:style-name="p11"><text:span text:style-name="c14">2</text:span></text:p>
          </table:table-cell>
          <table:table-cell table:style-name="T59">
            <text:p text:style-name="p11"><text:span text:style-name="c14">par_desc</text:span></text:p>
          </table:table-cell>
          <table:table-cell table:style-name="T59">
            <text:p text:style-name="p11"><text:span text:style-name="c14">NO</text:span></text:p>
          </table:table-cell>
          <table:table-cell table:style-name="T59">
            <text:p text:style-name="p11"><text:span text:style-name="c14">NO</text:span></text:p>
          </table:table-cell>
          <table:table-cell table:style-name="T59">
            <text:p text:style-name="p11"/>
          </table:table-cell>
        </table:table-row>
        <table:table-row>
          <table:table-cell table:style-name="T59">
            <text:p text:style-name="p11"><text:span text:style-name="c14">3</text:span></text:p>
          </table:table-cell>
          <table:table-cell table:style-name="T59">
            <text:p text:style-name="p11"><text:span text:style-name="c14">par_urban</text:span></text:p>
          </table:table-cell>
          <table:table-cell table:style-name="T59">
            <text:p text:style-name="p11"><text:span text:style-name="c14">NO</text:span></text:p>
          </table:table-cell>
          <table:table-cell table:style-name="T59">
            <text:p text:style-name="p11"><text:span text:style-name="c14">NO</text:span></text:p>
          </table:table-cell>
          <table:table-cell table:style-name="T59">
            <text:p text:style-name="p11"/>
          </table:table-cell>
        </table:table-row>
        <table:table-row>
          <table:table-cell table:style-name="T59">
            <text:p text:style-name="p11"><text:span text:style-name="c14">4</text:span></text:p>
          </table:table-cell>
          <table:table-cell table:style-name="T59">
            <text:p text:style-name="p11"><text:span text:style-name="c14">fk_id_rrh_munic</text:span></text:p>
          </table:table-cell>
          <table:table-cell table:style-name="T59">
            <text:p text:style-name="p11"><text:span text:style-name="c14">NO</text:span></text:p>
          </table:table-cell>
          <table:table-cell table:style-name="T59">
            <text:p text:style-name="p11"><text:span text:style-name="c14">NO</text:span></text:p>
          </table:table-cell>
          <table:table-cell table:style-name="T59">
            <text:p text:style-name="p11"><text:span text:style-name="c14">Llave Foránea.</text:span></text:p>
          </table:table-cell>
        </table:table-row>
        <table:table-row>
          <table:table-cell table:style-name="T59">
            <text:p text:style-name="p11"><text:span text:style-name="c14">5</text:span></text:p>
          </table:table-cell>
          <table:table-cell table:style-name="T59">
            <text:p text:style-name="p11"><text:span text:style-name="c14">fk_id_rrh_estat</text:span></text:p>
          </table:table-cell>
          <table:table-cell table:style-name="T59">
            <text:p text:style-name="p11"><text:span text:style-name="c14">NO</text:span></text:p>
          </table:table-cell>
          <table:table-cell table:style-name="T59">
            <text:p text:style-name="p11"><text:span text:style-name="c14">NO</text:span></text:p>
          </table:table-cell>
          <table:table-cell table:style-name="T59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city</text:span></text:p>
      <table:table>
        <table:table-column table:number-columns-repeated="5"/>
        <table:table-row>
          <table:table-cell table:style-name="T62">
            <text:p text:style-name="p11"><text:span text:style-name="c14">Nº</text:span></text:p>
          </table:table-cell>
          <table:table-cell table:style-name="T62">
            <text:p text:style-name="p11"><text:span text:style-name="c14">Atributo</text:span></text:p>
          </table:table-cell>
          <table:table-cell table:style-name="T62">
            <text:p text:style-name="p11"><text:span text:style-name="c14">Llave Primaria</text:span></text:p>
          </table:table-cell>
          <table:table-cell table:style-name="T62">
            <text:p text:style-name="p11"><text:span text:style-name="c14">Nulo</text:span></text:p>
          </table:table-cell>
          <table:table-cell table:style-name="T62">
            <text:p text:style-name="p11"><text:span text:style-name="c14">Descripción</text:span></text:p>
          </table:table-cell>
        </table:table-row>
        <table:table-row>
          <table:table-cell table:style-name="T62">
            <text:p text:style-name="p11"><text:span text:style-name="c14">1</text:span></text:p>
          </table:table-cell>
          <table:table-cell table:style-name="T62">
            <text:p text:style-name="p11"><text:span text:style-name="c14">idcity</text:span></text:p>
          </table:table-cell>
          <table:table-cell table:style-name="T62">
            <text:p text:style-name="p11"><text:span text:style-name="c14">SÍ</text:span></text:p>
          </table:table-cell>
          <table:table-cell table:style-name="T62">
            <text:p text:style-name="p11"><text:span text:style-name="c14">NO</text:span></text:p>
          </table:table-cell>
          <table:table-cell table:style-name="T62">
            <text:p text:style-name="p11"/>
          </table:table-cell>
        </table:table-row>
        <table:table-row>
          <table:table-cell table:style-name="T62">
            <text:p text:style-name="p11"><text:span text:style-name="c14">2</text:span></text:p>
          </table:table-cell>
          <table:table-cell table:style-name="T62">
            <text:p text:style-name="p11"><text:span text:style-name="c14">Name</text:span></text:p>
          </table:table-cell>
          <table:table-cell table:style-name="T62">
            <text:p text:style-name="p11"><text:span text:style-name="c14">NO</text:span></text:p>
          </table:table-cell>
          <table:table-cell table:style-name="T62">
            <text:p text:style-name="p11"><text:span text:style-name="c14">NO</text:span></text:p>
          </table:table-cell>
          <table:table-cell table:style-name="T62">
            <text:p text:style-name="p11"/>
          </table:table-cell>
        </table:table-row>
        <table:table-row>
          <table:table-cell table:style-name="T62">
            <text:p text:style-name="p11"><text:span text:style-name="c14">3</text:span></text:p>
          </table:table-cell>
          <table:table-cell table:style-name="T62">
            <text:p text:style-name="p11"><text:span text:style-name="c14">Country</text:span></text:p>
          </table:table-cell>
          <table:table-cell table:style-name="T62">
            <text:p text:style-name="p11"><text:span text:style-name="c14">NO</text:span></text:p>
          </table:table-cell>
          <table:table-cell table:style-name="T62">
            <text:p text:style-name="p11"><text:span text:style-name="c14">NO</text:span></text:p>
          </table:table-cell>
          <table:table-cell table:style-name="T62">
            <text:p text:style-name="p11"/>
          </table:table-cell>
        </table:table-row>
        <table:table-row>
          <table:table-cell table:style-name="T62">
            <text:p text:style-name="p11"><text:span text:style-name="c14">4</text:span></text:p>
          </table:table-cell>
          <table:table-cell table:style-name="T62">
            <text:p text:style-name="p11"><text:span text:style-name="c14">Province</text:span></text:p>
          </table:table-cell>
          <table:table-cell table:style-name="T62">
            <text:p text:style-name="p11"><text:span text:style-name="c14">NO</text:span></text:p>
          </table:table-cell>
          <table:table-cell table:style-name="T62">
            <text:p text:style-name="p11"><text:span text:style-name="c14">NO</text:span></text:p>
          </table:table-cell>
          <table:table-cell table:style-name="T62">
            <text:p text:style-name="p11"/>
          </table:table-cell>
        </table:table-row>
        <table:table-row>
          <table:table-cell table:style-name="T62">
            <text:p text:style-name="p11"><text:span text:style-name="c14">5</text:span></text:p>
          </table:table-cell>
          <table:table-cell table:style-name="T62">
            <text:p text:style-name="p11"><text:span text:style-name="c14">Population</text:span></text:p>
          </table:table-cell>
          <table:table-cell table:style-name="T62">
            <text:p text:style-name="p11"><text:span text:style-name="c14">NO</text:span></text:p>
          </table:table-cell>
          <table:table-cell table:style-name="T62">
            <text:p text:style-name="p11"><text:span text:style-name="c14">NO</text:span></text:p>
          </table:table-cell>
          <table:table-cell table:style-name="T62">
            <text:p text:style-name="p11"/>
          </table:table-cell>
        </table:table-row>
        <table:table-row>
          <table:table-cell table:style-name="T62">
            <text:p text:style-name="p11"><text:span text:style-name="c14">6</text:span></text:p>
          </table:table-cell>
          <table:table-cell table:style-name="T62">
            <text:p text:style-name="p11"><text:span text:style-name="c14">Longitude</text:span></text:p>
          </table:table-cell>
          <table:table-cell table:style-name="T62">
            <text:p text:style-name="p11"><text:span text:style-name="c14">NO</text:span></text:p>
          </table:table-cell>
          <table:table-cell table:style-name="T62">
            <text:p text:style-name="p11"><text:span text:style-name="c14">NO</text:span></text:p>
          </table:table-cell>
          <table:table-cell table:style-name="T62">
            <text:p text:style-name="p11"/>
          </table:table-cell>
        </table:table-row>
        <table:table-row>
          <table:table-cell table:style-name="T62">
            <text:p text:style-name="p11"><text:span text:style-name="c14">7</text:span></text:p>
          </table:table-cell>
          <table:table-cell table:style-name="T62">
            <text:p text:style-name="p11"><text:span text:style-name="c14">Latitude</text:span></text:p>
          </table:table-cell>
          <table:table-cell table:style-name="T62">
            <text:p text:style-name="p11"><text:span text:style-name="c14">NO</text:span></text:p>
          </table:table-cell>
          <table:table-cell table:style-name="T62">
            <text:p text:style-name="p11"><text:span text:style-name="c14">NO</text:span></text:p>
          </table:table-cell>
          <table:table-cell table:style-name="T62">
            <text:p text:style-name="p11"/>
          </table:table-cell>
        </table:table-row>
        <table:table-row>
          <table:table-cell table:style-name="T62">
            <text:p text:style-name="p11"><text:span text:style-name="c14">8</text:span></text:p>
          </table:table-cell>
          <table:table-cell table:style-name="T62">
            <text:p text:style-name="p11"><text:span text:style-name="c14">fk_id_rrh_estat</text:span></text:p>
          </table:table-cell>
          <table:table-cell table:style-name="T62">
            <text:p text:style-name="p11"><text:span text:style-name="c14">NO</text:span></text:p>
          </table:table-cell>
          <table:table-cell table:style-name="T62">
            <text:p text:style-name="p11"><text:span text:style-name="c14">NO</text:span></text:p>
          </table:table-cell>
          <table:table-cell table:style-name="T62">
            <text:p text:style-name="p11"><text:span text:style-name="c14">Llave Foránea.</text:span></text:p>
          </table:table-cell>
        </table:table-row>
        <table:table-row>
          <table:table-cell table:style-name="T62">
            <text:p text:style-name="p11"><text:span text:style-name="c14">9</text:span></text:p>
          </table:table-cell>
          <table:table-cell table:style-name="T62">
            <text:p text:style-name="p11"><text:span text:style-name="c14">fk_idprovince</text:span></text:p>
          </table:table-cell>
          <table:table-cell table:style-name="T62">
            <text:p text:style-name="p11"><text:span text:style-name="c14">NO</text:span></text:p>
          </table:table-cell>
          <table:table-cell table:style-name="T62">
            <text:p text:style-name="p11"><text:span text:style-name="c14">NO</text:span></text:p>
          </table:table-cell>
          <table:table-cell table:style-name="T62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located</text:span></text:p>
      <table:table>
        <table:table-column table:number-columns-repeated="5"/>
        <table:table-row>
          <table:table-cell table:style-name="T65">
            <text:p text:style-name="p11"><text:span text:style-name="c14">Nº</text:span></text:p>
          </table:table-cell>
          <table:table-cell table:style-name="T65">
            <text:p text:style-name="p11"><text:span text:style-name="c14">Atributo</text:span></text:p>
          </table:table-cell>
          <table:table-cell table:style-name="T65">
            <text:p text:style-name="p11"><text:span text:style-name="c14">Llave Primaria</text:span></text:p>
          </table:table-cell>
          <table:table-cell table:style-name="T65">
            <text:p text:style-name="p11"><text:span text:style-name="c14">Nulo</text:span></text:p>
          </table:table-cell>
          <table:table-cell table:style-name="T65">
            <text:p text:style-name="p11"><text:span text:style-name="c14">Descripción</text:span></text:p>
          </table:table-cell>
        </table:table-row>
        <table:table-row>
          <table:table-cell table:style-name="T65">
            <text:p text:style-name="p11"><text:span text:style-name="c14">1</text:span></text:p>
          </table:table-cell>
          <table:table-cell table:style-name="T65">
            <text:p text:style-name="p11"><text:span text:style-name="c14">idlocated</text:span></text:p>
          </table:table-cell>
          <table:table-cell table:style-name="T65">
            <text:p text:style-name="p11"><text:span text:style-name="c14">SÍ</text:span></text:p>
          </table:table-cell>
          <table:table-cell table:style-name="T65">
            <text:p text:style-name="p11"><text:span text:style-name="c14">NO</text:span></text:p>
          </table:table-cell>
          <table:table-cell table:style-name="T65">
            <text:p text:style-name="p11"/>
          </table:table-cell>
        </table:table-row>
        <table:table-row>
          <table:table-cell table:style-name="T65">
            <text:p text:style-name="p11"><text:span text:style-name="c14">2</text:span></text:p>
          </table:table-cell>
          <table:table-cell table:style-name="T65">
            <text:p text:style-name="p11"><text:span text:style-name="c14">City</text:span></text:p>
          </table:table-cell>
          <table:table-cell table:style-name="T65">
            <text:p text:style-name="p11"><text:span text:style-name="c14">NO</text:span></text:p>
          </table:table-cell>
          <table:table-cell table:style-name="T65">
            <text:p text:style-name="p11"><text:span text:style-name="c14">NO</text:span></text:p>
          </table:table-cell>
          <table:table-cell table:style-name="T65">
            <text:p text:style-name="p11"/>
          </table:table-cell>
        </table:table-row>
        <table:table-row>
          <table:table-cell table:style-name="T65">
            <text:p text:style-name="p11"><text:span text:style-name="c14">3</text:span></text:p>
          </table:table-cell>
          <table:table-cell table:style-name="T65">
            <text:p text:style-name="p11"><text:span text:style-name="c14">Province</text:span></text:p>
          </table:table-cell>
          <table:table-cell table:style-name="T65">
            <text:p text:style-name="p11"><text:span text:style-name="c14">NO</text:span></text:p>
          </table:table-cell>
          <table:table-cell table:style-name="T65">
            <text:p text:style-name="p11"><text:span text:style-name="c14">NO</text:span></text:p>
          </table:table-cell>
          <table:table-cell table:style-name="T65">
            <text:p text:style-name="p11"/>
          </table:table-cell>
        </table:table-row>
        <table:table-row>
          <table:table-cell table:style-name="T65">
            <text:p text:style-name="p11"><text:span text:style-name="c14">4</text:span></text:p>
          </table:table-cell>
          <table:table-cell table:style-name="T65">
            <text:p text:style-name="p11"><text:span text:style-name="c14">Country</text:span></text:p>
          </table:table-cell>
          <table:table-cell table:style-name="T65">
            <text:p text:style-name="p11"><text:span text:style-name="c14">NO</text:span></text:p>
          </table:table-cell>
          <table:table-cell table:style-name="T65">
            <text:p text:style-name="p11"><text:span text:style-name="c14">NO</text:span></text:p>
          </table:table-cell>
          <table:table-cell table:style-name="T65">
            <text:p text:style-name="p11"/>
          </table:table-cell>
        </table:table-row>
        <table:table-row>
          <table:table-cell table:style-name="T65">
            <text:p text:style-name="p11"><text:span text:style-name="c14">5</text:span></text:p>
          </table:table-cell>
          <table:table-cell table:style-name="T65">
            <text:p text:style-name="p11"><text:span text:style-name="c14">River</text:span></text:p>
          </table:table-cell>
          <table:table-cell table:style-name="T65">
            <text:p text:style-name="p11"><text:span text:style-name="c14">NO</text:span></text:p>
          </table:table-cell>
          <table:table-cell table:style-name="T65">
            <text:p text:style-name="p11"><text:span text:style-name="c14">NO</text:span></text:p>
          </table:table-cell>
          <table:table-cell table:style-name="T65">
            <text:p text:style-name="p11"/>
          </table:table-cell>
        </table:table-row>
        <table:table-row>
          <table:table-cell table:style-name="T65">
            <text:p text:style-name="p11"><text:span text:style-name="c14">6</text:span></text:p>
          </table:table-cell>
          <table:table-cell table:style-name="T65">
            <text:p text:style-name="p11"><text:span text:style-name="c14">Lake</text:span></text:p>
          </table:table-cell>
          <table:table-cell table:style-name="T65">
            <text:p text:style-name="p11"><text:span text:style-name="c14">NO</text:span></text:p>
          </table:table-cell>
          <table:table-cell table:style-name="T65">
            <text:p text:style-name="p11"><text:span text:style-name="c14">NO</text:span></text:p>
          </table:table-cell>
          <table:table-cell table:style-name="T65">
            <text:p text:style-name="p11"/>
          </table:table-cell>
        </table:table-row>
        <table:table-row>
          <table:table-cell table:style-name="T65">
            <text:p text:style-name="p11"><text:span text:style-name="c14">7</text:span></text:p>
          </table:table-cell>
          <table:table-cell table:style-name="T65">
            <text:p text:style-name="p11"><text:span text:style-name="c14">Sea</text:span></text:p>
          </table:table-cell>
          <table:table-cell table:style-name="T65">
            <text:p text:style-name="p11"><text:span text:style-name="c14">NO</text:span></text:p>
          </table:table-cell>
          <table:table-cell table:style-name="T65">
            <text:p text:style-name="p11"><text:span text:style-name="c14">NO</text:span></text:p>
          </table:table-cell>
          <table:table-cell table:style-name="T65">
            <text:p text:style-name="p11"/>
          </table:table-cell>
        </table:table-row>
        <table:table-row>
          <table:table-cell table:style-name="T65">
            <text:p text:style-name="p11"><text:span text:style-name="c14">8</text:span></text:p>
          </table:table-cell>
          <table:table-cell table:style-name="T65">
            <text:p text:style-name="p11"><text:span text:style-name="c14">fk_id_rrh_parro</text:span></text:p>
          </table:table-cell>
          <table:table-cell table:style-name="T65">
            <text:p text:style-name="p11"><text:span text:style-name="c14">NO</text:span></text:p>
          </table:table-cell>
          <table:table-cell table:style-name="T65">
            <text:p text:style-name="p11"><text:span text:style-name="c14">NO</text:span></text:p>
          </table:table-cell>
          <table:table-cell table:style-name="T65">
            <text:p text:style-name="p11"><text:span text:style-name="c14">Llave Foránea.</text:span></text:p>
          </table:table-cell>
        </table:table-row>
        <table:table-row>
          <table:table-cell table:style-name="T65">
            <text:p text:style-name="p11"><text:span text:style-name="c14">9</text:span></text:p>
          </table:table-cell>
          <table:table-cell table:style-name="T65">
            <text:p text:style-name="p11"><text:span text:style-name="c14">fk_id_rrh_estat</text:span></text:p>
          </table:table-cell>
          <table:table-cell table:style-name="T65">
            <text:p text:style-name="p11"><text:span text:style-name="c14">NO</text:span></text:p>
          </table:table-cell>
          <table:table-cell table:style-name="T65">
            <text:p text:style-name="p11"><text:span text:style-name="c14">NO</text:span></text:p>
          </table:table-cell>
          <table:table-cell table:style-name="T65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menus</text:span></text:p>
      <table:table>
        <table:table-column table:number-columns-repeated="5"/>
        <table:table-row>
          <table:table-cell table:style-name="T68">
            <text:p text:style-name="p11"><text:span text:style-name="c14">Nº</text:span></text:p>
          </table:table-cell>
          <table:table-cell table:style-name="T68">
            <text:p text:style-name="p11"><text:span text:style-name="c14">Atributo</text:span></text:p>
          </table:table-cell>
          <table:table-cell table:style-name="T68">
            <text:p text:style-name="p11"><text:span text:style-name="c14">Llave Primaria</text:span></text:p>
          </table:table-cell>
          <table:table-cell table:style-name="T68">
            <text:p text:style-name="p11"><text:span text:style-name="c14">Nulo</text:span></text:p>
          </table:table-cell>
          <table:table-cell table:style-name="T68">
            <text:p text:style-name="p11"><text:span text:style-name="c14">Descripción</text:span></text:p>
          </table:table-cell>
        </table:table-row>
        <table:table-row>
          <table:table-cell table:style-name="T68">
            <text:p text:style-name="p11"><text:span text:style-name="c14">1</text:span></text:p>
          </table:table-cell>
          <table:table-cell table:style-name="T68">
            <text:p text:style-name="p11"><text:span text:style-name="c14">id_rrh_menus</text:span></text:p>
          </table:table-cell>
          <table:table-cell table:style-name="T68">
            <text:p text:style-name="p11"><text:span text:style-name="c14">SÍ</text:span></text:p>
          </table:table-cell>
          <table:table-cell table:style-name="T68">
            <text:p text:style-name="p11"><text:span text:style-name="c14">NO</text:span></text:p>
          </table:table-cell>
          <table:table-cell table:style-name="T68">
            <text:p text:style-name="p11"/>
          </table:table-cell>
        </table:table-row>
        <table:table-row>
          <table:table-cell table:style-name="T68">
            <text:p text:style-name="p11"><text:span text:style-name="c14">2</text:span></text:p>
          </table:table-cell>
          <table:table-cell table:style-name="T68">
            <text:p text:style-name="p11"><text:span text:style-name="c14">mod_descr</text:span></text:p>
          </table:table-cell>
          <table:table-cell table:style-name="T68">
            <text:p text:style-name="p11"><text:span text:style-name="c14">NO</text:span></text:p>
          </table:table-cell>
          <table:table-cell table:style-name="T68">
            <text:p text:style-name="p11"><text:span text:style-name="c14">NO</text:span></text:p>
          </table:table-cell>
          <table:table-cell table:style-name="T68">
            <text:p text:style-name="p11"/>
          </table:table-cell>
        </table:table-row>
        <table:table-row>
          <table:table-cell table:style-name="T68">
            <text:p text:style-name="p11"><text:span text:style-name="c14">3</text:span></text:p>
          </table:table-cell>
          <table:table-cell table:style-name="T68">
            <text:p text:style-name="p11"><text:span text:style-name="c14">mod_fecha</text:span></text:p>
          </table:table-cell>
          <table:table-cell table:style-name="T68">
            <text:p text:style-name="p11"><text:span text:style-name="c14">NO</text:span></text:p>
          </table:table-cell>
          <table:table-cell table:style-name="T68">
            <text:p text:style-name="p11"><text:span text:style-name="c14">NO</text:span></text:p>
          </table:table-cell>
          <table:table-cell table:style-name="T68">
            <text:p text:style-name="p11"/>
          </table:table-cell>
        </table:table-row>
        <table:table-row>
          <table:table-cell table:style-name="T68">
            <text:p text:style-name="p11"><text:span text:style-name="c14">4</text:span></text:p>
          </table:table-cell>
          <table:table-cell table:style-name="T68">
            <text:p text:style-name="p11"><text:span text:style-name="c14">fk_id_rrh_estat</text:span></text:p>
          </table:table-cell>
          <table:table-cell table:style-name="T68">
            <text:p text:style-name="p11"><text:span text:style-name="c14">NO</text:span></text:p>
          </table:table-cell>
          <table:table-cell table:style-name="T68">
            <text:p text:style-name="p11"><text:span text:style-name="c14">NO</text:span></text:p>
          </table:table-cell>
          <table:table-cell table:style-name="T68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smenu</text:span></text:p>
      <table:table>
        <table:table-column table:number-columns-repeated="5"/>
        <table:table-row>
          <table:table-cell table:style-name="T71">
            <text:p text:style-name="p11"><text:span text:style-name="c14">Nº</text:span></text:p>
          </table:table-cell>
          <table:table-cell table:style-name="T71">
            <text:p text:style-name="p11"><text:span text:style-name="c14">Atributo</text:span></text:p>
          </table:table-cell>
          <table:table-cell table:style-name="T71">
            <text:p text:style-name="p11"><text:span text:style-name="c14">Llave Primaria</text:span></text:p>
          </table:table-cell>
          <table:table-cell table:style-name="T71">
            <text:p text:style-name="p11"><text:span text:style-name="c14">Nulo</text:span></text:p>
          </table:table-cell>
          <table:table-cell table:style-name="T71">
            <text:p text:style-name="p11"><text:span text:style-name="c14">Descripción</text:span></text:p>
          </table:table-cell>
        </table:table-row>
        <table:table-row>
          <table:table-cell table:style-name="T71">
            <text:p text:style-name="p11"><text:span text:style-name="c14">1</text:span></text:p>
          </table:table-cell>
          <table:table-cell table:style-name="T71">
            <text:p text:style-name="p11"><text:span text:style-name="c14">id_rrh_smenu</text:span></text:p>
          </table:table-cell>
          <table:table-cell table:style-name="T71">
            <text:p text:style-name="p11"><text:span text:style-name="c14">SÍ</text:span></text:p>
          </table:table-cell>
          <table:table-cell table:style-name="T71">
            <text:p text:style-name="p11"><text:span text:style-name="c14">NO</text:span></text:p>
          </table:table-cell>
          <table:table-cell table:style-name="T71">
            <text:p text:style-name="p11"/>
          </table:table-cell>
        </table:table-row>
        <table:table-row>
          <table:table-cell table:style-name="T71">
            <text:p text:style-name="p11"><text:span text:style-name="c14">2</text:span></text:p>
          </table:table-cell>
          <table:table-cell table:style-name="T71">
            <text:p text:style-name="p11"><text:span text:style-name="c14">dmo_descr</text:span></text:p>
          </table:table-cell>
          <table:table-cell table:style-name="T71">
            <text:p text:style-name="p11"><text:span text:style-name="c14">NO</text:span></text:p>
          </table:table-cell>
          <table:table-cell table:style-name="T71">
            <text:p text:style-name="p11"><text:span text:style-name="c14">NO</text:span></text:p>
          </table:table-cell>
          <table:table-cell table:style-name="T71">
            <text:p text:style-name="p11"/>
          </table:table-cell>
        </table:table-row>
        <table:table-row>
          <table:table-cell table:style-name="T71">
            <text:p text:style-name="p11"><text:span text:style-name="c14">3</text:span></text:p>
          </table:table-cell>
          <table:table-cell table:style-name="T71">
            <text:p text:style-name="p11"><text:span text:style-name="c14">fk_id_rrh_menus</text:span></text:p>
          </table:table-cell>
          <table:table-cell table:style-name="T71">
            <text:p text:style-name="p11"><text:span text:style-name="c14">NO</text:span></text:p>
          </table:table-cell>
          <table:table-cell table:style-name="T71">
            <text:p text:style-name="p11"><text:span text:style-name="c14">NO</text:span></text:p>
          </table:table-cell>
          <table:table-cell table:style-name="T71">
            <text:p text:style-name="p11"><text:span text:style-name="c14">Llave Foránea.</text:span></text:p>
          </table:table-cell>
        </table:table-row>
        <table:table-row>
          <table:table-cell table:style-name="T71">
            <text:p text:style-name="p11"><text:span text:style-name="c14">4</text:span></text:p>
          </table:table-cell>
          <table:table-cell table:style-name="T71">
            <text:p text:style-name="p11"><text:span text:style-name="c14">fk_id_rrh_estat</text:span></text:p>
          </table:table-cell>
          <table:table-cell table:style-name="T71">
            <text:p text:style-name="p11"><text:span text:style-name="c14">NO</text:span></text:p>
          </table:table-cell>
          <table:table-cell table:style-name="T71">
            <text:p text:style-name="p11"><text:span text:style-name="c14">NO</text:span></text:p>
          </table:table-cell>
          <table:table-cell table:style-name="T71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tcampo</text:span></text:p>
      <table:table>
        <table:table-column table:number-columns-repeated="5"/>
        <table:table-row>
          <table:table-cell table:style-name="T74">
            <text:p text:style-name="p11"><text:span text:style-name="c14">Nº</text:span></text:p>
          </table:table-cell>
          <table:table-cell table:style-name="T74">
            <text:p text:style-name="p11"><text:span text:style-name="c14">Atributo</text:span></text:p>
          </table:table-cell>
          <table:table-cell table:style-name="T74">
            <text:p text:style-name="p11"><text:span text:style-name="c14">Llave Primaria</text:span></text:p>
          </table:table-cell>
          <table:table-cell table:style-name="T74">
            <text:p text:style-name="p11"><text:span text:style-name="c14">Nulo</text:span></text:p>
          </table:table-cell>
          <table:table-cell table:style-name="T74">
            <text:p text:style-name="p11"><text:span text:style-name="c14">Descripción</text:span></text:p>
          </table:table-cell>
        </table:table-row>
        <table:table-row>
          <table:table-cell table:style-name="T74">
            <text:p text:style-name="p11"><text:span text:style-name="c14">1</text:span></text:p>
          </table:table-cell>
          <table:table-cell table:style-name="T74">
            <text:p text:style-name="p11"><text:span text:style-name="c14">id_rrh_tcamp</text:span></text:p>
          </table:table-cell>
          <table:table-cell table:style-name="T74">
            <text:p text:style-name="p11"><text:span text:style-name="c14">SÍ</text:span></text:p>
          </table:table-cell>
          <table:table-cell table:style-name="T74">
            <text:p text:style-name="p11"><text:span text:style-name="c14">NO</text:span></text:p>
          </table:table-cell>
          <table:table-cell table:style-name="T74">
            <text:p text:style-name="p11"/>
          </table:table-cell>
        </table:table-row>
        <table:table-row>
          <table:table-cell table:style-name="T74">
            <text:p text:style-name="p11"><text:span text:style-name="c14">2</text:span></text:p>
          </table:table-cell>
          <table:table-cell table:style-name="T74">
            <text:p text:style-name="p11"><text:span text:style-name="c14">tca_descr</text:span></text:p>
          </table:table-cell>
          <table:table-cell table:style-name="T74">
            <text:p text:style-name="p11"><text:span text:style-name="c14">NO</text:span></text:p>
          </table:table-cell>
          <table:table-cell table:style-name="T74">
            <text:p text:style-name="p11"><text:span text:style-name="c14">NO</text:span></text:p>
          </table:table-cell>
          <table:table-cell table:style-name="T74">
            <text:p text:style-name="p11"/>
          </table:table-cell>
        </table:table-row>
        <table:table-row>
          <table:table-cell table:style-name="T74">
            <text:p text:style-name="p11"><text:span text:style-name="c14">3</text:span></text:p>
          </table:table-cell>
          <table:table-cell table:style-name="T74">
            <text:p text:style-name="p11"><text:span text:style-name="c14">fk_id_rrh_estat</text:span></text:p>
          </table:table-cell>
          <table:table-cell table:style-name="T74">
            <text:p text:style-name="p11"><text:span text:style-name="c14">NO</text:span></text:p>
          </table:table-cell>
          <table:table-cell table:style-name="T74">
            <text:p text:style-name="p11"><text:span text:style-name="c14">NO</text:span></text:p>
          </table:table-cell>
          <table:table-cell table:style-name="T74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campos</text:span></text:p>
      <table:table>
        <table:table-column table:number-columns-repeated="5"/>
        <table:table-row>
          <table:table-cell table:style-name="T77">
            <text:p text:style-name="p11"><text:span text:style-name="c14">Nº</text:span></text:p>
          </table:table-cell>
          <table:table-cell table:style-name="T77">
            <text:p text:style-name="p11"><text:span text:style-name="c14">Atributo</text:span></text:p>
          </table:table-cell>
          <table:table-cell table:style-name="T77">
            <text:p text:style-name="p11"><text:span text:style-name="c14">Llave Primaria</text:span></text:p>
          </table:table-cell>
          <table:table-cell table:style-name="T77">
            <text:p text:style-name="p11"><text:span text:style-name="c14">Nulo</text:span></text:p>
          </table:table-cell>
          <table:table-cell table:style-name="T77">
            <text:p text:style-name="p11"><text:span text:style-name="c14">Descripción</text:span></text:p>
          </table:table-cell>
        </table:table-row>
        <table:table-row>
          <table:table-cell table:style-name="T77">
            <text:p text:style-name="p11"><text:span text:style-name="c14">1</text:span></text:p>
          </table:table-cell>
          <table:table-cell table:style-name="T77">
            <text:p text:style-name="p11"><text:span text:style-name="c14">id_rrh_campos</text:span></text:p>
          </table:table-cell>
          <table:table-cell table:style-name="T77">
            <text:p text:style-name="p11"><text:span text:style-name="c14">SÍ</text:span></text:p>
          </table:table-cell>
          <table:table-cell table:style-name="T77">
            <text:p text:style-name="p11"><text:span text:style-name="c14">NO</text:span></text:p>
          </table:table-cell>
          <table:table-cell table:style-name="T77">
            <text:p text:style-name="p11"><text:span text:style-name="c14">encriptado</text:span></text:p>
          </table:table-cell>
        </table:table-row>
        <table:table-row>
          <table:table-cell table:style-name="T77">
            <text:p text:style-name="p11"><text:span text:style-name="c14">2</text:span></text:p>
          </table:table-cell>
          <table:table-cell table:style-name="T77">
            <text:p text:style-name="p11"><text:span text:style-name="c14">cap_descr</text:span></text:p>
          </table:table-cell>
          <table:table-cell table:style-name="T77">
            <text:p text:style-name="p11"><text:span text:style-name="c14">NO</text:span></text:p>
          </table:table-cell>
          <table:table-cell table:style-name="T77">
            <text:p text:style-name="p11"><text:span text:style-name="c14">NO</text:span></text:p>
          </table:table-cell>
          <table:table-cell table:style-name="T77">
            <text:p text:style-name="p11"/>
          </table:table-cell>
        </table:table-row>
        <table:table-row>
          <table:table-cell table:style-name="T77">
            <text:p text:style-name="p11"><text:span text:style-name="c14">3</text:span></text:p>
          </table:table-cell>
          <table:table-cell table:style-name="T77">
            <text:p text:style-name="p11"><text:span text:style-name="c14">cap_taman</text:span></text:p>
          </table:table-cell>
          <table:table-cell table:style-name="T77">
            <text:p text:style-name="p11"><text:span text:style-name="c14">NO</text:span></text:p>
          </table:table-cell>
          <table:table-cell table:style-name="T77">
            <text:p text:style-name="p11"><text:span text:style-name="c14">NO</text:span></text:p>
          </table:table-cell>
          <table:table-cell table:style-name="T77">
            <text:p text:style-name="p11"/>
          </table:table-cell>
        </table:table-row>
        <table:table-row>
          <table:table-cell table:style-name="T77">
            <text:p text:style-name="p11"><text:span text:style-name="c14">4</text:span></text:p>
          </table:table-cell>
          <table:table-cell table:style-name="T77">
            <text:p text:style-name="p11"><text:span text:style-name="c14">cap_nulo</text:span></text:p>
          </table:table-cell>
          <table:table-cell table:style-name="T77">
            <text:p text:style-name="p11"><text:span text:style-name="c14">NO</text:span></text:p>
          </table:table-cell>
          <table:table-cell table:style-name="T77">
            <text:p text:style-name="p11"><text:span text:style-name="c14">NO</text:span></text:p>
          </table:table-cell>
          <table:table-cell table:style-name="T77">
            <text:p text:style-name="p11"/>
          </table:table-cell>
        </table:table-row>
        <table:table-row>
          <table:table-cell table:style-name="T77">
            <text:p text:style-name="p11"><text:span text:style-name="c14">5</text:span></text:p>
          </table:table-cell>
          <table:table-cell table:style-name="T77">
            <text:p text:style-name="p11"><text:span text:style-name="c14">fk_id_rrh_estat</text:span></text:p>
          </table:table-cell>
          <table:table-cell table:style-name="T77">
            <text:p text:style-name="p11"><text:span text:style-name="c14">NO</text:span></text:p>
          </table:table-cell>
          <table:table-cell table:style-name="T77">
            <text:p text:style-name="p11"><text:span text:style-name="c14">NO</text:span></text:p>
          </table:table-cell>
          <table:table-cell table:style-name="T77">
            <text:p text:style-name="p11"><text:span text:style-name="c14">Llave Foránea.</text:span></text:p>
          </table:table-cell>
        </table:table-row>
        <table:table-row>
          <table:table-cell table:style-name="T77">
            <text:p text:style-name="p11"><text:span text:style-name="c14">6</text:span></text:p>
          </table:table-cell>
          <table:table-cell table:style-name="T77">
            <text:p text:style-name="p11"><text:span text:style-name="c14">fk_id_rrh_tcamp</text:span></text:p>
          </table:table-cell>
          <table:table-cell table:style-name="T77">
            <text:p text:style-name="p11"><text:span text:style-name="c14">NO</text:span></text:p>
          </table:table-cell>
          <table:table-cell table:style-name="T77">
            <text:p text:style-name="p11"><text:span text:style-name="c14">NO</text:span></text:p>
          </table:table-cell>
          <table:table-cell table:style-name="T77">
            <text:p text:style-name="p11"><text:span text:style-name="c14">Llave Foránea.</text:span></text:p>
          </table:table-cell>
        </table:table-row>
        <table:table-row>
          <table:table-cell table:style-name="T77">
            <text:p text:style-name="p11"><text:span text:style-name="c14">7</text:span></text:p>
          </table:table-cell>
          <table:table-cell table:style-name="T77">
            <text:p text:style-name="p11"><text:span text:style-name="c14">fk_id_rrh_tabla</text:span></text:p>
          </table:table-cell>
          <table:table-cell table:style-name="T77">
            <text:p text:style-name="p11"><text:span text:style-name="c14">NO</text:span></text:p>
          </table:table-cell>
          <table:table-cell table:style-name="T77">
            <text:p text:style-name="p11"><text:span text:style-name="c14">NO</text:span></text:p>
          </table:table-cell>
          <table:table-cell table:style-name="T77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tabla</text:span></text:p>
      <table:table>
        <table:table-column table:number-columns-repeated="5"/>
        <table:table-row>
          <table:table-cell table:style-name="T80">
            <text:p text:style-name="p11"><text:span text:style-name="c14">Nº</text:span></text:p>
          </table:table-cell>
          <table:table-cell table:style-name="T80">
            <text:p text:style-name="p11"><text:span text:style-name="c14">Atributo</text:span></text:p>
          </table:table-cell>
          <table:table-cell table:style-name="T80">
            <text:p text:style-name="p11"><text:span text:style-name="c14">Llave Primaria</text:span></text:p>
          </table:table-cell>
          <table:table-cell table:style-name="T80">
            <text:p text:style-name="p11"><text:span text:style-name="c14">Nulo</text:span></text:p>
          </table:table-cell>
          <table:table-cell table:style-name="T80">
            <text:p text:style-name="p11"><text:span text:style-name="c14">Descripción</text:span></text:p>
          </table:table-cell>
        </table:table-row>
        <table:table-row>
          <table:table-cell table:style-name="T80">
            <text:p text:style-name="p11"><text:span text:style-name="c14">1</text:span></text:p>
          </table:table-cell>
          <table:table-cell table:style-name="T80">
            <text:p text:style-name="p11"><text:span text:style-name="c14">id_rrh_tabla</text:span></text:p>
          </table:table-cell>
          <table:table-cell table:style-name="T80">
            <text:p text:style-name="p11"><text:span text:style-name="c14">SÍ</text:span></text:p>
          </table:table-cell>
          <table:table-cell table:style-name="T80">
            <text:p text:style-name="p11"><text:span text:style-name="c14">NO</text:span></text:p>
          </table:table-cell>
          <table:table-cell table:style-name="T80">
            <text:p text:style-name="p11"/>
          </table:table-cell>
        </table:table-row>
        <table:table-row>
          <table:table-cell table:style-name="T80">
            <text:p text:style-name="p11"><text:span text:style-name="c14">2</text:span></text:p>
          </table:table-cell>
          <table:table-cell table:style-name="T80">
            <text:p text:style-name="p11"><text:span text:style-name="c14">tab_descr</text:span></text:p>
          </table:table-cell>
          <table:table-cell table:style-name="T80">
            <text:p text:style-name="p11"><text:span text:style-name="c14">NO</text:span></text:p>
          </table:table-cell>
          <table:table-cell table:style-name="T80">
            <text:p text:style-name="p11"><text:span text:style-name="c14">NO</text:span></text:p>
          </table:table-cell>
          <table:table-cell table:style-name="T80">
            <text:p text:style-name="p11"/>
          </table:table-cell>
        </table:table-row>
        <table:table-row>
          <table:table-cell table:style-name="T80">
            <text:p text:style-name="p11"><text:span text:style-name="c14">3</text:span></text:p>
          </table:table-cell>
          <table:table-cell table:style-name="T80">
            <text:p text:style-name="p11"><text:span text:style-name="c14">tab_obser</text:span></text:p>
          </table:table-cell>
          <table:table-cell table:style-name="T80">
            <text:p text:style-name="p11"><text:span text:style-name="c14">NO</text:span></text:p>
          </table:table-cell>
          <table:table-cell table:style-name="T80">
            <text:p text:style-name="p11"><text:span text:style-name="c14">NO</text:span></text:p>
          </table:table-cell>
          <table:table-cell table:style-name="T80">
            <text:p text:style-name="p11"/>
          </table:table-cell>
        </table:table-row>
        <table:table-row>
          <table:table-cell table:style-name="T80">
            <text:p text:style-name="p11"><text:span text:style-name="c14">4</text:span></text:p>
          </table:table-cell>
          <table:table-cell table:style-name="T80">
            <text:p text:style-name="p11"><text:span text:style-name="c14">fk_id_rrh_tcamp</text:span></text:p>
          </table:table-cell>
          <table:table-cell table:style-name="T80">
            <text:p text:style-name="p11"><text:span text:style-name="c14">NO</text:span></text:p>
          </table:table-cell>
          <table:table-cell table:style-name="T80">
            <text:p text:style-name="p11"><text:span text:style-name="c14">NO</text:span></text:p>
          </table:table-cell>
          <table:table-cell table:style-name="T80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privi</text:span></text:p>
      <table:table>
        <table:table-column table:number-columns-repeated="5"/>
        <table:table-row>
          <table:table-cell table:style-name="T83">
            <text:p text:style-name="p11"><text:span text:style-name="c14">Nº</text:span></text:p>
          </table:table-cell>
          <table:table-cell table:style-name="T83">
            <text:p text:style-name="p11"><text:span text:style-name="c14">Atributo</text:span></text:p>
          </table:table-cell>
          <table:table-cell table:style-name="T83">
            <text:p text:style-name="p11"><text:span text:style-name="c14">Llave Primaria</text:span></text:p>
          </table:table-cell>
          <table:table-cell table:style-name="T83">
            <text:p text:style-name="p11"><text:span text:style-name="c14">Nulo</text:span></text:p>
          </table:table-cell>
          <table:table-cell table:style-name="T83">
            <text:p text:style-name="p11"><text:span text:style-name="c14">Descripción</text:span></text:p>
          </table:table-cell>
        </table:table-row>
        <table:table-row>
          <table:table-cell table:style-name="T83">
            <text:p text:style-name="p11"><text:span text:style-name="c14">1</text:span></text:p>
          </table:table-cell>
          <table:table-cell table:style-name="T83">
            <text:p text:style-name="p11"><text:span text:style-name="c14">id_rrh_privi</text:span></text:p>
          </table:table-cell>
          <table:table-cell table:style-name="T83">
            <text:p text:style-name="p11"><text:span text:style-name="c14">SÍ</text:span></text:p>
          </table:table-cell>
          <table:table-cell table:style-name="T83">
            <text:p text:style-name="p11"><text:span text:style-name="c14">NO</text:span></text:p>
          </table:table-cell>
          <table:table-cell table:style-name="T83">
            <text:p text:style-name="p11"/>
          </table:table-cell>
        </table:table-row>
        <table:table-row>
          <table:table-cell table:style-name="T83">
            <text:p text:style-name="p11"><text:span text:style-name="c14">2</text:span></text:p>
          </table:table-cell>
          <table:table-cell table:style-name="T83">
            <text:p text:style-name="p11"><text:span text:style-name="c14">pri_agreg</text:span></text:p>
          </table:table-cell>
          <table:table-cell table:style-name="T83">
            <text:p text:style-name="p11"><text:span text:style-name="c14">NO</text:span></text:p>
          </table:table-cell>
          <table:table-cell table:style-name="T83">
            <text:p text:style-name="p11"><text:span text:style-name="c14">NO</text:span></text:p>
          </table:table-cell>
          <table:table-cell table:style-name="T83">
            <text:p text:style-name="p11"/>
          </table:table-cell>
        </table:table-row>
        <table:table-row>
          <table:table-cell table:style-name="T83">
            <text:p text:style-name="p11"><text:span text:style-name="c14">3</text:span></text:p>
          </table:table-cell>
          <table:table-cell table:style-name="T83">
            <text:p text:style-name="p11"><text:span text:style-name="c14">pri_consu</text:span></text:p>
          </table:table-cell>
          <table:table-cell table:style-name="T83">
            <text:p text:style-name="p11"><text:span text:style-name="c14">NO</text:span></text:p>
          </table:table-cell>
          <table:table-cell table:style-name="T83">
            <text:p text:style-name="p11"><text:span text:style-name="c14">NO</text:span></text:p>
          </table:table-cell>
          <table:table-cell table:style-name="T83">
            <text:p text:style-name="p11"/>
          </table:table-cell>
        </table:table-row>
        <table:table-row>
          <table:table-cell table:style-name="T83">
            <text:p text:style-name="p11"><text:span text:style-name="c14">4</text:span></text:p>
          </table:table-cell>
          <table:table-cell table:style-name="T83">
            <text:p text:style-name="p11"><text:span text:style-name="c14">pri_modif</text:span></text:p>
          </table:table-cell>
          <table:table-cell table:style-name="T83">
            <text:p text:style-name="p11"><text:span text:style-name="c14">NO</text:span></text:p>
          </table:table-cell>
          <table:table-cell table:style-name="T83">
            <text:p text:style-name="p11"><text:span text:style-name="c14">NO</text:span></text:p>
          </table:table-cell>
          <table:table-cell table:style-name="T83">
            <text:p text:style-name="p11"/>
          </table:table-cell>
        </table:table-row>
        <table:table-row>
          <table:table-cell table:style-name="T83">
            <text:p text:style-name="p11"><text:span text:style-name="c14">5</text:span></text:p>
          </table:table-cell>
          <table:table-cell table:style-name="T83">
            <text:p text:style-name="p11"><text:span text:style-name="c14">pri_elimi</text:span></text:p>
          </table:table-cell>
          <table:table-cell table:style-name="T83">
            <text:p text:style-name="p11"><text:span text:style-name="c14">NO</text:span></text:p>
          </table:table-cell>
          <table:table-cell table:style-name="T83">
            <text:p text:style-name="p11"><text:span text:style-name="c14">NO</text:span></text:p>
          </table:table-cell>
          <table:table-cell table:style-name="T83">
            <text:p text:style-name="p11"/>
          </table:table-cell>
        </table:table-row>
        <table:table-row>
          <table:table-cell table:style-name="T83">
            <text:p text:style-name="p11"><text:span text:style-name="c14">6</text:span></text:p>
          </table:table-cell>
          <table:table-cell table:style-name="T83">
            <text:p text:style-name="p11"><text:span text:style-name="c14">fk_id_rrh_estat</text:span></text:p>
          </table:table-cell>
          <table:table-cell table:style-name="T83">
            <text:p text:style-name="p11"><text:span text:style-name="c14">NO</text:span></text:p>
          </table:table-cell>
          <table:table-cell table:style-name="T83">
            <text:p text:style-name="p11"><text:span text:style-name="c14">NO</text:span></text:p>
          </table:table-cell>
          <table:table-cell table:style-name="T83">
            <text:p text:style-name="p11"><text:span text:style-name="c14">Llave Foránea.</text:span></text:p>
          </table:table-cell>
        </table:table-row>
        <table:table-row>
          <table:table-cell table:style-name="T83">
            <text:p text:style-name="p11"><text:span text:style-name="c14">7</text:span></text:p>
          </table:table-cell>
          <table:table-cell table:style-name="T83">
            <text:p text:style-name="p11"><text:span text:style-name="c14">fk_id_rrh_usuar</text:span></text:p>
          </table:table-cell>
          <table:table-cell table:style-name="T83">
            <text:p text:style-name="p11"><text:span text:style-name="c14">NO</text:span></text:p>
          </table:table-cell>
          <table:table-cell table:style-name="T83">
            <text:p text:style-name="p11"><text:span text:style-name="c14">NO</text:span></text:p>
          </table:table-cell>
          <table:table-cell table:style-name="T83">
            <text:p text:style-name="p11"><text:span text:style-name="c14">Llave Foránea.</text:span></text:p>
          </table:table-cell>
        </table:table-row>
        <table:table-row>
          <table:table-cell table:style-name="T83">
            <text:p text:style-name="p11"><text:span text:style-name="c14">8</text:span></text:p>
          </table:table-cell>
          <table:table-cell table:style-name="T83">
            <text:p text:style-name="p11"><text:span text:style-name="c14">fk_id_rrh_smenu</text:span></text:p>
          </table:table-cell>
          <table:table-cell table:style-name="T83">
            <text:p text:style-name="p11"><text:span text:style-name="c14">NO</text:span></text:p>
          </table:table-cell>
          <table:table-cell table:style-name="T83">
            <text:p text:style-name="p11"><text:span text:style-name="c14">NO</text:span></text:p>
          </table:table-cell>
          <table:table-cell table:style-name="T83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profe</text:span></text:p>
      <table:table>
        <table:table-column table:number-columns-repeated="5"/>
        <table:table-row>
          <table:table-cell table:style-name="T86">
            <text:p text:style-name="p11"><text:span text:style-name="c14">Nº</text:span></text:p>
          </table:table-cell>
          <table:table-cell table:style-name="T86">
            <text:p text:style-name="p11"><text:span text:style-name="c14">Atributo</text:span></text:p>
          </table:table-cell>
          <table:table-cell table:style-name="T86">
            <text:p text:style-name="p11"><text:span text:style-name="c14">Llave Primaria</text:span></text:p>
          </table:table-cell>
          <table:table-cell table:style-name="T86">
            <text:p text:style-name="p11"><text:span text:style-name="c14">Nulo</text:span></text:p>
          </table:table-cell>
          <table:table-cell table:style-name="T86">
            <text:p text:style-name="p11"><text:span text:style-name="c14">Descripción</text:span></text:p>
          </table:table-cell>
        </table:table-row>
        <table:table-row>
          <table:table-cell table:style-name="T86">
            <text:p text:style-name="p11"><text:span text:style-name="c14">1</text:span></text:p>
          </table:table-cell>
          <table:table-cell table:style-name="T86">
            <text:p text:style-name="p11"><text:span text:style-name="c14">id_rrh_profe</text:span></text:p>
          </table:table-cell>
          <table:table-cell table:style-name="T86">
            <text:p text:style-name="p11"><text:span text:style-name="c14">SÍ</text:span></text:p>
          </table:table-cell>
          <table:table-cell table:style-name="T86">
            <text:p text:style-name="p11"><text:span text:style-name="c14">NO</text:span></text:p>
          </table:table-cell>
          <table:table-cell table:style-name="T86">
            <text:p text:style-name="p11"/>
          </table:table-cell>
        </table:table-row>
        <table:table-row>
          <table:table-cell table:style-name="T86">
            <text:p text:style-name="p11"><text:span text:style-name="c14">2</text:span></text:p>
          </table:table-cell>
          <table:table-cell table:style-name="T86">
            <text:p text:style-name="p11"><text:span text:style-name="c14">pro_nombre</text:span></text:p>
          </table:table-cell>
          <table:table-cell table:style-name="T86">
            <text:p text:style-name="p11"><text:span text:style-name="c14">NO</text:span></text:p>
          </table:table-cell>
          <table:table-cell table:style-name="T86">
            <text:p text:style-name="p11"><text:span text:style-name="c14">NO</text:span></text:p>
          </table:table-cell>
          <table:table-cell table:style-name="T86">
            <text:p text:style-name="p11"/>
          </table:table-cell>
        </table:table-row>
        <table:table-row>
          <table:table-cell table:style-name="T86">
            <text:p text:style-name="p11"><text:span text:style-name="c14">3</text:span></text:p>
          </table:table-cell>
          <table:table-cell table:style-name="T86">
            <text:p text:style-name="p11"><text:span text:style-name="c14">fk_id_rrh_estat</text:span></text:p>
          </table:table-cell>
          <table:table-cell table:style-name="T86">
            <text:p text:style-name="p11"><text:span text:style-name="c14">NO</text:span></text:p>
          </table:table-cell>
          <table:table-cell table:style-name="T86">
            <text:p text:style-name="p11"><text:span text:style-name="c14">NO</text:span></text:p>
          </table:table-cell>
          <table:table-cell table:style-name="T86">
            <text:p text:style-name="p11"><text:span text:style-name="c14">Llave Foránea.</text:span></text:p>
          </table:table-cell>
        </table:table-row>
        <table:table-row>
          <table:table-cell table:style-name="T86">
            <text:p text:style-name="p11"><text:span text:style-name="c14">4</text:span></text:p>
          </table:table-cell>
          <table:table-cell table:style-name="T86">
            <text:p text:style-name="p11"><text:span text:style-name="c14">fk_id_rrh_tprof</text:span></text:p>
          </table:table-cell>
          <table:table-cell table:style-name="T86">
            <text:p text:style-name="p11"><text:span text:style-name="c14">NO</text:span></text:p>
          </table:table-cell>
          <table:table-cell table:style-name="T86">
            <text:p text:style-name="p11"><text:span text:style-name="c14">NO</text:span></text:p>
          </table:table-cell>
          <table:table-cell table:style-name="T86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tprof</text:span></text:p>
      <table:table>
        <table:table-column table:number-columns-repeated="5"/>
        <table:table-row>
          <table:table-cell table:style-name="T89">
            <text:p text:style-name="p11"><text:span text:style-name="c14">Nº</text:span></text:p>
          </table:table-cell>
          <table:table-cell table:style-name="T89">
            <text:p text:style-name="p11"><text:span text:style-name="c14">Atributo</text:span></text:p>
          </table:table-cell>
          <table:table-cell table:style-name="T89">
            <text:p text:style-name="p11"><text:span text:style-name="c14">Llave Primaria</text:span></text:p>
          </table:table-cell>
          <table:table-cell table:style-name="T89">
            <text:p text:style-name="p11"><text:span text:style-name="c14">Nulo</text:span></text:p>
          </table:table-cell>
          <table:table-cell table:style-name="T89">
            <text:p text:style-name="p11"><text:span text:style-name="c14">Descripción</text:span></text:p>
          </table:table-cell>
        </table:table-row>
        <table:table-row>
          <table:table-cell table:style-name="T89">
            <text:p text:style-name="p11"><text:span text:style-name="c14">1</text:span></text:p>
          </table:table-cell>
          <table:table-cell table:style-name="T89">
            <text:p text:style-name="p11"><text:span text:style-name="c14">id_rrh_tprof</text:span></text:p>
          </table:table-cell>
          <table:table-cell table:style-name="T89">
            <text:p text:style-name="p11"><text:span text:style-name="c14">SÍ</text:span></text:p>
          </table:table-cell>
          <table:table-cell table:style-name="T89">
            <text:p text:style-name="p11"><text:span text:style-name="c14">NO</text:span></text:p>
          </table:table-cell>
          <table:table-cell table:style-name="T89">
            <text:p text:style-name="p11"/>
          </table:table-cell>
        </table:table-row>
        <table:table-row>
          <table:table-cell table:style-name="T89">
            <text:p text:style-name="p11"><text:span text:style-name="c14">2</text:span></text:p>
          </table:table-cell>
          <table:table-cell table:style-name="T89">
            <text:p text:style-name="p11"><text:span text:style-name="c14">tpr_nombre</text:span></text:p>
          </table:table-cell>
          <table:table-cell table:style-name="T89">
            <text:p text:style-name="p11"><text:span text:style-name="c14">NO</text:span></text:p>
          </table:table-cell>
          <table:table-cell table:style-name="T89">
            <text:p text:style-name="p11"><text:span text:style-name="c14">NO</text:span></text:p>
          </table:table-cell>
          <table:table-cell table:style-name="T89">
            <text:p text:style-name="p11"/>
          </table:table-cell>
        </table:table-row>
        <table:table-row>
          <table:table-cell table:style-name="T89">
            <text:p text:style-name="p11"><text:span text:style-name="c14">3</text:span></text:p>
          </table:table-cell>
          <table:table-cell table:style-name="T89">
            <text:p text:style-name="p11"><text:span text:style-name="c14">tpr_literal</text:span></text:p>
          </table:table-cell>
          <table:table-cell table:style-name="T89">
            <text:p text:style-name="p11"><text:span text:style-name="c14">NO</text:span></text:p>
          </table:table-cell>
          <table:table-cell table:style-name="T89">
            <text:p text:style-name="p11"><text:span text:style-name="c14">NO</text:span></text:p>
          </table:table-cell>
          <table:table-cell table:style-name="T89">
            <text:p text:style-name="p11"><text:span text:style-name="c14">debe ser sacada del string del nombre de la profesion</text:span></text:p>
          </table:table-cell>
        </table:table-row>
        <table:table-row>
          <table:table-cell table:style-name="T89">
            <text:p text:style-name="p11"><text:span text:style-name="c14">4</text:span></text:p>
          </table:table-cell>
          <table:table-cell table:style-name="T89">
            <text:p text:style-name="p11"><text:span text:style-name="c14">fk_id_rrh_estat</text:span></text:p>
          </table:table-cell>
          <table:table-cell table:style-name="T89">
            <text:p text:style-name="p11"><text:span text:style-name="c14">NO</text:span></text:p>
          </table:table-cell>
          <table:table-cell table:style-name="T89">
            <text:p text:style-name="p11"><text:span text:style-name="c14">NO</text:span></text:p>
          </table:table-cell>
          <table:table-cell table:style-name="T89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distr</text:span></text:p>
      <table:table>
        <table:table-column table:number-columns-repeated="5"/>
        <table:table-row>
          <table:table-cell table:style-name="T92">
            <text:p text:style-name="p11"><text:span text:style-name="c14">Nº</text:span></text:p>
          </table:table-cell>
          <table:table-cell table:style-name="T92">
            <text:p text:style-name="p11"><text:span text:style-name="c14">Atributo</text:span></text:p>
          </table:table-cell>
          <table:table-cell table:style-name="T92">
            <text:p text:style-name="p11"><text:span text:style-name="c14">Llave Primaria</text:span></text:p>
          </table:table-cell>
          <table:table-cell table:style-name="T92">
            <text:p text:style-name="p11"><text:span text:style-name="c14">Nulo</text:span></text:p>
          </table:table-cell>
          <table:table-cell table:style-name="T92">
            <text:p text:style-name="p11"><text:span text:style-name="c14">Descripción</text:span></text:p>
          </table:table-cell>
        </table:table-row>
        <table:table-row>
          <table:table-cell table:style-name="T92">
            <text:p text:style-name="p11"><text:span text:style-name="c14">1</text:span></text:p>
          </table:table-cell>
          <table:table-cell table:style-name="T92">
            <text:p text:style-name="p11"><text:span text:style-name="c14">id_rrh_distr</text:span></text:p>
          </table:table-cell>
          <table:table-cell table:style-name="T92">
            <text:p text:style-name="p11"><text:span text:style-name="c14">SÍ</text:span></text:p>
          </table:table-cell>
          <table:table-cell table:style-name="T92">
            <text:p text:style-name="p11"><text:span text:style-name="c14">NO</text:span></text:p>
          </table:table-cell>
          <table:table-cell table:style-name="T92">
            <text:p text:style-name="p11"/>
          </table:table-cell>
        </table:table-row>
        <table:table-row>
          <table:table-cell table:style-name="T92">
            <text:p text:style-name="p11"><text:span text:style-name="c14">2</text:span></text:p>
          </table:table-cell>
          <table:table-cell table:style-name="T92">
            <text:p text:style-name="p11"><text:span text:style-name="c14">dis_nombre</text:span></text:p>
          </table:table-cell>
          <table:table-cell table:style-name="T92">
            <text:p text:style-name="p11"><text:span text:style-name="c14">NO</text:span></text:p>
          </table:table-cell>
          <table:table-cell table:style-name="T92">
            <text:p text:style-name="p11"><text:span text:style-name="c14">NO</text:span></text:p>
          </table:table-cell>
          <table:table-cell table:style-name="T92">
            <text:p text:style-name="p11"/>
          </table:table-cell>
        </table:table-row>
        <table:table-row>
          <table:table-cell table:style-name="T92">
            <text:p text:style-name="p11"><text:span text:style-name="c14">3</text:span></text:p>
          </table:table-cell>
          <table:table-cell table:style-name="T92">
            <text:p text:style-name="p11"><text:span text:style-name="c14">dis_sector</text:span></text:p>
          </table:table-cell>
          <table:table-cell table:style-name="T92">
            <text:p text:style-name="p11"><text:span text:style-name="c14">NO</text:span></text:p>
          </table:table-cell>
          <table:table-cell table:style-name="T92">
            <text:p text:style-name="p11"><text:span text:style-name="c14">NO</text:span></text:p>
          </table:table-cell>
          <table:table-cell table:style-name="T92">
            <text:p text:style-name="p11"/>
          </table:table-cell>
        </table:table-row>
        <table:table-row>
          <table:table-cell table:style-name="T92">
            <text:p text:style-name="p11"><text:span text:style-name="c14">4</text:span></text:p>
          </table:table-cell>
          <table:table-cell table:style-name="T92">
            <text:p text:style-name="p11"><text:span text:style-name="c14">fk_id_rrh_estat</text:span></text:p>
          </table:table-cell>
          <table:table-cell table:style-name="T92">
            <text:p text:style-name="p11"><text:span text:style-name="c14">NO</text:span></text:p>
          </table:table-cell>
          <table:table-cell table:style-name="T92">
            <text:p text:style-name="p11"><text:span text:style-name="c14">NO</text:span></text:p>
          </table:table-cell>
          <table:table-cell table:style-name="T92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estab</text:span></text:p>
      <table:table>
        <table:table-column table:number-columns-repeated="5"/>
        <table:table-row>
          <table:table-cell table:style-name="T95">
            <text:p text:style-name="p11"><text:span text:style-name="c14">Nº</text:span></text:p>
          </table:table-cell>
          <table:table-cell table:style-name="T95">
            <text:p text:style-name="p11"><text:span text:style-name="c14">Atributo</text:span></text:p>
          </table:table-cell>
          <table:table-cell table:style-name="T95">
            <text:p text:style-name="p11"><text:span text:style-name="c14">Llave Primaria</text:span></text:p>
          </table:table-cell>
          <table:table-cell table:style-name="T95">
            <text:p text:style-name="p11"><text:span text:style-name="c14">Nulo</text:span></text:p>
          </table:table-cell>
          <table:table-cell table:style-name="T95">
            <text:p text:style-name="p11"><text:span text:style-name="c14">Descripción</text:span></text:p>
          </table:table-cell>
        </table:table-row>
        <table:table-row>
          <table:table-cell table:style-name="T95">
            <text:p text:style-name="p11"><text:span text:style-name="c14">1</text:span></text:p>
          </table:table-cell>
          <table:table-cell table:style-name="T95">
            <text:p text:style-name="p11"><text:span text:style-name="c14">id_rrh_estab</text:span></text:p>
          </table:table-cell>
          <table:table-cell table:style-name="T95">
            <text:p text:style-name="p11"><text:span text:style-name="c14">SÍ</text:span></text:p>
          </table:table-cell>
          <table:table-cell table:style-name="T95">
            <text:p text:style-name="p11"><text:span text:style-name="c14">NO</text:span></text:p>
          </table:table-cell>
          <table:table-cell table:style-name="T95">
            <text:p text:style-name="p11"/>
          </table:table-cell>
        </table:table-row>
        <table:table-row>
          <table:table-cell table:style-name="T95">
            <text:p text:style-name="p11"><text:span text:style-name="c14">2</text:span></text:p>
          </table:table-cell>
          <table:table-cell table:style-name="T95">
            <text:p text:style-name="p11"><text:span text:style-name="c14">est_nombre</text:span></text:p>
          </table:table-cell>
          <table:table-cell table:style-name="T95">
            <text:p text:style-name="p11"><text:span text:style-name="c14">NO</text:span></text:p>
          </table:table-cell>
          <table:table-cell table:style-name="T95">
            <text:p text:style-name="p11"><text:span text:style-name="c14">NO</text:span></text:p>
          </table:table-cell>
          <table:table-cell table:style-name="T95">
            <text:p text:style-name="p11"/>
          </table:table-cell>
        </table:table-row>
        <table:table-row>
          <table:table-cell table:style-name="T95">
            <text:p text:style-name="p11"><text:span text:style-name="c14">3</text:span></text:p>
          </table:table-cell>
          <table:table-cell table:style-name="T95">
            <text:p text:style-name="p11"><text:span text:style-name="c14">fk_id_rrh_estat</text:span></text:p>
          </table:table-cell>
          <table:table-cell table:style-name="T95">
            <text:p text:style-name="p11"><text:span text:style-name="c14">NO</text:span></text:p>
          </table:table-cell>
          <table:table-cell table:style-name="T95">
            <text:p text:style-name="p11"><text:span text:style-name="c14">NO</text:span></text:p>
          </table:table-cell>
          <table:table-cell table:style-name="T95">
            <text:p text:style-name="p11"><text:span text:style-name="c14">Llave Foránea.</text:span></text:p>
          </table:table-cell>
        </table:table-row>
        <table:table-row>
          <table:table-cell table:style-name="T95">
            <text:p text:style-name="p11"><text:span text:style-name="c14">4</text:span></text:p>
          </table:table-cell>
          <table:table-cell table:style-name="T95">
            <text:p text:style-name="p11"><text:span text:style-name="c14">fk_id_rrh_distr</text:span></text:p>
          </table:table-cell>
          <table:table-cell table:style-name="T95">
            <text:p text:style-name="p11"><text:span text:style-name="c14">NO</text:span></text:p>
          </table:table-cell>
          <table:table-cell table:style-name="T95">
            <text:p text:style-name="p11"><text:span text:style-name="c14">NO</text:span></text:p>
          </table:table-cell>
          <table:table-cell table:style-name="T95">
            <text:p text:style-name="p11"><text:span text:style-name="c14">Llave Foránea.</text:span></text:p>
          </table:table-cell>
        </table:table-row>
        <table:table-row>
          <table:table-cell table:style-name="T95">
            <text:p text:style-name="p11"><text:span text:style-name="c14">5</text:span></text:p>
          </table:table-cell>
          <table:table-cell table:style-name="T95">
            <text:p text:style-name="p11"><text:span text:style-name="c14">fk_id_rrh_testb</text:span></text:p>
          </table:table-cell>
          <table:table-cell table:style-name="T95">
            <text:p text:style-name="p11"><text:span text:style-name="c14">NO</text:span></text:p>
          </table:table-cell>
          <table:table-cell table:style-name="T95">
            <text:p text:style-name="p11"><text:span text:style-name="c14">NO</text:span></text:p>
          </table:table-cell>
          <table:table-cell table:style-name="T95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testb</text:span></text:p>
      <table:table>
        <table:table-column table:number-columns-repeated="5"/>
        <table:table-row>
          <table:table-cell table:style-name="T98">
            <text:p text:style-name="p11"><text:span text:style-name="c14">Nº</text:span></text:p>
          </table:table-cell>
          <table:table-cell table:style-name="T98">
            <text:p text:style-name="p11"><text:span text:style-name="c14">Atributo</text:span></text:p>
          </table:table-cell>
          <table:table-cell table:style-name="T98">
            <text:p text:style-name="p11"><text:span text:style-name="c14">Llave Primaria</text:span></text:p>
          </table:table-cell>
          <table:table-cell table:style-name="T98">
            <text:p text:style-name="p11"><text:span text:style-name="c14">Nulo</text:span></text:p>
          </table:table-cell>
          <table:table-cell table:style-name="T98">
            <text:p text:style-name="p11"><text:span text:style-name="c14">Descripción</text:span></text:p>
          </table:table-cell>
        </table:table-row>
        <table:table-row>
          <table:table-cell table:style-name="T98">
            <text:p text:style-name="p11"><text:span text:style-name="c14">1</text:span></text:p>
          </table:table-cell>
          <table:table-cell table:style-name="T98">
            <text:p text:style-name="p11"><text:span text:style-name="c14">id_rrh_testb</text:span></text:p>
          </table:table-cell>
          <table:table-cell table:style-name="T98">
            <text:p text:style-name="p11"><text:span text:style-name="c14">SÍ</text:span></text:p>
          </table:table-cell>
          <table:table-cell table:style-name="T98">
            <text:p text:style-name="p11"><text:span text:style-name="c14">NO</text:span></text:p>
          </table:table-cell>
          <table:table-cell table:style-name="T98">
            <text:p text:style-name="p11"/>
          </table:table-cell>
        </table:table-row>
        <table:table-row>
          <table:table-cell table:style-name="T98">
            <text:p text:style-name="p11"><text:span text:style-name="c14">2</text:span></text:p>
          </table:table-cell>
          <table:table-cell table:style-name="T98">
            <text:p text:style-name="p11"><text:span text:style-name="c14">tes_nombre</text:span></text:p>
          </table:table-cell>
          <table:table-cell table:style-name="T98">
            <text:p text:style-name="p11"><text:span text:style-name="c14">NO</text:span></text:p>
          </table:table-cell>
          <table:table-cell table:style-name="T98">
            <text:p text:style-name="p11"><text:span text:style-name="c14">NO</text:span></text:p>
          </table:table-cell>
          <table:table-cell table:style-name="T98">
            <text:p text:style-name="p11"/>
          </table:table-cell>
        </table:table-row>
        <table:table-row>
          <table:table-cell table:style-name="T98">
            <text:p text:style-name="p11"><text:span text:style-name="c14">3</text:span></text:p>
          </table:table-cell>
          <table:table-cell table:style-name="T98">
            <text:p text:style-name="p11"><text:span text:style-name="c14">fk_id_rrh_estat</text:span></text:p>
          </table:table-cell>
          <table:table-cell table:style-name="T98">
            <text:p text:style-name="p11"><text:span text:style-name="c14">NO</text:span></text:p>
          </table:table-cell>
          <table:table-cell table:style-name="T98">
            <text:p text:style-name="p11"><text:span text:style-name="c14">NO</text:span></text:p>
          </table:table-cell>
          <table:table-cell table:style-name="T98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emple</text:span></text:p>
      <table:table>
        <table:table-column table:number-columns-repeated="5"/>
        <table:table-row>
          <table:table-cell table:style-name="T101">
            <text:p text:style-name="p11"><text:span text:style-name="c14">Nº</text:span></text:p>
          </table:table-cell>
          <table:table-cell table:style-name="T101">
            <text:p text:style-name="p11"><text:span text:style-name="c14">Atributo</text:span></text:p>
          </table:table-cell>
          <table:table-cell table:style-name="T101">
            <text:p text:style-name="p11"><text:span text:style-name="c14">Llave Primaria</text:span></text:p>
          </table:table-cell>
          <table:table-cell table:style-name="T101">
            <text:p text:style-name="p11"><text:span text:style-name="c14">Nulo</text:span></text:p>
          </table:table-cell>
          <table:table-cell table:style-name="T101">
            <text:p text:style-name="p11"><text:span text:style-name="c14">Descripción</text:span></text:p>
          </table:table-cell>
        </table:table-row>
        <table:table-row>
          <table:table-cell table:style-name="T101">
            <text:p text:style-name="p11"><text:span text:style-name="c14">1</text:span></text:p>
          </table:table-cell>
          <table:table-cell table:style-name="T101">
            <text:p text:style-name="p11"><text:span text:style-name="c14">id_rrh_emple</text:span></text:p>
          </table:table-cell>
          <table:table-cell table:style-name="T101">
            <text:p text:style-name="p11"><text:span text:style-name="c14">SÍ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/>
          </table:table-cell>
        </table:table-row>
        <table:table-row>
          <table:table-cell table:style-name="T101">
            <text:p text:style-name="p11"><text:span text:style-name="c14">2</text:span></text:p>
          </table:table-cell>
          <table:table-cell table:style-name="T101">
            <text:p text:style-name="p11"><text:span text:style-name="c14">emp_cedul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/>
          </table:table-cell>
        </table:table-row>
        <table:table-row>
          <table:table-cell table:style-name="T101">
            <text:p text:style-name="p11"><text:span text:style-name="c14">3</text:span></text:p>
          </table:table-cell>
          <table:table-cell table:style-name="T101">
            <text:p text:style-name="p11"><text:span text:style-name="c14">emp_rif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/>
          </table:table-cell>
        </table:table-row>
        <table:table-row>
          <table:table-cell table:style-name="T101">
            <text:p text:style-name="p11"><text:span text:style-name="c14">4</text:span></text:p>
          </table:table-cell>
          <table:table-cell table:style-name="T101">
            <text:p text:style-name="p11"><text:span text:style-name="c14">emp_nomb1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/>
          </table:table-cell>
        </table:table-row>
        <table:table-row>
          <table:table-cell table:style-name="T101">
            <text:p text:style-name="p11"><text:span text:style-name="c14">5</text:span></text:p>
          </table:table-cell>
          <table:table-cell table:style-name="T101">
            <text:p text:style-name="p11"><text:span text:style-name="c14">emp_nomb2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/>
          </table:table-cell>
        </table:table-row>
        <table:table-row>
          <table:table-cell table:style-name="T101">
            <text:p text:style-name="p11"><text:span text:style-name="c14">6</text:span></text:p>
          </table:table-cell>
          <table:table-cell table:style-name="T101">
            <text:p text:style-name="p11"><text:span text:style-name="c14">emp_apel1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/>
          </table:table-cell>
        </table:table-row>
        <table:table-row>
          <table:table-cell table:style-name="T101">
            <text:p text:style-name="p11"><text:span text:style-name="c14">7</text:span></text:p>
          </table:table-cell>
          <table:table-cell table:style-name="T101">
            <text:p text:style-name="p11"><text:span text:style-name="c14">emp_apel2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/>
          </table:table-cell>
        </table:table-row>
        <table:table-row>
          <table:table-cell table:style-name="T101">
            <text:p text:style-name="p11"><text:span text:style-name="c14">8</text:span></text:p>
          </table:table-cell>
          <table:table-cell table:style-name="T101">
            <text:p text:style-name="p11"><text:span text:style-name="c14">emp_fenac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/>
          </table:table-cell>
        </table:table-row>
        <table:table-row>
          <table:table-cell table:style-name="T101">
            <text:p text:style-name="p11"><text:span text:style-name="c14">9</text:span></text:p>
          </table:table-cell>
          <table:table-cell table:style-name="T101">
            <text:p text:style-name="p11"><text:span text:style-name="c14">emp_sex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/>
          </table:table-cell>
        </table:table-row>
        <table:table-row>
          <table:table-cell table:style-name="T101">
            <text:p text:style-name="p11"><text:span text:style-name="c14">10</text:span></text:p>
          </table:table-cell>
          <table:table-cell table:style-name="T101">
            <text:p text:style-name="p11"><text:span text:style-name="c14">emp_telhab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/>
          </table:table-cell>
        </table:table-row>
        <table:table-row>
          <table:table-cell table:style-name="T101">
            <text:p text:style-name="p11"><text:span text:style-name="c14">11</text:span></text:p>
          </table:table-cell>
          <table:table-cell table:style-name="T101">
            <text:p text:style-name="p11"><text:span text:style-name="c14">emp_telcel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/>
          </table:table-cell>
        </table:table-row>
        <table:table-row>
          <table:table-cell table:style-name="T101">
            <text:p text:style-name="p11"><text:span text:style-name="c14">12</text:span></text:p>
          </table:table-cell>
          <table:table-cell table:style-name="T101">
            <text:p text:style-name="p11"><text:span text:style-name="c14">emp_direc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/>
          </table:table-cell>
        </table:table-row>
        <table:table-row>
          <table:table-cell table:style-name="T101">
            <text:p text:style-name="p11"><text:span text:style-name="c14">13</text:span></text:p>
          </table:table-cell>
          <table:table-cell table:style-name="T101">
            <text:p text:style-name="p11"><text:span text:style-name="c14">emp_fingr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fecha de ingraso del empleado</text:span></text:p>
          </table:table-cell>
        </table:table-row>
        <table:table-row>
          <table:table-cell table:style-name="T101">
            <text:p text:style-name="p11"><text:span text:style-name="c14">14</text:span></text:p>
          </table:table-cell>
          <table:table-cell table:style-name="T101">
            <text:p text:style-name="p11"><text:span text:style-name="c14">emp_email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/>
          </table:table-cell>
        </table:table-row>
        <table:table-row>
          <table:table-cell table:style-name="T101">
            <text:p text:style-name="p11"><text:span text:style-name="c14">15</text:span></text:p>
          </table:table-cell>
          <table:table-cell table:style-name="T101">
            <text:p text:style-name="p11"><text:span text:style-name="c14">emp_hij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cantidad de hijos</text:span></text:p>
          </table:table-cell>
        </table:table-row>
        <table:table-row>
          <table:table-cell table:style-name="T101">
            <text:p text:style-name="p11"><text:span text:style-name="c14">16</text:span></text:p>
          </table:table-cell>
          <table:table-cell table:style-name="T101">
            <text:p text:style-name="p11"><text:span text:style-name="c14">fk_id_rrh_profe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Llave Foránea.</text:span></text:p>
          </table:table-cell>
        </table:table-row>
        <table:table-row>
          <table:table-cell table:style-name="T101">
            <text:p text:style-name="p11"><text:span text:style-name="c14">17</text:span></text:p>
          </table:table-cell>
          <table:table-cell table:style-name="T101">
            <text:p text:style-name="p11"><text:span text:style-name="c14">fk_id_rrh_ecivi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Llave Foránea.</text:span></text:p>
          </table:table-cell>
        </table:table-row>
        <table:table-row>
          <table:table-cell table:style-name="T101">
            <text:p text:style-name="p11"><text:span text:style-name="c14">18</text:span></text:p>
          </table:table-cell>
          <table:table-cell table:style-name="T101">
            <text:p text:style-name="p11"><text:span text:style-name="c14">fk_id_rrh_zopos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Llave Foránea.</text:span></text:p>
          </table:table-cell>
        </table:table-row>
        <table:table-row>
          <table:table-cell table:style-name="T101">
            <text:p text:style-name="p11"><text:span text:style-name="c14">19</text:span></text:p>
          </table:table-cell>
          <table:table-cell table:style-name="T101">
            <text:p text:style-name="p11"><text:span text:style-name="c14">fk_id_rrh_codci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Llave Foránea.</text:span></text:p>
          </table:table-cell>
        </table:table-row>
        <table:table-row>
          <table:table-cell table:style-name="T101">
            <text:p text:style-name="p11"><text:span text:style-name="c14">20</text:span></text:p>
          </table:table-cell>
          <table:table-cell table:style-name="T101">
            <text:p text:style-name="p11"><text:span text:style-name="c14">fk_id_rrh_codce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Llave Foránea.</text:span></text:p>
          </table:table-cell>
        </table:table-row>
        <table:table-row>
          <table:table-cell table:style-name="T101">
            <text:p text:style-name="p11"><text:span text:style-name="c14">21</text:span></text:p>
          </table:table-cell>
          <table:table-cell table:style-name="T101">
            <text:p text:style-name="p11"><text:span text:style-name="c14">fk_id_rrh_nomin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Llave Foránea.</text:span></text:p>
          </table:table-cell>
        </table:table-row>
        <table:table-row>
          <table:table-cell table:style-name="T101">
            <text:p text:style-name="p11"><text:span text:style-name="c14">22</text:span></text:p>
          </table:table-cell>
          <table:table-cell table:style-name="T101">
            <text:p text:style-name="p11"><text:span text:style-name="c14">fk_id_rrh_estab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Llave Foránea.</text:span></text:p>
          </table:table-cell>
        </table:table-row>
        <table:table-row>
          <table:table-cell table:style-name="T101">
            <text:p text:style-name="p11"><text:span text:style-name="c14">23</text:span></text:p>
          </table:table-cell>
          <table:table-cell table:style-name="T101">
            <text:p text:style-name="p11"><text:span text:style-name="c14">fk_id_rrh_divisi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Llave Foránea.</text:span></text:p>
          </table:table-cell>
        </table:table-row>
        <table:table-row>
          <table:table-cell table:style-name="T101">
            <text:p text:style-name="p11"><text:span text:style-name="c14">24</text:span></text:p>
          </table:table-cell>
          <table:table-cell table:style-name="T101">
            <text:p text:style-name="p11"><text:span text:style-name="c14">fk_id_rrh_estat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Llave Foránea.</text:span></text:p>
          </table:table-cell>
        </table:table-row>
        <table:table-row>
          <table:table-cell table:style-name="T101">
            <text:p text:style-name="p11"><text:span text:style-name="c14">25</text:span></text:p>
          </table:table-cell>
          <table:table-cell table:style-name="T101">
            <text:p text:style-name="p11"><text:span text:style-name="c14">fk_id_rrh_gremi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Llave Foránea.</text:span></text:p>
          </table:table-cell>
        </table:table-row>
        <table:table-row>
          <table:table-cell table:style-name="T101">
            <text:p text:style-name="p11"><text:span text:style-name="c14">26</text:span></text:p>
          </table:table-cell>
          <table:table-cell table:style-name="T101">
            <text:p text:style-name="p11"><text:span text:style-name="c14">fk_id_rrh_sindi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NO</text:span></text:p>
          </table:table-cell>
          <table:table-cell table:style-name="T101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ecivi</text:span></text:p>
      <table:table>
        <table:table-column table:number-columns-repeated="5"/>
        <table:table-row>
          <table:table-cell table:style-name="T104">
            <text:p text:style-name="p11"><text:span text:style-name="c14">Nº</text:span></text:p>
          </table:table-cell>
          <table:table-cell table:style-name="T104">
            <text:p text:style-name="p11"><text:span text:style-name="c14">Atributo</text:span></text:p>
          </table:table-cell>
          <table:table-cell table:style-name="T104">
            <text:p text:style-name="p11"><text:span text:style-name="c14">Llave Primaria</text:span></text:p>
          </table:table-cell>
          <table:table-cell table:style-name="T104">
            <text:p text:style-name="p11"><text:span text:style-name="c14">Nulo</text:span></text:p>
          </table:table-cell>
          <table:table-cell table:style-name="T104">
            <text:p text:style-name="p11"><text:span text:style-name="c14">Descripción</text:span></text:p>
          </table:table-cell>
        </table:table-row>
        <table:table-row>
          <table:table-cell table:style-name="T104">
            <text:p text:style-name="p11"><text:span text:style-name="c14">1</text:span></text:p>
          </table:table-cell>
          <table:table-cell table:style-name="T104">
            <text:p text:style-name="p11"><text:span text:style-name="c14">id_rrh_ecivi</text:span></text:p>
          </table:table-cell>
          <table:table-cell table:style-name="T104">
            <text:p text:style-name="p11"><text:span text:style-name="c14">SÍ</text:span></text:p>
          </table:table-cell>
          <table:table-cell table:style-name="T104">
            <text:p text:style-name="p11"><text:span text:style-name="c14">NO</text:span></text:p>
          </table:table-cell>
          <table:table-cell table:style-name="T104">
            <text:p text:style-name="p11"/>
          </table:table-cell>
        </table:table-row>
        <table:table-row>
          <table:table-cell table:style-name="T104">
            <text:p text:style-name="p11"><text:span text:style-name="c14">2</text:span></text:p>
          </table:table-cell>
          <table:table-cell table:style-name="T104">
            <text:p text:style-name="p11"><text:span text:style-name="c14">eci_nombr</text:span></text:p>
          </table:table-cell>
          <table:table-cell table:style-name="T104">
            <text:p text:style-name="p11"><text:span text:style-name="c14">NO</text:span></text:p>
          </table:table-cell>
          <table:table-cell table:style-name="T104">
            <text:p text:style-name="p11"><text:span text:style-name="c14">NO</text:span></text:p>
          </table:table-cell>
          <table:table-cell table:style-name="T104">
            <text:p text:style-name="p11"/>
          </table:table-cell>
        </table:table-row>
        <table:table-row>
          <table:table-cell table:style-name="T104">
            <text:p text:style-name="p11"><text:span text:style-name="c14">3</text:span></text:p>
          </table:table-cell>
          <table:table-cell table:style-name="T104">
            <text:p text:style-name="p11"><text:span text:style-name="c14">eci_liter</text:span></text:p>
          </table:table-cell>
          <table:table-cell table:style-name="T104">
            <text:p text:style-name="p11"><text:span text:style-name="c14">NO</text:span></text:p>
          </table:table-cell>
          <table:table-cell table:style-name="T104">
            <text:p text:style-name="p11"><text:span text:style-name="c14">NO</text:span></text:p>
          </table:table-cell>
          <table:table-cell table:style-name="T104">
            <text:p text:style-name="p11"/>
          </table:table-cell>
        </table:table-row>
        <table:table-row>
          <table:table-cell table:style-name="T104">
            <text:p text:style-name="p11"><text:span text:style-name="c14">4</text:span></text:p>
          </table:table-cell>
          <table:table-cell table:style-name="T104">
            <text:p text:style-name="p11"><text:span text:style-name="c14">fk_id_rrh_estat</text:span></text:p>
          </table:table-cell>
          <table:table-cell table:style-name="T104">
            <text:p text:style-name="p11"><text:span text:style-name="c14">NO</text:span></text:p>
          </table:table-cell>
          <table:table-cell table:style-name="T104">
            <text:p text:style-name="p11"><text:span text:style-name="c14">NO</text:span></text:p>
          </table:table-cell>
          <table:table-cell table:style-name="T104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tnomin</text:span></text:p>
      <table:table>
        <table:table-column table:number-columns-repeated="5"/>
        <table:table-row>
          <table:table-cell table:style-name="T107">
            <text:p text:style-name="p11"><text:span text:style-name="c14">Nº</text:span></text:p>
          </table:table-cell>
          <table:table-cell table:style-name="T107">
            <text:p text:style-name="p11"><text:span text:style-name="c14">Atributo</text:span></text:p>
          </table:table-cell>
          <table:table-cell table:style-name="T107">
            <text:p text:style-name="p11"><text:span text:style-name="c14">Llave Primaria</text:span></text:p>
          </table:table-cell>
          <table:table-cell table:style-name="T107">
            <text:p text:style-name="p11"><text:span text:style-name="c14">Nulo</text:span></text:p>
          </table:table-cell>
          <table:table-cell table:style-name="T107">
            <text:p text:style-name="p11"><text:span text:style-name="c14">Descripción</text:span></text:p>
          </table:table-cell>
        </table:table-row>
        <table:table-row>
          <table:table-cell table:style-name="T107">
            <text:p text:style-name="p11"><text:span text:style-name="c14">1</text:span></text:p>
          </table:table-cell>
          <table:table-cell table:style-name="T107">
            <text:p text:style-name="p11"><text:span text:style-name="c14">id_rrh_nomin</text:span></text:p>
          </table:table-cell>
          <table:table-cell table:style-name="T107">
            <text:p text:style-name="p11"><text:span text:style-name="c14">SÍ</text:span></text:p>
          </table:table-cell>
          <table:table-cell table:style-name="T107">
            <text:p text:style-name="p11"><text:span text:style-name="c14">NO</text:span></text:p>
          </table:table-cell>
          <table:table-cell table:style-name="T107">
            <text:p text:style-name="p11"/>
          </table:table-cell>
        </table:table-row>
        <table:table-row>
          <table:table-cell table:style-name="T107">
            <text:p text:style-name="p11"><text:span text:style-name="c14">2</text:span></text:p>
          </table:table-cell>
          <table:table-cell table:style-name="T107">
            <text:p text:style-name="p11"><text:span text:style-name="c14">nom_nombr</text:span></text:p>
          </table:table-cell>
          <table:table-cell table:style-name="T107">
            <text:p text:style-name="p11"><text:span text:style-name="c14">NO</text:span></text:p>
          </table:table-cell>
          <table:table-cell table:style-name="T107">
            <text:p text:style-name="p11"><text:span text:style-name="c14">NO</text:span></text:p>
          </table:table-cell>
          <table:table-cell table:style-name="T107">
            <text:p text:style-name="p11"/>
          </table:table-cell>
        </table:table-row>
      </table:table>
      <text:p text:style-name="p5"><text:span text:style-name="c6">rrh_banco</text:span></text:p>
      <table:table>
        <table:table-column table:number-columns-repeated="5"/>
        <table:table-row>
          <table:table-cell table:style-name="T111">
            <text:p text:style-name="p11"><text:span text:style-name="c14">Nº</text:span></text:p>
          </table:table-cell>
          <table:table-cell table:style-name="T111">
            <text:p text:style-name="p11"><text:span text:style-name="c14">Atributo</text:span></text:p>
          </table:table-cell>
          <table:table-cell table:style-name="T111">
            <text:p text:style-name="p11"><text:span text:style-name="c14">Llave Primaria</text:span></text:p>
          </table:table-cell>
          <table:table-cell table:style-name="T111">
            <text:p text:style-name="p11"><text:span text:style-name="c14">Nulo</text:span></text:p>
          </table:table-cell>
          <table:table-cell table:style-name="T111">
            <text:p text:style-name="p11"><text:span text:style-name="c14">Descripción</text:span></text:p>
          </table:table-cell>
        </table:table-row>
        <table:table-row>
          <table:table-cell table:style-name="T111">
            <text:p text:style-name="p11"><text:span text:style-name="c14">1</text:span></text:p>
          </table:table-cell>
          <table:table-cell table:style-name="T111">
            <text:p text:style-name="p11"><text:span text:style-name="c14">id_rrh_banco</text:span></text:p>
          </table:table-cell>
          <table:table-cell table:style-name="T111">
            <text:p text:style-name="p11"><text:span text:style-name="c14">SÍ</text:span></text:p>
          </table:table-cell>
          <table:table-cell table:style-name="T111">
            <text:p text:style-name="p11"><text:span text:style-name="c14">NO</text:span></text:p>
          </table:table-cell>
          <table:table-cell table:style-name="T111">
            <text:p text:style-name="p11"/>
          </table:table-cell>
        </table:table-row>
        <table:table-row>
          <table:table-cell table:style-name="T111">
            <text:p text:style-name="p11"><text:span text:style-name="c14">2</text:span></text:p>
          </table:table-cell>
          <table:table-cell table:style-name="T111">
            <text:p text:style-name="p11"><text:span text:style-name="c14">ban_nombre</text:span></text:p>
          </table:table-cell>
          <table:table-cell table:style-name="T111">
            <text:p text:style-name="p11"><text:span text:style-name="c14">NO</text:span></text:p>
          </table:table-cell>
          <table:table-cell table:style-name="T111">
            <text:p text:style-name="p11"><text:span text:style-name="c14">NO</text:span></text:p>
          </table:table-cell>
          <table:table-cell table:style-name="T111">
            <text:p text:style-name="p11"/>
          </table:table-cell>
        </table:table-row>
        <table:table-row>
          <table:table-cell table:style-name="T111">
            <text:p text:style-name="p11"><text:span text:style-name="c14">3</text:span></text:p>
          </table:table-cell>
          <table:table-cell table:style-name="T111">
            <text:p text:style-name="p11"><text:span text:style-name="c14">fk_id_rrh_estat</text:span></text:p>
          </table:table-cell>
          <table:table-cell table:style-name="T111">
            <text:p text:style-name="p11"><text:span text:style-name="c14">NO</text:span></text:p>
          </table:table-cell>
          <table:table-cell table:style-name="T111">
            <text:p text:style-name="p11"><text:span text:style-name="c14">NO</text:span></text:p>
          </table:table-cell>
          <table:table-cell table:style-name="T111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deduc</text:span></text:p>
      <table:table>
        <table:table-column table:number-columns-repeated="5"/>
        <table:table-row>
          <table:table-cell table:style-name="T114">
            <text:p text:style-name="p11"><text:span text:style-name="c14">Nº</text:span></text:p>
          </table:table-cell>
          <table:table-cell table:style-name="T114">
            <text:p text:style-name="p11"><text:span text:style-name="c14">Atributo</text:span></text:p>
          </table:table-cell>
          <table:table-cell table:style-name="T114">
            <text:p text:style-name="p11"><text:span text:style-name="c14">Llave Primaria</text:span></text:p>
          </table:table-cell>
          <table:table-cell table:style-name="T114">
            <text:p text:style-name="p11"><text:span text:style-name="c14">Nulo</text:span></text:p>
          </table:table-cell>
          <table:table-cell table:style-name="T114">
            <text:p text:style-name="p11"><text:span text:style-name="c14">Descripción</text:span></text:p>
          </table:table-cell>
        </table:table-row>
        <table:table-row>
          <table:table-cell table:style-name="T114">
            <text:p text:style-name="p11"><text:span text:style-name="c14">1</text:span></text:p>
          </table:table-cell>
          <table:table-cell table:style-name="T114">
            <text:p text:style-name="p11"><text:span text:style-name="c14">id_rrh_deduc</text:span></text:p>
          </table:table-cell>
          <table:table-cell table:style-name="T114">
            <text:p text:style-name="p11"><text:span text:style-name="c14">SÍ</text:span></text:p>
          </table:table-cell>
          <table:table-cell table:style-name="T114">
            <text:p text:style-name="p11"><text:span text:style-name="c14">NO</text:span></text:p>
          </table:table-cell>
          <table:table-cell table:style-name="T114">
            <text:p text:style-name="p11"/>
          </table:table-cell>
        </table:table-row>
        <table:table-row>
          <table:table-cell table:style-name="T114">
            <text:p text:style-name="p11"><text:span text:style-name="c14">2</text:span></text:p>
          </table:table-cell>
          <table:table-cell table:style-name="T114">
            <text:p text:style-name="p11"><text:span text:style-name="c14">ded_nombr</text:span></text:p>
          </table:table-cell>
          <table:table-cell table:style-name="T114">
            <text:p text:style-name="p11"><text:span text:style-name="c14">NO</text:span></text:p>
          </table:table-cell>
          <table:table-cell table:style-name="T114">
            <text:p text:style-name="p11"><text:span text:style-name="c14">NO</text:span></text:p>
          </table:table-cell>
          <table:table-cell table:style-name="T114">
            <text:p text:style-name="p11"/>
          </table:table-cell>
        </table:table-row>
        <table:table-row>
          <table:table-cell table:style-name="T114">
            <text:p text:style-name="p11"><text:span text:style-name="c14">3</text:span></text:p>
          </table:table-cell>
          <table:table-cell table:style-name="T114">
            <text:p text:style-name="p11"><text:span text:style-name="c14">ded_porc</text:span></text:p>
          </table:table-cell>
          <table:table-cell table:style-name="T114">
            <text:p text:style-name="p11"><text:span text:style-name="c14">NO</text:span></text:p>
          </table:table-cell>
          <table:table-cell table:style-name="T114">
            <text:p text:style-name="p11"><text:span text:style-name="c14">SÍ</text:span></text:p>
          </table:table-cell>
          <table:table-cell table:style-name="T114">
            <text:p text:style-name="p11"/>
          </table:table-cell>
        </table:table-row>
        <table:table-row>
          <table:table-cell table:style-name="T114">
            <text:p text:style-name="p11"><text:span text:style-name="c14">4</text:span></text:p>
          </table:table-cell>
          <table:table-cell table:style-name="T114">
            <text:p text:style-name="p11"><text:span text:style-name="c14">ded_monto</text:span></text:p>
          </table:table-cell>
          <table:table-cell table:style-name="T114">
            <text:p text:style-name="p11"><text:span text:style-name="c14">NO</text:span></text:p>
          </table:table-cell>
          <table:table-cell table:style-name="T114">
            <text:p text:style-name="p11"><text:span text:style-name="c14">SÍ</text:span></text:p>
          </table:table-cell>
          <table:table-cell table:style-name="T114">
            <text:p text:style-name="p11"/>
          </table:table-cell>
        </table:table-row>
      </table:table>
      <text:p text:style-name="p5"><text:span text:style-name="c6">rrh_dded</text:span></text:p>
      <table:table>
        <table:table-column table:number-columns-repeated="5"/>
        <table:table-row>
          <table:table-cell table:style-name="T118">
            <text:p text:style-name="p11"><text:span text:style-name="c14">Nº</text:span></text:p>
          </table:table-cell>
          <table:table-cell table:style-name="T118">
            <text:p text:style-name="p11"><text:span text:style-name="c14">Atributo</text:span></text:p>
          </table:table-cell>
          <table:table-cell table:style-name="T118">
            <text:p text:style-name="p11"><text:span text:style-name="c14">Llave Primaria</text:span></text:p>
          </table:table-cell>
          <table:table-cell table:style-name="T118">
            <text:p text:style-name="p11"><text:span text:style-name="c14">Nulo</text:span></text:p>
          </table:table-cell>
          <table:table-cell table:style-name="T118">
            <text:p text:style-name="p11"><text:span text:style-name="c14">Descripción</text:span></text:p>
          </table:table-cell>
        </table:table-row>
        <table:table-row>
          <table:table-cell table:style-name="T118">
            <text:p text:style-name="p11"><text:span text:style-name="c14">1</text:span></text:p>
          </table:table-cell>
          <table:table-cell table:style-name="T118">
            <text:p text:style-name="p11"><text:span text:style-name="c14">id_rrh_dded</text:span></text:p>
          </table:table-cell>
          <table:table-cell table:style-name="T118">
            <text:p text:style-name="p11"><text:span text:style-name="c14">SÍ</text:span></text:p>
          </table:table-cell>
          <table:table-cell table:style-name="T118">
            <text:p text:style-name="p11"><text:span text:style-name="c14">NO</text:span></text:p>
          </table:table-cell>
          <table:table-cell table:style-name="T118">
            <text:p text:style-name="p11"/>
          </table:table-cell>
        </table:table-row>
        <table:table-row>
          <table:table-cell table:style-name="T118">
            <text:p text:style-name="p11"><text:span text:style-name="c14">2</text:span></text:p>
          </table:table-cell>
          <table:table-cell table:style-name="T118">
            <text:p text:style-name="p11"><text:span text:style-name="c14">fk_id_rrh_emple</text:span></text:p>
          </table:table-cell>
          <table:table-cell table:style-name="T118">
            <text:p text:style-name="p11"><text:span text:style-name="c14">NO</text:span></text:p>
          </table:table-cell>
          <table:table-cell table:style-name="T118">
            <text:p text:style-name="p11"><text:span text:style-name="c14">NO</text:span></text:p>
          </table:table-cell>
          <table:table-cell table:style-name="T118">
            <text:p text:style-name="p11"><text:span text:style-name="c14">Llave Foránea.</text:span></text:p>
          </table:table-cell>
        </table:table-row>
        <table:table-row>
          <table:table-cell table:style-name="T118">
            <text:p text:style-name="p11"><text:span text:style-name="c14">3</text:span></text:p>
          </table:table-cell>
          <table:table-cell table:style-name="T118">
            <text:p text:style-name="p11"><text:span text:style-name="c14">fk_id_rrh_deduc</text:span></text:p>
          </table:table-cell>
          <table:table-cell table:style-name="T118">
            <text:p text:style-name="p11"><text:span text:style-name="c14">NO</text:span></text:p>
          </table:table-cell>
          <table:table-cell table:style-name="T118">
            <text:p text:style-name="p11"><text:span text:style-name="c14">NO</text:span></text:p>
          </table:table-cell>
          <table:table-cell table:style-name="T118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asign</text:span></text:p>
      <table:table>
        <table:table-column table:number-columns-repeated="5"/>
        <table:table-row>
          <table:table-cell table:style-name="T121">
            <text:p text:style-name="p11"><text:span text:style-name="c14">Nº</text:span></text:p>
          </table:table-cell>
          <table:table-cell table:style-name="T121">
            <text:p text:style-name="p11"><text:span text:style-name="c14">Atributo</text:span></text:p>
          </table:table-cell>
          <table:table-cell table:style-name="T121">
            <text:p text:style-name="p11"><text:span text:style-name="c14">Llave Primaria</text:span></text:p>
          </table:table-cell>
          <table:table-cell table:style-name="T121">
            <text:p text:style-name="p11"><text:span text:style-name="c14">Nulo</text:span></text:p>
          </table:table-cell>
          <table:table-cell table:style-name="T121">
            <text:p text:style-name="p11"><text:span text:style-name="c14">Descripción</text:span></text:p>
          </table:table-cell>
        </table:table-row>
        <table:table-row>
          <table:table-cell table:style-name="T121">
            <text:p text:style-name="p11"><text:span text:style-name="c14">1</text:span></text:p>
          </table:table-cell>
          <table:table-cell table:style-name="T121">
            <text:p text:style-name="p11"><text:span text:style-name="c14">id_rrh_asign</text:span></text:p>
          </table:table-cell>
          <table:table-cell table:style-name="T121">
            <text:p text:style-name="p11"><text:span text:style-name="c14">SÍ</text:span></text:p>
          </table:table-cell>
          <table:table-cell table:style-name="T121">
            <text:p text:style-name="p11"><text:span text:style-name="c14">NO</text:span></text:p>
          </table:table-cell>
          <table:table-cell table:style-name="T121">
            <text:p text:style-name="p11"/>
          </table:table-cell>
        </table:table-row>
        <table:table-row>
          <table:table-cell table:style-name="T121">
            <text:p text:style-name="p11"><text:span text:style-name="c14">2</text:span></text:p>
          </table:table-cell>
          <table:table-cell table:style-name="T121">
            <text:p text:style-name="p11"><text:span text:style-name="c14">asi_nombr</text:span></text:p>
          </table:table-cell>
          <table:table-cell table:style-name="T121">
            <text:p text:style-name="p11"><text:span text:style-name="c14">NO</text:span></text:p>
          </table:table-cell>
          <table:table-cell table:style-name="T121">
            <text:p text:style-name="p11"><text:span text:style-name="c14">NO</text:span></text:p>
          </table:table-cell>
          <table:table-cell table:style-name="T121">
            <text:p text:style-name="p11"/>
          </table:table-cell>
        </table:table-row>
        <table:table-row>
          <table:table-cell table:style-name="T121">
            <text:p text:style-name="p11"><text:span text:style-name="c14">3</text:span></text:p>
          </table:table-cell>
          <table:table-cell table:style-name="T121">
            <text:p text:style-name="p11"><text:span text:style-name="c14">asi_porce</text:span></text:p>
          </table:table-cell>
          <table:table-cell table:style-name="T121">
            <text:p text:style-name="p11"><text:span text:style-name="c14">NO</text:span></text:p>
          </table:table-cell>
          <table:table-cell table:style-name="T121">
            <text:p text:style-name="p11"><text:span text:style-name="c14">SÍ</text:span></text:p>
          </table:table-cell>
          <table:table-cell table:style-name="T121">
            <text:p text:style-name="p11"/>
          </table:table-cell>
        </table:table-row>
        <table:table-row>
          <table:table-cell table:style-name="T121">
            <text:p text:style-name="p11"><text:span text:style-name="c14">4</text:span></text:p>
          </table:table-cell>
          <table:table-cell table:style-name="T121">
            <text:p text:style-name="p11"><text:span text:style-name="c14">asi_monto</text:span></text:p>
          </table:table-cell>
          <table:table-cell table:style-name="T121">
            <text:p text:style-name="p11"><text:span text:style-name="c14">NO</text:span></text:p>
          </table:table-cell>
          <table:table-cell table:style-name="T121">
            <text:p text:style-name="p11"><text:span text:style-name="c14">SÍ</text:span></text:p>
          </table:table-cell>
          <table:table-cell table:style-name="T121">
            <text:p text:style-name="p11"/>
          </table:table-cell>
        </table:table-row>
      </table:table>
      <text:p text:style-name="p5"><text:span text:style-name="c6">rrh_tcuent</text:span></text:p>
      <table:table>
        <table:table-column table:number-columns-repeated="5"/>
        <table:table-row>
          <table:table-cell table:style-name="T125">
            <text:p text:style-name="p11"><text:span text:style-name="c14">Nº</text:span></text:p>
          </table:table-cell>
          <table:table-cell table:style-name="T125">
            <text:p text:style-name="p11"><text:span text:style-name="c14">Atributo</text:span></text:p>
          </table:table-cell>
          <table:table-cell table:style-name="T125">
            <text:p text:style-name="p11"><text:span text:style-name="c14">Llave Primaria</text:span></text:p>
          </table:table-cell>
          <table:table-cell table:style-name="T125">
            <text:p text:style-name="p11"><text:span text:style-name="c14">Nulo</text:span></text:p>
          </table:table-cell>
          <table:table-cell table:style-name="T125">
            <text:p text:style-name="p11"><text:span text:style-name="c14">Descripción</text:span></text:p>
          </table:table-cell>
        </table:table-row>
        <table:table-row>
          <table:table-cell table:style-name="T125">
            <text:p text:style-name="p11"><text:span text:style-name="c14">1</text:span></text:p>
          </table:table-cell>
          <table:table-cell table:style-name="T125">
            <text:p text:style-name="p11"><text:span text:style-name="c14">id_rrh_tcuent</text:span></text:p>
          </table:table-cell>
          <table:table-cell table:style-name="T125">
            <text:p text:style-name="p11"><text:span text:style-name="c14">SÍ</text:span></text:p>
          </table:table-cell>
          <table:table-cell table:style-name="T125">
            <text:p text:style-name="p11"><text:span text:style-name="c14">NO</text:span></text:p>
          </table:table-cell>
          <table:table-cell table:style-name="T125">
            <text:p text:style-name="p11"/>
          </table:table-cell>
        </table:table-row>
        <table:table-row>
          <table:table-cell table:style-name="T125">
            <text:p text:style-name="p11"><text:span text:style-name="c14">2</text:span></text:p>
          </table:table-cell>
          <table:table-cell table:style-name="T125">
            <text:p text:style-name="p11"><text:span text:style-name="c14">fk_id_rrh_emple</text:span></text:p>
          </table:table-cell>
          <table:table-cell table:style-name="T125">
            <text:p text:style-name="p11"><text:span text:style-name="c14">NO</text:span></text:p>
          </table:table-cell>
          <table:table-cell table:style-name="T125">
            <text:p text:style-name="p11"><text:span text:style-name="c14">NO</text:span></text:p>
          </table:table-cell>
          <table:table-cell table:style-name="T125">
            <text:p text:style-name="p11"><text:span text:style-name="c14">Llave Foránea.</text:span></text:p>
          </table:table-cell>
        </table:table-row>
        <table:table-row>
          <table:table-cell table:style-name="T125">
            <text:p text:style-name="p11"><text:span text:style-name="c14">3</text:span></text:p>
          </table:table-cell>
          <table:table-cell table:style-name="T125">
            <text:p text:style-name="p11"><text:span text:style-name="c14">fk_id_rrh_fcuen</text:span></text:p>
          </table:table-cell>
          <table:table-cell table:style-name="T125">
            <text:p text:style-name="p11"><text:span text:style-name="c14">NO</text:span></text:p>
          </table:table-cell>
          <table:table-cell table:style-name="T125">
            <text:p text:style-name="p11"><text:span text:style-name="c14">NO</text:span></text:p>
          </table:table-cell>
          <table:table-cell table:style-name="T125">
            <text:p text:style-name="p11"><text:span text:style-name="c14">Llave Foránea.</text:span></text:p>
          </table:table-cell>
        </table:table-row>
        <table:table-row>
          <table:table-cell table:style-name="T125">
            <text:p text:style-name="p11"><text:span text:style-name="c14">4</text:span></text:p>
          </table:table-cell>
          <table:table-cell table:style-name="T125">
            <text:p text:style-name="p11"><text:span text:style-name="c14">fk_id_rrh_estat</text:span></text:p>
          </table:table-cell>
          <table:table-cell table:style-name="T125">
            <text:p text:style-name="p11"><text:span text:style-name="c14">NO</text:span></text:p>
          </table:table-cell>
          <table:table-cell table:style-name="T125">
            <text:p text:style-name="p11"><text:span text:style-name="c14">NO</text:span></text:p>
          </table:table-cell>
          <table:table-cell table:style-name="T125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dasig</text:span></text:p>
      <table:table>
        <table:table-column table:number-columns-repeated="5"/>
        <table:table-row>
          <table:table-cell table:style-name="T128">
            <text:p text:style-name="p11"><text:span text:style-name="c14">Nº</text:span></text:p>
          </table:table-cell>
          <table:table-cell table:style-name="T128">
            <text:p text:style-name="p11"><text:span text:style-name="c14">Atributo</text:span></text:p>
          </table:table-cell>
          <table:table-cell table:style-name="T128">
            <text:p text:style-name="p11"><text:span text:style-name="c14">Llave Primaria</text:span></text:p>
          </table:table-cell>
          <table:table-cell table:style-name="T128">
            <text:p text:style-name="p11"><text:span text:style-name="c14">Nulo</text:span></text:p>
          </table:table-cell>
          <table:table-cell table:style-name="T128">
            <text:p text:style-name="p11"><text:span text:style-name="c14">Descripción</text:span></text:p>
          </table:table-cell>
        </table:table-row>
        <table:table-row>
          <table:table-cell table:style-name="T128">
            <text:p text:style-name="p11"><text:span text:style-name="c14">1</text:span></text:p>
          </table:table-cell>
          <table:table-cell table:style-name="T128">
            <text:p text:style-name="p11"><text:span text:style-name="c14">id_rrh_dasig</text:span></text:p>
          </table:table-cell>
          <table:table-cell table:style-name="T128">
            <text:p text:style-name="p11"><text:span text:style-name="c14">SÍ</text:span></text:p>
          </table:table-cell>
          <table:table-cell table:style-name="T128">
            <text:p text:style-name="p11"><text:span text:style-name="c14">NO</text:span></text:p>
          </table:table-cell>
          <table:table-cell table:style-name="T128">
            <text:p text:style-name="p11"/>
          </table:table-cell>
        </table:table-row>
        <table:table-row>
          <table:table-cell table:style-name="T128">
            <text:p text:style-name="p11"><text:span text:style-name="c14">2</text:span></text:p>
          </table:table-cell>
          <table:table-cell table:style-name="T128">
            <text:p text:style-name="p11"><text:span text:style-name="c14">fk_id_rrh_emple</text:span></text:p>
          </table:table-cell>
          <table:table-cell table:style-name="T128">
            <text:p text:style-name="p11"><text:span text:style-name="c14">NO</text:span></text:p>
          </table:table-cell>
          <table:table-cell table:style-name="T128">
            <text:p text:style-name="p11"><text:span text:style-name="c14">NO</text:span></text:p>
          </table:table-cell>
          <table:table-cell table:style-name="T128">
            <text:p text:style-name="p11"><text:span text:style-name="c14">Llave Foránea.</text:span></text:p>
          </table:table-cell>
        </table:table-row>
        <table:table-row>
          <table:table-cell table:style-name="T128">
            <text:p text:style-name="p11"><text:span text:style-name="c14">3</text:span></text:p>
          </table:table-cell>
          <table:table-cell table:style-name="T128">
            <text:p text:style-name="p11"><text:span text:style-name="c14">fk_id_rrh_asign</text:span></text:p>
          </table:table-cell>
          <table:table-cell table:style-name="T128">
            <text:p text:style-name="p11"><text:span text:style-name="c14">NO</text:span></text:p>
          </table:table-cell>
          <table:table-cell table:style-name="T128">
            <text:p text:style-name="p11"><text:span text:style-name="c14">NO</text:span></text:p>
          </table:table-cell>
          <table:table-cell table:style-name="T128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fcuen</text:span></text:p>
      <table:table>
        <table:table-column table:number-columns-repeated="5"/>
        <table:table-row>
          <table:table-cell table:style-name="T131">
            <text:p text:style-name="p11"><text:span text:style-name="c14">Nº</text:span></text:p>
          </table:table-cell>
          <table:table-cell table:style-name="T131">
            <text:p text:style-name="p11"><text:span text:style-name="c14">Atributo</text:span></text:p>
          </table:table-cell>
          <table:table-cell table:style-name="T131">
            <text:p text:style-name="p11"><text:span text:style-name="c14">Llave Primaria</text:span></text:p>
          </table:table-cell>
          <table:table-cell table:style-name="T131">
            <text:p text:style-name="p11"><text:span text:style-name="c14">Nulo</text:span></text:p>
          </table:table-cell>
          <table:table-cell table:style-name="T131">
            <text:p text:style-name="p11"><text:span text:style-name="c14">Descripción</text:span></text:p>
          </table:table-cell>
        </table:table-row>
        <table:table-row>
          <table:table-cell table:style-name="T131">
            <text:p text:style-name="p11"><text:span text:style-name="c14">1</text:span></text:p>
          </table:table-cell>
          <table:table-cell table:style-name="T131">
            <text:p text:style-name="p11"><text:span text:style-name="c14">id_rrh_fcuen</text:span></text:p>
          </table:table-cell>
          <table:table-cell table:style-name="T131">
            <text:p text:style-name="p11"><text:span text:style-name="c14">SÍ</text:span></text:p>
          </table:table-cell>
          <table:table-cell table:style-name="T131">
            <text:p text:style-name="p11"><text:span text:style-name="c14">NO</text:span></text:p>
          </table:table-cell>
          <table:table-cell table:style-name="T131">
            <text:p text:style-name="p11"/>
          </table:table-cell>
        </table:table-row>
        <table:table-row>
          <table:table-cell table:style-name="T131">
            <text:p text:style-name="p11"><text:span text:style-name="c14">2</text:span></text:p>
          </table:table-cell>
          <table:table-cell table:style-name="T131">
            <text:p text:style-name="p11"><text:span text:style-name="c14">fcu_nombr</text:span></text:p>
          </table:table-cell>
          <table:table-cell table:style-name="T131">
            <text:p text:style-name="p11"><text:span text:style-name="c14">NO</text:span></text:p>
          </table:table-cell>
          <table:table-cell table:style-name="T131">
            <text:p text:style-name="p11"><text:span text:style-name="c14">NO</text:span></text:p>
          </table:table-cell>
          <table:table-cell table:style-name="T131">
            <text:p text:style-name="p11"/>
          </table:table-cell>
        </table:table-row>
        <table:table-row>
          <table:table-cell table:style-name="T131">
            <text:p text:style-name="p11"><text:span text:style-name="c14">3</text:span></text:p>
          </table:table-cell>
          <table:table-cell table:style-name="T131">
            <text:p text:style-name="p11"><text:span text:style-name="c14">fk_id_rrh_banco</text:span></text:p>
          </table:table-cell>
          <table:table-cell table:style-name="T131">
            <text:p text:style-name="p11"><text:span text:style-name="c14">NO</text:span></text:p>
          </table:table-cell>
          <table:table-cell table:style-name="T131">
            <text:p text:style-name="p11"><text:span text:style-name="c14">NO</text:span></text:p>
          </table:table-cell>
          <table:table-cell table:style-name="T131">
            <text:p text:style-name="p11"><text:span text:style-name="c14">Llave Foránea.</text:span></text:p>
          </table:table-cell>
        </table:table-row>
        <table:table-row>
          <table:table-cell table:style-name="T131">
            <text:p text:style-name="p11"><text:span text:style-name="c14">4</text:span></text:p>
          </table:table-cell>
          <table:table-cell table:style-name="T131">
            <text:p text:style-name="p11"><text:span text:style-name="c14">fk_id_rrh_estat</text:span></text:p>
          </table:table-cell>
          <table:table-cell table:style-name="T131">
            <text:p text:style-name="p11"><text:span text:style-name="c14">NO</text:span></text:p>
          </table:table-cell>
          <table:table-cell table:style-name="T131">
            <text:p text:style-name="p11"><text:span text:style-name="c14">NO</text:span></text:p>
          </table:table-cell>
          <table:table-cell table:style-name="T131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dnomin</text:span></text:p>
      <table:table>
        <table:table-column table:number-columns-repeated="5"/>
        <table:table-row>
          <table:table-cell table:style-name="T134">
            <text:p text:style-name="p11"><text:span text:style-name="c14">Nº</text:span></text:p>
          </table:table-cell>
          <table:table-cell table:style-name="T134">
            <text:p text:style-name="p11"><text:span text:style-name="c14">Atributo</text:span></text:p>
          </table:table-cell>
          <table:table-cell table:style-name="T134">
            <text:p text:style-name="p11"><text:span text:style-name="c14">Llave Primaria</text:span></text:p>
          </table:table-cell>
          <table:table-cell table:style-name="T134">
            <text:p text:style-name="p11"><text:span text:style-name="c14">Nulo</text:span></text:p>
          </table:table-cell>
          <table:table-cell table:style-name="T134">
            <text:p text:style-name="p11"><text:span text:style-name="c14">Descripción</text:span></text:p>
          </table:table-cell>
        </table:table-row>
        <table:table-row>
          <table:table-cell table:style-name="T134">
            <text:p text:style-name="p11"><text:span text:style-name="c14">1</text:span></text:p>
          </table:table-cell>
          <table:table-cell table:style-name="T134">
            <text:p text:style-name="p11"><text:span text:style-name="c14">id_rrh_dnomin</text:span></text:p>
          </table:table-cell>
          <table:table-cell table:style-name="T134">
            <text:p text:style-name="p11"><text:span text:style-name="c14">SÍ</text:span></text:p>
          </table:table-cell>
          <table:table-cell table:style-name="T134">
            <text:p text:style-name="p11"><text:span text:style-name="c14">NO</text:span></text:p>
          </table:table-cell>
          <table:table-cell table:style-name="T134">
            <text:p text:style-name="p11"/>
          </table:table-cell>
        </table:table-row>
        <table:table-row>
          <table:table-cell table:style-name="T134">
            <text:p text:style-name="p11"><text:span text:style-name="c14">2</text:span></text:p>
          </table:table-cell>
          <table:table-cell table:style-name="T134">
            <text:p text:style-name="p11"><text:span text:style-name="c14">fk_id_rrh_emple</text:span></text:p>
          </table:table-cell>
          <table:table-cell table:style-name="T134">
            <text:p text:style-name="p11"><text:span text:style-name="c14">NO</text:span></text:p>
          </table:table-cell>
          <table:table-cell table:style-name="T134">
            <text:p text:style-name="p11"><text:span text:style-name="c14">NO</text:span></text:p>
          </table:table-cell>
          <table:table-cell table:style-name="T134">
            <text:p text:style-name="p11"><text:span text:style-name="c14">Llave Foránea.</text:span></text:p>
          </table:table-cell>
        </table:table-row>
        <table:table-row>
          <table:table-cell table:style-name="T134">
            <text:p text:style-name="p11"><text:span text:style-name="c14">3</text:span></text:p>
          </table:table-cell>
          <table:table-cell table:style-name="T134">
            <text:p text:style-name="p11"><text:span text:style-name="c14">fk_id_rrh_nomin</text:span></text:p>
          </table:table-cell>
          <table:table-cell table:style-name="T134">
            <text:p text:style-name="p11"><text:span text:style-name="c14">NO</text:span></text:p>
          </table:table-cell>
          <table:table-cell table:style-name="T134">
            <text:p text:style-name="p11"><text:span text:style-name="c14">NO</text:span></text:p>
          </table:table-cell>
          <table:table-cell table:style-name="T134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nomin</text:span></text:p>
      <table:table>
        <table:table-column table:number-columns-repeated="5"/>
        <table:table-row>
          <table:table-cell table:style-name="T137">
            <text:p text:style-name="p11"><text:span text:style-name="c14">Nº</text:span></text:p>
          </table:table-cell>
          <table:table-cell table:style-name="T137">
            <text:p text:style-name="p11"><text:span text:style-name="c14">Atributo</text:span></text:p>
          </table:table-cell>
          <table:table-cell table:style-name="T137">
            <text:p text:style-name="p11"><text:span text:style-name="c14">Llave Primaria</text:span></text:p>
          </table:table-cell>
          <table:table-cell table:style-name="T137">
            <text:p text:style-name="p11"><text:span text:style-name="c14">Nulo</text:span></text:p>
          </table:table-cell>
          <table:table-cell table:style-name="T137">
            <text:p text:style-name="p11"><text:span text:style-name="c14">Descripción</text:span></text:p>
          </table:table-cell>
        </table:table-row>
        <table:table-row>
          <table:table-cell table:style-name="T137">
            <text:p text:style-name="p11"><text:span text:style-name="c14">1</text:span></text:p>
          </table:table-cell>
          <table:table-cell table:style-name="T137">
            <text:p text:style-name="p11"><text:span text:style-name="c14">id_rrh_nomin</text:span></text:p>
          </table:table-cell>
          <table:table-cell table:style-name="T137">
            <text:p text:style-name="p11"><text:span text:style-name="c14">SÍ</text:span></text:p>
          </table:table-cell>
          <table:table-cell table:style-name="T137">
            <text:p text:style-name="p11"><text:span text:style-name="c14">NO</text:span></text:p>
          </table:table-cell>
          <table:table-cell table:style-name="T137">
            <text:p text:style-name="p11"/>
          </table:table-cell>
        </table:table-row>
        <table:table-row>
          <table:table-cell table:style-name="T137">
            <text:p text:style-name="p11"><text:span text:style-name="c14">2</text:span></text:p>
          </table:table-cell>
          <table:table-cell table:style-name="T137">
            <text:p text:style-name="p11"><text:span text:style-name="c14">nom_fpagoh</text:span></text:p>
          </table:table-cell>
          <table:table-cell table:style-name="T137">
            <text:p text:style-name="p11"><text:span text:style-name="c14">NO</text:span></text:p>
          </table:table-cell>
          <table:table-cell table:style-name="T137">
            <text:p text:style-name="p11"><text:span text:style-name="c14">NO</text:span></text:p>
          </table:table-cell>
          <table:table-cell table:style-name="T137">
            <text:p text:style-name="p11"><text:span text:style-name="c14">fecha de hoy</text:span></text:p>
          </table:table-cell>
        </table:table-row>
        <table:table-row>
          <table:table-cell table:style-name="T137">
            <text:p text:style-name="p11"><text:span text:style-name="c14">3</text:span></text:p>
          </table:table-cell>
          <table:table-cell table:style-name="T137">
            <text:p text:style-name="p11"><text:span text:style-name="c14">nom_fnomi</text:span></text:p>
          </table:table-cell>
          <table:table-cell table:style-name="T137">
            <text:p text:style-name="p11"><text:span text:style-name="c14">NO</text:span></text:p>
          </table:table-cell>
          <table:table-cell table:style-name="T137">
            <text:p text:style-name="p11"><text:span text:style-name="c14">NO</text:span></text:p>
          </table:table-cell>
          <table:table-cell table:style-name="T137">
            <text:p text:style-name="p11"><text:span text:style-name="c14">fecha de la nomina</text:span></text:p>
          </table:table-cell>
        </table:table-row>
        <table:table-row>
          <table:table-cell table:style-name="T137">
            <text:p text:style-name="p11"><text:span text:style-name="c14">4</text:span></text:p>
          </table:table-cell>
          <table:table-cell table:style-name="T137">
            <text:p text:style-name="p11"><text:span text:style-name="c14">fk_id_rrh_tcontra</text:span></text:p>
          </table:table-cell>
          <table:table-cell table:style-name="T137">
            <text:p text:style-name="p11"><text:span text:style-name="c14">NO</text:span></text:p>
          </table:table-cell>
          <table:table-cell table:style-name="T137">
            <text:p text:style-name="p11"><text:span text:style-name="c14">NO</text:span></text:p>
          </table:table-cell>
          <table:table-cell table:style-name="T137">
            <text:p text:style-name="p11"><text:span text:style-name="c14">Llave Foránea.</text:span></text:p>
          </table:table-cell>
        </table:table-row>
        <table:table-row>
          <table:table-cell table:style-name="T137">
            <text:p text:style-name="p11"><text:span text:style-name="c14">5</text:span></text:p>
          </table:table-cell>
          <table:table-cell table:style-name="T137">
            <text:p text:style-name="p11"><text:span text:style-name="c14">fk_id_rrh_nomin</text:span></text:p>
          </table:table-cell>
          <table:table-cell table:style-name="T137">
            <text:p text:style-name="p11"><text:span text:style-name="c14">NO</text:span></text:p>
          </table:table-cell>
          <table:table-cell table:style-name="T137">
            <text:p text:style-name="p11"><text:span text:style-name="c14">NO</text:span></text:p>
          </table:table-cell>
          <table:table-cell table:style-name="T137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divisi</text:span></text:p>
      <table:table>
        <table:table-column table:number-columns-repeated="5"/>
        <table:table-row>
          <table:table-cell table:style-name="T140">
            <text:p text:style-name="p11"><text:span text:style-name="c14">Nº</text:span></text:p>
          </table:table-cell>
          <table:table-cell table:style-name="T140">
            <text:p text:style-name="p11"><text:span text:style-name="c14">Atributo</text:span></text:p>
          </table:table-cell>
          <table:table-cell table:style-name="T140">
            <text:p text:style-name="p11"><text:span text:style-name="c14">Llave Primaria</text:span></text:p>
          </table:table-cell>
          <table:table-cell table:style-name="T140">
            <text:p text:style-name="p11"><text:span text:style-name="c14">Nulo</text:span></text:p>
          </table:table-cell>
          <table:table-cell table:style-name="T140">
            <text:p text:style-name="p11"><text:span text:style-name="c14">Descripción</text:span></text:p>
          </table:table-cell>
        </table:table-row>
        <table:table-row>
          <table:table-cell table:style-name="T140">
            <text:p text:style-name="p11"><text:span text:style-name="c14">1</text:span></text:p>
          </table:table-cell>
          <table:table-cell table:style-name="T140">
            <text:p text:style-name="p11"><text:span text:style-name="c14">id_rrh_divisi</text:span></text:p>
          </table:table-cell>
          <table:table-cell table:style-name="T140">
            <text:p text:style-name="p11"><text:span text:style-name="c14">SÍ</text:span></text:p>
          </table:table-cell>
          <table:table-cell table:style-name="T140">
            <text:p text:style-name="p11"><text:span text:style-name="c14">NO</text:span></text:p>
          </table:table-cell>
          <table:table-cell table:style-name="T140">
            <text:p text:style-name="p11"/>
          </table:table-cell>
        </table:table-row>
        <table:table-row>
          <table:table-cell table:style-name="T140">
            <text:p text:style-name="p11"><text:span text:style-name="c14">2</text:span></text:p>
          </table:table-cell>
          <table:table-cell table:style-name="T140">
            <text:p text:style-name="p11"><text:span text:style-name="c14">car_nombr</text:span></text:p>
          </table:table-cell>
          <table:table-cell table:style-name="T140">
            <text:p text:style-name="p11"><text:span text:style-name="c14">NO</text:span></text:p>
          </table:table-cell>
          <table:table-cell table:style-name="T140">
            <text:p text:style-name="p11"><text:span text:style-name="c14">NO</text:span></text:p>
          </table:table-cell>
          <table:table-cell table:style-name="T140">
            <text:p text:style-name="p11"/>
          </table:table-cell>
        </table:table-row>
        <table:table-row>
          <table:table-cell table:style-name="T140">
            <text:p text:style-name="p11"><text:span text:style-name="c14">3</text:span></text:p>
          </table:table-cell>
          <table:table-cell table:style-name="T140">
            <text:p text:style-name="p11"><text:span text:style-name="c14">fk_id_rrh_estat</text:span></text:p>
          </table:table-cell>
          <table:table-cell table:style-name="T140">
            <text:p text:style-name="p11"><text:span text:style-name="c14">NO</text:span></text:p>
          </table:table-cell>
          <table:table-cell table:style-name="T140">
            <text:p text:style-name="p11"><text:span text:style-name="c14">NO</text:span></text:p>
          </table:table-cell>
          <table:table-cell table:style-name="T140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parent</text:span></text:p>
      <table:table>
        <table:table-column table:number-columns-repeated="5"/>
        <table:table-row>
          <table:table-cell table:style-name="T143">
            <text:p text:style-name="p11"><text:span text:style-name="c14">Nº</text:span></text:p>
          </table:table-cell>
          <table:table-cell table:style-name="T143">
            <text:p text:style-name="p11"><text:span text:style-name="c14">Atributo</text:span></text:p>
          </table:table-cell>
          <table:table-cell table:style-name="T143">
            <text:p text:style-name="p11"><text:span text:style-name="c14">Llave Primaria</text:span></text:p>
          </table:table-cell>
          <table:table-cell table:style-name="T143">
            <text:p text:style-name="p11"><text:span text:style-name="c14">Nulo</text:span></text:p>
          </table:table-cell>
          <table:table-cell table:style-name="T143">
            <text:p text:style-name="p11"><text:span text:style-name="c14">Descripción</text:span></text:p>
          </table:table-cell>
        </table:table-row>
        <table:table-row>
          <table:table-cell table:style-name="T143">
            <text:p text:style-name="p11"><text:span text:style-name="c14">1</text:span></text:p>
          </table:table-cell>
          <table:table-cell table:style-name="T143">
            <text:p text:style-name="p11"><text:span text:style-name="c14">id_rrh_parent</text:span></text:p>
          </table:table-cell>
          <table:table-cell table:style-name="T143">
            <text:p text:style-name="p11"><text:span text:style-name="c14">SÍ</text:span></text:p>
          </table:table-cell>
          <table:table-cell table:style-name="T143">
            <text:p text:style-name="p11"><text:span text:style-name="c14">NO</text:span></text:p>
          </table:table-cell>
          <table:table-cell table:style-name="T143">
            <text:p text:style-name="p11"/>
          </table:table-cell>
        </table:table-row>
        <table:table-row>
          <table:table-cell table:style-name="T143">
            <text:p text:style-name="p11"><text:span text:style-name="c14">2</text:span></text:p>
          </table:table-cell>
          <table:table-cell table:style-name="T143">
            <text:p text:style-name="p11"><text:span text:style-name="c14">par_nombr</text:span></text:p>
          </table:table-cell>
          <table:table-cell table:style-name="T143">
            <text:p text:style-name="p11"><text:span text:style-name="c14">NO</text:span></text:p>
          </table:table-cell>
          <table:table-cell table:style-name="T143">
            <text:p text:style-name="p11"><text:span text:style-name="c14">NO</text:span></text:p>
          </table:table-cell>
          <table:table-cell table:style-name="T143">
            <text:p text:style-name="p11"/>
          </table:table-cell>
        </table:table-row>
        <table:table-row>
          <table:table-cell table:style-name="T143">
            <text:p text:style-name="p11"><text:span text:style-name="c14">3</text:span></text:p>
          </table:table-cell>
          <table:table-cell table:style-name="T143">
            <text:p text:style-name="p11"><text:span text:style-name="c14">fk_id_rrh_estat</text:span></text:p>
          </table:table-cell>
          <table:table-cell table:style-name="T143">
            <text:p text:style-name="p11"><text:span text:style-name="c14">NO</text:span></text:p>
          </table:table-cell>
          <table:table-cell table:style-name="T143">
            <text:p text:style-name="p11"><text:span text:style-name="c14">NO</text:span></text:p>
          </table:table-cell>
          <table:table-cell table:style-name="T143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famil</text:span></text:p>
      <table:table>
        <table:table-column table:number-columns-repeated="5"/>
        <table:table-row>
          <table:table-cell table:style-name="T146">
            <text:p text:style-name="p11"><text:span text:style-name="c14">Nº</text:span></text:p>
          </table:table-cell>
          <table:table-cell table:style-name="T146">
            <text:p text:style-name="p11"><text:span text:style-name="c14">Atributo</text:span></text:p>
          </table:table-cell>
          <table:table-cell table:style-name="T146">
            <text:p text:style-name="p11"><text:span text:style-name="c14">Llave Primaria</text:span></text:p>
          </table:table-cell>
          <table:table-cell table:style-name="T146">
            <text:p text:style-name="p11"><text:span text:style-name="c14">Nulo</text:span></text:p>
          </table:table-cell>
          <table:table-cell table:style-name="T146">
            <text:p text:style-name="p11"><text:span text:style-name="c14">Descripción</text:span></text:p>
          </table:table-cell>
        </table:table-row>
        <table:table-row>
          <table:table-cell table:style-name="T146">
            <text:p text:style-name="p11"><text:span text:style-name="c14">1</text:span></text:p>
          </table:table-cell>
          <table:table-cell table:style-name="T146">
            <text:p text:style-name="p11"><text:span text:style-name="c14">id_rrh_famil</text:span></text:p>
          </table:table-cell>
          <table:table-cell table:style-name="T146">
            <text:p text:style-name="p11"><text:span text:style-name="c14">SÍ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/>
          </table:table-cell>
        </table:table-row>
        <table:table-row>
          <table:table-cell table:style-name="T146">
            <text:p text:style-name="p11"><text:span text:style-name="c14">2</text:span></text:p>
          </table:table-cell>
          <table:table-cell table:style-name="T146">
            <text:p text:style-name="p11"><text:span text:style-name="c14">fam_cedul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/>
          </table:table-cell>
        </table:table-row>
        <table:table-row>
          <table:table-cell table:style-name="T146">
            <text:p text:style-name="p11"><text:span text:style-name="c14">3</text:span></text:p>
          </table:table-cell>
          <table:table-cell table:style-name="T146">
            <text:p text:style-name="p11"><text:span text:style-name="c14">fam_nomb1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/>
          </table:table-cell>
        </table:table-row>
        <table:table-row>
          <table:table-cell table:style-name="T146">
            <text:p text:style-name="p11"><text:span text:style-name="c14">4</text:span></text:p>
          </table:table-cell>
          <table:table-cell table:style-name="T146">
            <text:p text:style-name="p11"><text:span text:style-name="c14">fam_nomb2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/>
          </table:table-cell>
        </table:table-row>
        <table:table-row>
          <table:table-cell table:style-name="T146">
            <text:p text:style-name="p11"><text:span text:style-name="c14">5</text:span></text:p>
          </table:table-cell>
          <table:table-cell table:style-name="T146">
            <text:p text:style-name="p11"><text:span text:style-name="c14">fam_apel1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/>
          </table:table-cell>
        </table:table-row>
        <table:table-row>
          <table:table-cell table:style-name="T146">
            <text:p text:style-name="p11"><text:span text:style-name="c14">6</text:span></text:p>
          </table:table-cell>
          <table:table-cell table:style-name="T146">
            <text:p text:style-name="p11"><text:span text:style-name="c14">fam_apel2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/>
          </table:table-cell>
        </table:table-row>
        <table:table-row>
          <table:table-cell table:style-name="T146">
            <text:p text:style-name="p11"><text:span text:style-name="c14">7</text:span></text:p>
          </table:table-cell>
          <table:table-cell table:style-name="T146">
            <text:p text:style-name="p11"><text:span text:style-name="c14">fam_fenac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/>
          </table:table-cell>
        </table:table-row>
        <table:table-row>
          <table:table-cell table:style-name="T146">
            <text:p text:style-name="p11"><text:span text:style-name="c14">8</text:span></text:p>
          </table:table-cell>
          <table:table-cell table:style-name="T146">
            <text:p text:style-name="p11"><text:span text:style-name="c14">fam_sexo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/>
          </table:table-cell>
        </table:table-row>
        <table:table-row>
          <table:table-cell table:style-name="T146">
            <text:p text:style-name="p11"><text:span text:style-name="c14">9</text:span></text:p>
          </table:table-cell>
          <table:table-cell table:style-name="T146">
            <text:p text:style-name="p11"><text:span text:style-name="c14">fam_civil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/>
          </table:table-cell>
        </table:table-row>
        <table:table-row>
          <table:table-cell table:style-name="T146">
            <text:p text:style-name="p11"><text:span text:style-name="c14">10</text:span></text:p>
          </table:table-cell>
          <table:table-cell table:style-name="T146">
            <text:p text:style-name="p11"><text:span text:style-name="c14">fk_id_rrh_parent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><text:span text:style-name="c14">Llave Foránea.</text:span></text:p>
          </table:table-cell>
        </table:table-row>
        <table:table-row>
          <table:table-cell table:style-name="T146">
            <text:p text:style-name="p11"><text:span text:style-name="c14">11</text:span></text:p>
          </table:table-cell>
          <table:table-cell table:style-name="T146">
            <text:p text:style-name="p11"><text:span text:style-name="c14">fk_id_rrh_emple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><text:span text:style-name="c14">NO</text:span></text:p>
          </table:table-cell>
          <table:table-cell table:style-name="T146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tcontra</text:span></text:p>
      <table:table>
        <table:table-column table:number-columns-repeated="5"/>
        <table:table-row>
          <table:table-cell table:style-name="T149">
            <text:p text:style-name="p11"><text:span text:style-name="c14">Nº</text:span></text:p>
          </table:table-cell>
          <table:table-cell table:style-name="T149">
            <text:p text:style-name="p11"><text:span text:style-name="c14">Atributo</text:span></text:p>
          </table:table-cell>
          <table:table-cell table:style-name="T149">
            <text:p text:style-name="p11"><text:span text:style-name="c14">Llave Primaria</text:span></text:p>
          </table:table-cell>
          <table:table-cell table:style-name="T149">
            <text:p text:style-name="p11"><text:span text:style-name="c14">Nulo</text:span></text:p>
          </table:table-cell>
          <table:table-cell table:style-name="T149">
            <text:p text:style-name="p11"><text:span text:style-name="c14">Descripción</text:span></text:p>
          </table:table-cell>
        </table:table-row>
        <table:table-row>
          <table:table-cell table:style-name="T149">
            <text:p text:style-name="p11"><text:span text:style-name="c14">1</text:span></text:p>
          </table:table-cell>
          <table:table-cell table:style-name="T149">
            <text:p text:style-name="p11"><text:span text:style-name="c14">id_rrh_tcontra</text:span></text:p>
          </table:table-cell>
          <table:table-cell table:style-name="T149">
            <text:p text:style-name="p11"><text:span text:style-name="c14">SÍ</text:span></text:p>
          </table:table-cell>
          <table:table-cell table:style-name="T149">
            <text:p text:style-name="p11"><text:span text:style-name="c14">NO</text:span></text:p>
          </table:table-cell>
          <table:table-cell table:style-name="T149">
            <text:p text:style-name="p11"/>
          </table:table-cell>
        </table:table-row>
        <table:table-row>
          <table:table-cell table:style-name="T149">
            <text:p text:style-name="p11"><text:span text:style-name="c14">2</text:span></text:p>
          </table:table-cell>
          <table:table-cell table:style-name="T149">
            <text:p text:style-name="p11"><text:span text:style-name="c14">tcon_nombr</text:span></text:p>
          </table:table-cell>
          <table:table-cell table:style-name="T149">
            <text:p text:style-name="p11"><text:span text:style-name="c14">NO</text:span></text:p>
          </table:table-cell>
          <table:table-cell table:style-name="T149">
            <text:p text:style-name="p11"><text:span text:style-name="c14">NO</text:span></text:p>
          </table:table-cell>
          <table:table-cell table:style-name="T149">
            <text:p text:style-name="p11"/>
          </table:table-cell>
        </table:table-row>
        <table:table-row>
          <table:table-cell table:style-name="T149">
            <text:p text:style-name="p11"><text:span text:style-name="c14">3</text:span></text:p>
          </table:table-cell>
          <table:table-cell table:style-name="T149">
            <text:p text:style-name="p11"><text:span text:style-name="c14">tcon_pomon</text:span></text:p>
          </table:table-cell>
          <table:table-cell table:style-name="T149">
            <text:p text:style-name="p11"><text:span text:style-name="c14">NO</text:span></text:p>
          </table:table-cell>
          <table:table-cell table:style-name="T149">
            <text:p text:style-name="p11"><text:span text:style-name="c14">NO</text:span></text:p>
          </table:table-cell>
          <table:table-cell table:style-name="T149">
            <text:p text:style-name="p11"><text:span text:style-name="c14">se pagara por porcentaje o monto</text:span></text:p>
          </table:table-cell>
        </table:table-row>
        <table:table-row>
          <table:table-cell table:style-name="T149">
            <text:p text:style-name="p11"><text:span text:style-name="c14">4</text:span></text:p>
          </table:table-cell>
          <table:table-cell table:style-name="T149">
            <text:p text:style-name="p11"><text:span text:style-name="c14">tcon_monto</text:span></text:p>
          </table:table-cell>
          <table:table-cell table:style-name="T149">
            <text:p text:style-name="p11"><text:span text:style-name="c14">NO</text:span></text:p>
          </table:table-cell>
          <table:table-cell table:style-name="T149">
            <text:p text:style-name="p11"><text:span text:style-name="c14">NO</text:span></text:p>
          </table:table-cell>
          <table:table-cell table:style-name="T149">
            <text:p text:style-name="p11"><text:span text:style-name="c14">monto del porcentaje o monto no variable de la contratacion</text:span></text:p>
          </table:table-cell>
        </table:table-row>
        <table:table-row>
          <table:table-cell table:style-name="T149">
            <text:p text:style-name="p11"><text:span text:style-name="c14">5</text:span></text:p>
          </table:table-cell>
          <table:table-cell table:style-name="T149">
            <text:p text:style-name="p11"><text:span text:style-name="c14">fk_id_rrh_estat</text:span></text:p>
          </table:table-cell>
          <table:table-cell table:style-name="T149">
            <text:p text:style-name="p11"><text:span text:style-name="c14">NO</text:span></text:p>
          </table:table-cell>
          <table:table-cell table:style-name="T149">
            <text:p text:style-name="p11"><text:span text:style-name="c14">NO</text:span></text:p>
          </table:table-cell>
          <table:table-cell table:style-name="T149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unidt</text:span></text:p>
      <table:table>
        <table:table-column table:number-columns-repeated="5"/>
        <table:table-row>
          <table:table-cell table:style-name="T152">
            <text:p text:style-name="p11"><text:span text:style-name="c14">Nº</text:span></text:p>
          </table:table-cell>
          <table:table-cell table:style-name="T152">
            <text:p text:style-name="p11"><text:span text:style-name="c14">Atributo</text:span></text:p>
          </table:table-cell>
          <table:table-cell table:style-name="T152">
            <text:p text:style-name="p11"><text:span text:style-name="c14">Llave Primaria</text:span></text:p>
          </table:table-cell>
          <table:table-cell table:style-name="T152">
            <text:p text:style-name="p11"><text:span text:style-name="c14">Nulo</text:span></text:p>
          </table:table-cell>
          <table:table-cell table:style-name="T152">
            <text:p text:style-name="p11"><text:span text:style-name="c14">Descripción</text:span></text:p>
          </table:table-cell>
        </table:table-row>
        <table:table-row>
          <table:table-cell table:style-name="T152">
            <text:p text:style-name="p11"><text:span text:style-name="c14">1</text:span></text:p>
          </table:table-cell>
          <table:table-cell table:style-name="T152">
            <text:p text:style-name="p11"><text:span text:style-name="c14">id_rrh_unidt</text:span></text:p>
          </table:table-cell>
          <table:table-cell table:style-name="T152">
            <text:p text:style-name="p11"><text:span text:style-name="c14">SÍ</text:span></text:p>
          </table:table-cell>
          <table:table-cell table:style-name="T152">
            <text:p text:style-name="p11"><text:span text:style-name="c14">NO</text:span></text:p>
          </table:table-cell>
          <table:table-cell table:style-name="T152">
            <text:p text:style-name="p11"/>
          </table:table-cell>
        </table:table-row>
        <table:table-row>
          <table:table-cell table:style-name="T152">
            <text:p text:style-name="p11"><text:span text:style-name="c14">2</text:span></text:p>
          </table:table-cell>
          <table:table-cell table:style-name="T152">
            <text:p text:style-name="p11"><text:span text:style-name="c14">uni_valor</text:span></text:p>
          </table:table-cell>
          <table:table-cell table:style-name="T152">
            <text:p text:style-name="p11"><text:span text:style-name="c14">NO</text:span></text:p>
          </table:table-cell>
          <table:table-cell table:style-name="T152">
            <text:p text:style-name="p11"><text:span text:style-name="c14">NO</text:span></text:p>
          </table:table-cell>
          <table:table-cell table:style-name="T152">
            <text:p text:style-name="p11"/>
          </table:table-cell>
        </table:table-row>
        <table:table-row>
          <table:table-cell table:style-name="T152">
            <text:p text:style-name="p11"><text:span text:style-name="c14">3</text:span></text:p>
          </table:table-cell>
          <table:table-cell table:style-name="T152">
            <text:p text:style-name="p11"><text:span text:style-name="c14">uni_ano</text:span></text:p>
          </table:table-cell>
          <table:table-cell table:style-name="T152">
            <text:p text:style-name="p11"><text:span text:style-name="c14">NO</text:span></text:p>
          </table:table-cell>
          <table:table-cell table:style-name="T152">
            <text:p text:style-name="p11"><text:span text:style-name="c14">NO</text:span></text:p>
          </table:table-cell>
          <table:table-cell table:style-name="T152">
            <text:p text:style-name="p11"/>
          </table:table-cell>
        </table:table-row>
      </table:table>
      <text:p text:style-name="p5"><text:span text:style-name="c6">rrh_serie</text:span></text:p>
      <table:table>
        <table:table-column table:number-columns-repeated="5"/>
        <table:table-row>
          <table:table-cell table:style-name="T156">
            <text:p text:style-name="p11"><text:span text:style-name="c14">Nº</text:span></text:p>
          </table:table-cell>
          <table:table-cell table:style-name="T156">
            <text:p text:style-name="p11"><text:span text:style-name="c14">Atributo</text:span></text:p>
          </table:table-cell>
          <table:table-cell table:style-name="T156">
            <text:p text:style-name="p11"><text:span text:style-name="c14">Llave Primaria</text:span></text:p>
          </table:table-cell>
          <table:table-cell table:style-name="T156">
            <text:p text:style-name="p11"><text:span text:style-name="c14">Nulo</text:span></text:p>
          </table:table-cell>
          <table:table-cell table:style-name="T156">
            <text:p text:style-name="p11"><text:span text:style-name="c14">Descripción</text:span></text:p>
          </table:table-cell>
        </table:table-row>
        <table:table-row>
          <table:table-cell table:style-name="T156">
            <text:p text:style-name="p11"><text:span text:style-name="c14">1</text:span></text:p>
          </table:table-cell>
          <table:table-cell table:style-name="T156">
            <text:p text:style-name="p11"><text:span text:style-name="c14">id_rrh_serie</text:span></text:p>
          </table:table-cell>
          <table:table-cell table:style-name="T156">
            <text:p text:style-name="p11"><text:span text:style-name="c14">SÍ</text:span></text:p>
          </table:table-cell>
          <table:table-cell table:style-name="T156">
            <text:p text:style-name="p11"><text:span text:style-name="c14">NO</text:span></text:p>
          </table:table-cell>
          <table:table-cell table:style-name="T156">
            <text:p text:style-name="p11"/>
          </table:table-cell>
        </table:table-row>
        <table:table-row>
          <table:table-cell table:style-name="T156">
            <text:p text:style-name="p11"><text:span text:style-name="c14">2</text:span></text:p>
          </table:table-cell>
          <table:table-cell table:style-name="T156">
            <text:p text:style-name="p11"><text:span text:style-name="c14">ser_nombr</text:span></text:p>
          </table:table-cell>
          <table:table-cell table:style-name="T156">
            <text:p text:style-name="p11"><text:span text:style-name="c14">NO</text:span></text:p>
          </table:table-cell>
          <table:table-cell table:style-name="T156">
            <text:p text:style-name="p11"><text:span text:style-name="c14">NO</text:span></text:p>
          </table:table-cell>
          <table:table-cell table:style-name="T156">
            <text:p text:style-name="p11"/>
          </table:table-cell>
        </table:table-row>
        <table:table-row>
          <table:table-cell table:style-name="T156">
            <text:p text:style-name="p11"><text:span text:style-name="c14">3</text:span></text:p>
          </table:table-cell>
          <table:table-cell table:style-name="T156">
            <text:p text:style-name="p11"><text:span text:style-name="c14">fk_id_rrh_estat</text:span></text:p>
          </table:table-cell>
          <table:table-cell table:style-name="T156">
            <text:p text:style-name="p11"><text:span text:style-name="c14">NO</text:span></text:p>
          </table:table-cell>
          <table:table-cell table:style-name="T156">
            <text:p text:style-name="p11"><text:span text:style-name="c14">NO</text:span></text:p>
          </table:table-cell>
          <table:table-cell table:style-name="T156">
            <text:p text:style-name="p11"><text:span text:style-name="c14">Llave Foránea.</text:span></text:p>
          </table:table-cell>
        </table:table-row>
        <table:table-row>
          <table:table-cell table:style-name="T156">
            <text:p text:style-name="p11"><text:span text:style-name="c14">4</text:span></text:p>
          </table:table-cell>
          <table:table-cell table:style-name="T156">
            <text:p text:style-name="p11"><text:span text:style-name="c14">fk_id_rrh_divisi</text:span></text:p>
          </table:table-cell>
          <table:table-cell table:style-name="T156">
            <text:p text:style-name="p11"><text:span text:style-name="c14">NO</text:span></text:p>
          </table:table-cell>
          <table:table-cell table:style-name="T156">
            <text:p text:style-name="p11"><text:span text:style-name="c14">NO</text:span></text:p>
          </table:table-cell>
          <table:table-cell table:style-name="T156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tseri</text:span></text:p>
      <table:table>
        <table:table-column table:number-columns-repeated="5"/>
        <table:table-row>
          <table:table-cell table:style-name="T159">
            <text:p text:style-name="p11"><text:span text:style-name="c14">Nº</text:span></text:p>
          </table:table-cell>
          <table:table-cell table:style-name="T159">
            <text:p text:style-name="p11"><text:span text:style-name="c14">Atributo</text:span></text:p>
          </table:table-cell>
          <table:table-cell table:style-name="T159">
            <text:p text:style-name="p11"><text:span text:style-name="c14">Llave Primaria</text:span></text:p>
          </table:table-cell>
          <table:table-cell table:style-name="T159">
            <text:p text:style-name="p11"><text:span text:style-name="c14">Nulo</text:span></text:p>
          </table:table-cell>
          <table:table-cell table:style-name="T159">
            <text:p text:style-name="p11"><text:span text:style-name="c14">Descripción</text:span></text:p>
          </table:table-cell>
        </table:table-row>
        <table:table-row>
          <table:table-cell table:style-name="T159">
            <text:p text:style-name="p11"><text:span text:style-name="c14">1</text:span></text:p>
          </table:table-cell>
          <table:table-cell table:style-name="T159">
            <text:p text:style-name="p11"><text:span text:style-name="c14">id_rrh_tseri</text:span></text:p>
          </table:table-cell>
          <table:table-cell table:style-name="T159">
            <text:p text:style-name="p11"><text:span text:style-name="c14">SÍ</text:span></text:p>
          </table:table-cell>
          <table:table-cell table:style-name="T159">
            <text:p text:style-name="p11"><text:span text:style-name="c14">NO</text:span></text:p>
          </table:table-cell>
          <table:table-cell table:style-name="T159">
            <text:p text:style-name="p11"/>
          </table:table-cell>
        </table:table-row>
        <table:table-row>
          <table:table-cell table:style-name="T159">
            <text:p text:style-name="p11"><text:span text:style-name="c14">2</text:span></text:p>
          </table:table-cell>
          <table:table-cell table:style-name="T159">
            <text:p text:style-name="p11"><text:span text:style-name="c14">tse_nombr</text:span></text:p>
          </table:table-cell>
          <table:table-cell table:style-name="T159">
            <text:p text:style-name="p11"><text:span text:style-name="c14">NO</text:span></text:p>
          </table:table-cell>
          <table:table-cell table:style-name="T159">
            <text:p text:style-name="p11"><text:span text:style-name="c14">NO</text:span></text:p>
          </table:table-cell>
          <table:table-cell table:style-name="T159">
            <text:p text:style-name="p11"><text:span text:style-name="c14">nombre de la serie tanto asistencialcomo administrativa dependiente de la serie</text:span></text:p>
          </table:table-cell>
        </table:table-row>
        <table:table-row>
          <table:table-cell table:style-name="T159">
            <text:p text:style-name="p11"><text:span text:style-name="c14">3</text:span></text:p>
          </table:table-cell>
          <table:table-cell table:style-name="T159">
            <text:p text:style-name="p11"><text:span text:style-name="c14">fk_id_rrh_serie</text:span></text:p>
          </table:table-cell>
          <table:table-cell table:style-name="T159">
            <text:p text:style-name="p11"><text:span text:style-name="c14">NO</text:span></text:p>
          </table:table-cell>
          <table:table-cell table:style-name="T159">
            <text:p text:style-name="p11"><text:span text:style-name="c14">NO</text:span></text:p>
          </table:table-cell>
          <table:table-cell table:style-name="T159">
            <text:p text:style-name="p11"><text:span text:style-name="c14">Llave Foránea.</text:span></text:p>
          </table:table-cell>
        </table:table-row>
        <table:table-row>
          <table:table-cell table:style-name="T159">
            <text:p text:style-name="p11"><text:span text:style-name="c14">4</text:span></text:p>
          </table:table-cell>
          <table:table-cell table:style-name="T159">
            <text:p text:style-name="p11"><text:span text:style-name="c14">fk_id_rrh_estat</text:span></text:p>
          </table:table-cell>
          <table:table-cell table:style-name="T159">
            <text:p text:style-name="p11"><text:span text:style-name="c14">NO</text:span></text:p>
          </table:table-cell>
          <table:table-cell table:style-name="T159">
            <text:p text:style-name="p11"><text:span text:style-name="c14">NO</text:span></text:p>
          </table:table-cell>
          <table:table-cell table:style-name="T159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cargo</text:span></text:p>
      <table:table>
        <table:table-column table:number-columns-repeated="5"/>
        <table:table-row>
          <table:table-cell table:style-name="T162">
            <text:p text:style-name="p11"><text:span text:style-name="c14">Nº</text:span></text:p>
          </table:table-cell>
          <table:table-cell table:style-name="T162">
            <text:p text:style-name="p11"><text:span text:style-name="c14">Atributo</text:span></text:p>
          </table:table-cell>
          <table:table-cell table:style-name="T162">
            <text:p text:style-name="p11"><text:span text:style-name="c14">Llave Primaria</text:span></text:p>
          </table:table-cell>
          <table:table-cell table:style-name="T162">
            <text:p text:style-name="p11"><text:span text:style-name="c14">Nulo</text:span></text:p>
          </table:table-cell>
          <table:table-cell table:style-name="T162">
            <text:p text:style-name="p11"><text:span text:style-name="c14">Descripción</text:span></text:p>
          </table:table-cell>
        </table:table-row>
        <table:table-row>
          <table:table-cell table:style-name="T162">
            <text:p text:style-name="p11"><text:span text:style-name="c14">1</text:span></text:p>
          </table:table-cell>
          <table:table-cell table:style-name="T162">
            <text:p text:style-name="p11"><text:span text:style-name="c14">id_rrh_cargo</text:span></text:p>
          </table:table-cell>
          <table:table-cell table:style-name="T162">
            <text:p text:style-name="p11"><text:span text:style-name="c14">SÍ</text:span></text:p>
          </table:table-cell>
          <table:table-cell table:style-name="T162">
            <text:p text:style-name="p11"><text:span text:style-name="c14">NO</text:span></text:p>
          </table:table-cell>
          <table:table-cell table:style-name="T162">
            <text:p text:style-name="p11"/>
          </table:table-cell>
        </table:table-row>
        <table:table-row>
          <table:table-cell table:style-name="T162">
            <text:p text:style-name="p11"><text:span text:style-name="c14">2</text:span></text:p>
          </table:table-cell>
          <table:table-cell table:style-name="T162">
            <text:p text:style-name="p11"><text:span text:style-name="c14">car_nombr</text:span></text:p>
          </table:table-cell>
          <table:table-cell table:style-name="T162">
            <text:p text:style-name="p11"><text:span text:style-name="c14">NO</text:span></text:p>
          </table:table-cell>
          <table:table-cell table:style-name="T162">
            <text:p text:style-name="p11"><text:span text:style-name="c14">NO</text:span></text:p>
          </table:table-cell>
          <table:table-cell table:style-name="T162">
            <text:p text:style-name="p11"/>
          </table:table-cell>
        </table:table-row>
        <table:table-row>
          <table:table-cell table:style-name="T162">
            <text:p text:style-name="p11"><text:span text:style-name="c14">3</text:span></text:p>
          </table:table-cell>
          <table:table-cell table:style-name="T162">
            <text:p text:style-name="p11"><text:span text:style-name="c14">fk_id_rrh_tseri</text:span></text:p>
          </table:table-cell>
          <table:table-cell table:style-name="T162">
            <text:p text:style-name="p11"><text:span text:style-name="c14">NO</text:span></text:p>
          </table:table-cell>
          <table:table-cell table:style-name="T162">
            <text:p text:style-name="p11"><text:span text:style-name="c14">NO</text:span></text:p>
          </table:table-cell>
          <table:table-cell table:style-name="T162">
            <text:p text:style-name="p11"><text:span text:style-name="c14">Llave Foránea.</text:span></text:p>
          </table:table-cell>
        </table:table-row>
        <table:table-row>
          <table:table-cell table:style-name="T162">
            <text:p text:style-name="p11"><text:span text:style-name="c14">4</text:span></text:p>
          </table:table-cell>
          <table:table-cell table:style-name="T162">
            <text:p text:style-name="p11"><text:span text:style-name="c14">fk_id_rrh_profe</text:span></text:p>
          </table:table-cell>
          <table:table-cell table:style-name="T162">
            <text:p text:style-name="p11"><text:span text:style-name="c14">NO</text:span></text:p>
          </table:table-cell>
          <table:table-cell table:style-name="T162">
            <text:p text:style-name="p11"><text:span text:style-name="c14">NO</text:span></text:p>
          </table:table-cell>
          <table:table-cell table:style-name="T162">
            <text:p text:style-name="p11"><text:span text:style-name="c14">Llave Foránea.</text:span></text:p>
          </table:table-cell>
        </table:table-row>
        <table:table-row>
          <table:table-cell table:style-name="T162">
            <text:p text:style-name="p11"><text:span text:style-name="c14">5</text:span></text:p>
          </table:table-cell>
          <table:table-cell table:style-name="T162">
            <text:p text:style-name="p11"><text:span text:style-name="c14">fk_id_rrh_serie</text:span></text:p>
          </table:table-cell>
          <table:table-cell table:style-name="T162">
            <text:p text:style-name="p11"><text:span text:style-name="c14">NO</text:span></text:p>
          </table:table-cell>
          <table:table-cell table:style-name="T162">
            <text:p text:style-name="p11"><text:span text:style-name="c14">NO</text:span></text:p>
          </table:table-cell>
          <table:table-cell table:style-name="T162">
            <text:p text:style-name="p11"><text:span text:style-name="c14">Llave Foránea.</text:span></text:p>
          </table:table-cell>
        </table:table-row>
        <table:table-row>
          <table:table-cell table:style-name="T162">
            <text:p text:style-name="p11"><text:span text:style-name="c14">6</text:span></text:p>
          </table:table-cell>
          <table:table-cell table:style-name="T162">
            <text:p text:style-name="p11"><text:span text:style-name="c14">fk_id_rrh_estat</text:span></text:p>
          </table:table-cell>
          <table:table-cell table:style-name="T162">
            <text:p text:style-name="p11"><text:span text:style-name="c14">NO</text:span></text:p>
          </table:table-cell>
          <table:table-cell table:style-name="T162">
            <text:p text:style-name="p11"><text:span text:style-name="c14">NO</text:span></text:p>
          </table:table-cell>
          <table:table-cell table:style-name="T162">
            <text:p text:style-name="p11"><text:span text:style-name="c14">Llave Foránea.</text:span></text:p>
          </table:table-cell>
        </table:table-row>
        <table:table-row>
          <table:table-cell table:style-name="T162">
            <text:p text:style-name="p11"><text:span text:style-name="c14">7</text:span></text:p>
          </table:table-cell>
          <table:table-cell table:style-name="T162">
            <text:p text:style-name="p11"><text:span text:style-name="c14">fk_id_rrh_estab</text:span></text:p>
          </table:table-cell>
          <table:table-cell table:style-name="T162">
            <text:p text:style-name="p11"><text:span text:style-name="c14">NO</text:span></text:p>
          </table:table-cell>
          <table:table-cell table:style-name="T162">
            <text:p text:style-name="p11"><text:span text:style-name="c14">NO</text:span></text:p>
          </table:table-cell>
          <table:table-cell table:style-name="T162">
            <text:p text:style-name="p11"><text:span text:style-name="c14">Llave Foránea.</text:span></text:p>
          </table:table-cell>
        </table:table-row>
        <table:table-row>
          <table:table-cell table:style-name="T162">
            <text:p text:style-name="p11"><text:span text:style-name="c14">8</text:span></text:p>
          </table:table-cell>
          <table:table-cell table:style-name="T162">
            <text:p text:style-name="p11"><text:span text:style-name="c14">fk_id_rrh_divisi</text:span></text:p>
          </table:table-cell>
          <table:table-cell table:style-name="T162">
            <text:p text:style-name="p11"><text:span text:style-name="c14">NO</text:span></text:p>
          </table:table-cell>
          <table:table-cell table:style-name="T162">
            <text:p text:style-name="p11"><text:span text:style-name="c14">NO</text:span></text:p>
          </table:table-cell>
          <table:table-cell table:style-name="T162">
            <text:p text:style-name="p11"><text:span text:style-name="c14">Llave Foránea.</text:span></text:p>
          </table:table-cell>
        </table:table-row>
        <table:table-row>
          <table:table-cell table:style-name="T162">
            <text:p text:style-name="p11"><text:span text:style-name="c14">9</text:span></text:p>
          </table:table-cell>
          <table:table-cell table:style-name="T162">
            <text:p text:style-name="p11"><text:span text:style-name="c14">fk_id_rrh_espec</text:span></text:p>
          </table:table-cell>
          <table:table-cell table:style-name="T162">
            <text:p text:style-name="p11"><text:span text:style-name="c14">NO</text:span></text:p>
          </table:table-cell>
          <table:table-cell table:style-name="T162">
            <text:p text:style-name="p11"><text:span text:style-name="c14">NO</text:span></text:p>
          </table:table-cell>
          <table:table-cell table:style-name="T162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espec</text:span></text:p>
      <table:table>
        <table:table-column table:number-columns-repeated="5"/>
        <table:table-row>
          <table:table-cell table:style-name="T165">
            <text:p text:style-name="p11"><text:span text:style-name="c14">Nº</text:span></text:p>
          </table:table-cell>
          <table:table-cell table:style-name="T165">
            <text:p text:style-name="p11"><text:span text:style-name="c14">Atributo</text:span></text:p>
          </table:table-cell>
          <table:table-cell table:style-name="T165">
            <text:p text:style-name="p11"><text:span text:style-name="c14">Llave Primaria</text:span></text:p>
          </table:table-cell>
          <table:table-cell table:style-name="T165">
            <text:p text:style-name="p11"><text:span text:style-name="c14">Nulo</text:span></text:p>
          </table:table-cell>
          <table:table-cell table:style-name="T165">
            <text:p text:style-name="p11"><text:span text:style-name="c14">Descripción</text:span></text:p>
          </table:table-cell>
        </table:table-row>
        <table:table-row>
          <table:table-cell table:style-name="T165">
            <text:p text:style-name="p11"><text:span text:style-name="c14">1</text:span></text:p>
          </table:table-cell>
          <table:table-cell table:style-name="T165">
            <text:p text:style-name="p11"><text:span text:style-name="c14">id_rrh_espec</text:span></text:p>
          </table:table-cell>
          <table:table-cell table:style-name="T165">
            <text:p text:style-name="p11"><text:span text:style-name="c14">SÍ</text:span></text:p>
          </table:table-cell>
          <table:table-cell table:style-name="T165">
            <text:p text:style-name="p11"><text:span text:style-name="c14">NO</text:span></text:p>
          </table:table-cell>
          <table:table-cell table:style-name="T165">
            <text:p text:style-name="p11"/>
          </table:table-cell>
        </table:table-row>
        <table:table-row>
          <table:table-cell table:style-name="T165">
            <text:p text:style-name="p11"><text:span text:style-name="c14">2</text:span></text:p>
          </table:table-cell>
          <table:table-cell table:style-name="T165">
            <text:p text:style-name="p11"><text:span text:style-name="c14">esp_nombr</text:span></text:p>
          </table:table-cell>
          <table:table-cell table:style-name="T165">
            <text:p text:style-name="p11"><text:span text:style-name="c14">NO</text:span></text:p>
          </table:table-cell>
          <table:table-cell table:style-name="T165">
            <text:p text:style-name="p11"><text:span text:style-name="c14">NO</text:span></text:p>
          </table:table-cell>
          <table:table-cell table:style-name="T165">
            <text:p text:style-name="p11"/>
          </table:table-cell>
        </table:table-row>
        <table:table-row>
          <table:table-cell table:style-name="T165">
            <text:p text:style-name="p11"><text:span text:style-name="c14">3</text:span></text:p>
          </table:table-cell>
          <table:table-cell table:style-name="T165">
            <text:p text:style-name="p11"><text:span text:style-name="c14">fk_id_rrh_estat</text:span></text:p>
          </table:table-cell>
          <table:table-cell table:style-name="T165">
            <text:p text:style-name="p11"><text:span text:style-name="c14">NO</text:span></text:p>
          </table:table-cell>
          <table:table-cell table:style-name="T165">
            <text:p text:style-name="p11"><text:span text:style-name="c14">NO</text:span></text:p>
          </table:table-cell>
          <table:table-cell table:style-name="T165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gremio</text:span></text:p>
      <table:table>
        <table:table-column table:number-columns-repeated="5"/>
        <table:table-row>
          <table:table-cell table:style-name="T168">
            <text:p text:style-name="p11"><text:span text:style-name="c14">Nº</text:span></text:p>
          </table:table-cell>
          <table:table-cell table:style-name="T168">
            <text:p text:style-name="p11"><text:span text:style-name="c14">Atributo</text:span></text:p>
          </table:table-cell>
          <table:table-cell table:style-name="T168">
            <text:p text:style-name="p11"><text:span text:style-name="c14">Llave Primaria</text:span></text:p>
          </table:table-cell>
          <table:table-cell table:style-name="T168">
            <text:p text:style-name="p11"><text:span text:style-name="c14">Nulo</text:span></text:p>
          </table:table-cell>
          <table:table-cell table:style-name="T168">
            <text:p text:style-name="p11"><text:span text:style-name="c14">Descripción</text:span></text:p>
          </table:table-cell>
        </table:table-row>
        <table:table-row>
          <table:table-cell table:style-name="T168">
            <text:p text:style-name="p11"><text:span text:style-name="c14">1</text:span></text:p>
          </table:table-cell>
          <table:table-cell table:style-name="T168">
            <text:p text:style-name="p11"><text:span text:style-name="c14">id_rrh_gremio</text:span></text:p>
          </table:table-cell>
          <table:table-cell table:style-name="T168">
            <text:p text:style-name="p11"><text:span text:style-name="c14">SÍ</text:span></text:p>
          </table:table-cell>
          <table:table-cell table:style-name="T168">
            <text:p text:style-name="p11"><text:span text:style-name="c14">NO</text:span></text:p>
          </table:table-cell>
          <table:table-cell table:style-name="T168">
            <text:p text:style-name="p11"/>
          </table:table-cell>
        </table:table-row>
        <table:table-row>
          <table:table-cell table:style-name="T168">
            <text:p text:style-name="p11"><text:span text:style-name="c14">2</text:span></text:p>
          </table:table-cell>
          <table:table-cell table:style-name="T168">
            <text:p text:style-name="p11"><text:span text:style-name="c14">gre_nombr</text:span></text:p>
          </table:table-cell>
          <table:table-cell table:style-name="T168">
            <text:p text:style-name="p11"><text:span text:style-name="c14">NO</text:span></text:p>
          </table:table-cell>
          <table:table-cell table:style-name="T168">
            <text:p text:style-name="p11"><text:span text:style-name="c14">NO</text:span></text:p>
          </table:table-cell>
          <table:table-cell table:style-name="T168">
            <text:p text:style-name="p11"/>
          </table:table-cell>
        </table:table-row>
        <table:table-row>
          <table:table-cell table:style-name="T168">
            <text:p text:style-name="p11"><text:span text:style-name="c14">3</text:span></text:p>
          </table:table-cell>
          <table:table-cell table:style-name="T168">
            <text:p text:style-name="p11"><text:span text:style-name="c14">fk_id_rrh_estat</text:span></text:p>
          </table:table-cell>
          <table:table-cell table:style-name="T168">
            <text:p text:style-name="p11"><text:span text:style-name="c14">NO</text:span></text:p>
          </table:table-cell>
          <table:table-cell table:style-name="T168">
            <text:p text:style-name="p11"><text:span text:style-name="c14">NO</text:span></text:p>
          </table:table-cell>
          <table:table-cell table:style-name="T168">
            <text:p text:style-name="p11"><text:span text:style-name="c14">Llave Foránea.</text:span></text:p>
          </table:table-cell>
        </table:table-row>
      </table:table>
      <text:p text:style-name="p1"/>
      <text:p text:style-name="p5"><text:span text:style-name="c6">rrh_sindi</text:span></text:p>
      <table:table>
        <table:table-column table:number-columns-repeated="5"/>
        <table:table-row>
          <table:table-cell table:style-name="T171">
            <text:p text:style-name="p11"><text:span text:style-name="c14">Nº</text:span></text:p>
          </table:table-cell>
          <table:table-cell table:style-name="T171">
            <text:p text:style-name="p11"><text:span text:style-name="c14">Atributo</text:span></text:p>
          </table:table-cell>
          <table:table-cell table:style-name="T171">
            <text:p text:style-name="p11"><text:span text:style-name="c14">Llave Primaria</text:span></text:p>
          </table:table-cell>
          <table:table-cell table:style-name="T171">
            <text:p text:style-name="p11"><text:span text:style-name="c14">Nulo</text:span></text:p>
          </table:table-cell>
          <table:table-cell table:style-name="T171">
            <text:p text:style-name="p11"><text:span text:style-name="c14">Descripción</text:span></text:p>
          </table:table-cell>
        </table:table-row>
        <table:table-row>
          <table:table-cell table:style-name="T171">
            <text:p text:style-name="p11"><text:span text:style-name="c14">1</text:span></text:p>
          </table:table-cell>
          <table:table-cell table:style-name="T171">
            <text:p text:style-name="p11"><text:span text:style-name="c14">id_rrh_sindi</text:span></text:p>
          </table:table-cell>
          <table:table-cell table:style-name="T171">
            <text:p text:style-name="p11"><text:span text:style-name="c14">SÍ</text:span></text:p>
          </table:table-cell>
          <table:table-cell table:style-name="T171">
            <text:p text:style-name="p11"><text:span text:style-name="c14">NO</text:span></text:p>
          </table:table-cell>
          <table:table-cell table:style-name="T171">
            <text:p text:style-name="p11"/>
          </table:table-cell>
        </table:table-row>
        <table:table-row>
          <table:table-cell table:style-name="T171">
            <text:p text:style-name="p11"><text:span text:style-name="c14">2</text:span></text:p>
          </table:table-cell>
          <table:table-cell table:style-name="T171">
            <text:p text:style-name="p11"><text:span text:style-name="c14">sin_nombr</text:span></text:p>
          </table:table-cell>
          <table:table-cell table:style-name="T171">
            <text:p text:style-name="p11"><text:span text:style-name="c14">NO</text:span></text:p>
          </table:table-cell>
          <table:table-cell table:style-name="T171">
            <text:p text:style-name="p11"><text:span text:style-name="c14">NO</text:span></text:p>
          </table:table-cell>
          <table:table-cell table:style-name="T171">
            <text:p text:style-name="p11"/>
          </table:table-cell>
        </table:table-row>
        <table:table-row>
          <table:table-cell table:style-name="T171">
            <text:p text:style-name="p11"><text:span text:style-name="c14">3</text:span></text:p>
          </table:table-cell>
          <table:table-cell table:style-name="T171">
            <text:p text:style-name="p11"><text:span text:style-name="c14">fk_id_rrh_estat</text:span></text:p>
          </table:table-cell>
          <table:table-cell table:style-name="T171">
            <text:p text:style-name="p11"><text:span text:style-name="c14">NO</text:span></text:p>
          </table:table-cell>
          <table:table-cell table:style-name="T171">
            <text:p text:style-name="p11"><text:span text:style-name="c14">NO</text:span></text:p>
          </table:table-cell>
          <table:table-cell table:style-name="T171">
            <text:p text:style-name="p11"><text:span text:style-name="c14">Llave Foránea.</text:span></text:p>
          </table:table-cell>
        </table:table-row>
      </table:table>
      <text:p text:style-name="p1"/>
    </office:text>
  </office:body>
</office:document-content>
</file>